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" manifest:full-path="Object 1/Pictures/2000000D000000DD000000DD9D6463D4.svm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0.3791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0.3146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5193in"/>
    </style:style>
    <style:style style:name="co8" style:family="table-column">
      <style:table-column-properties fo:break-before="auto" style:column-width="0.6055in"/>
    </style:style>
    <style:style style:name="co9" style:family="table-column">
      <style:table-column-properties fo:break-before="auto" style:column-width="0.7346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4764in"/>
    </style:style>
    <style:style style:name="co12" style:family="table-column">
      <style:table-column-properties fo:break-before="auto" style:column-width="0.7236in"/>
    </style:style>
    <style:style style:name="co13" style:family="table-column">
      <style:table-column-properties fo:break-before="auto" style:column-width="0.9071in"/>
    </style:style>
    <style:style style:name="co14" style:family="table-column">
      <style:table-column-properties fo:break-before="auto" style:column-width="0.7134in"/>
    </style:style>
    <style:style style:name="co15" style:family="table-column">
      <style:table-column-properties fo:break-before="auto" style:column-width="21.2602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Christofides" table:style-name="ta1">
        <table:shapes>
          <draw:frame draw:z-index="0" draw:style-name="gr1" svg:width="7.4496in" svg:height="5.9075in" svg:x="6.3213in" svg:y="0.302in">
            <draw:object draw:notify-on-update-of-ranges="Christofides.B48:Christofides.B48 Christofides.B49:Christofides.B188 Christofides.E48:Christofides.E48 Christofides.E49:Christofides.E188 Christofides.B48:Christofides.B48 Christofides.B49:Christofides.B188 Christofides.F48:Christofides.F48 Christofides.F49:Christofides.F188 Christofides.B48:Christofides.B48 Christofides.B49:Christofides.B188 Christofides.I48:Christofides.I48 Christofides.I49:Christofides.I1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TRSP benchmark (../Instances/cvrp/christofides-mingozzi-toth)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A_L=10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A_R=0.1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A_SIGMA1=1.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A_SIGMA2=0.25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A_SIGMA3=0.4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COMP_HANDLER=class vroom.common.utilities.optimization.RndComponentHanlder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COST_DELEGATE=class vroom.trsp.datamodel.costDelegates.TRSPDistanceCostDelegat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DES_P=8.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MAX_IT=2500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MAX_TIME=2147483647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SA_ALPHA=0.002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SA_P=0.5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SA_W=0.05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_SA_XI_RANGE=[0.1,0.4]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BALANCE_COST_DELEGATE_MEASURE=MaxMinGap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CFG_PARENT=./config/bench/bench_base_4threads_x10.cfg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INIT_COST_DELEGATE=class vroom.trsp.datamodel.costDelegates.TRSPDistanceCostDelegat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OBJ_GAMMA=0.1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CH_COST_DELEGATE=class vroom.trsp.datamodel.costDelegates.TRSPDistanceCostDelegat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CH_GIANT_SPLIT=tru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CH_GIANT_TW_CHECK=fals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CH_HEURISTICS=RNN(6),RNI(3),RFI(3),RBI(3),RCW(3)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CH_MAX_IT=2500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CH_POOL_HASHER=class vroom.trsp.datamodel.NodeSetSolutionHasher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CH_RND_FACTOR=10.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UN_BKS_FILE=../Instances/cvrp/christofides-mingozzi-toth.sol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UN_CVRPTW=tru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UN_ENSURE_REP=fals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UN_FILE_PATTERN=vrpnc\d+\.txt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UN_INSTANCE_FOLDER=../Instances/cvrp/christofides-mingozzi-toth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UN_NUM_REPLICAS=1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UN_SEEDS=[1,2,3,4,5,6]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UN_SOLVER=class vroom.trsp.RCHSCSolver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UN_THREADS=1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RUN_WRITE_LP=fals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SC_COST_DELEGATE=class vroom.trsp.datamodel.costDelegates.TRSPWorkingTimeDelegat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SC_FORCE_EQUAL=fals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SC_GRBENV_FILE=config/gurobi/grb_bench_pcemn.env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SC_MAX_TIME=300.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THREAD_COUNT=4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ALNS: D:[DestroyRandom, rel-stat-(1.0,1.0,1.0)[p:8.0], rel-time[p:8.0], DestroyCritical[p:8.0]] R:[regret-1[1], regret-2[2]]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run</text:p>
          </table:table-cell>
          <table:table-cell table:style-name="ce1" office:value-type="string">
            <text:p>pool_gen_time</text:p>
          </table:table-cell>
          <table:table-cell table:style-name="ce1" office:value-type="string">
            <text:p>sc_time</text:p>
          </table:table-cell>
          <table:table-cell table:style-name="ce1" office:value-type="string">
            <text:p>sol_wt</text:p>
          </table:table-cell>
          <table:table-cell table:style-name="ce1" office:value-type="string">
            <text:p>sol_bks</text:p>
          </table:table-cell>
          <table:table-cell table:style-name="ce3" office:value-type="string">
            <text:p>sol_gap</text:p>
          </table:table-cell>
          <table:table-cell table:style-name="ce1" office:value-type="string">
            <text:p>sol_bks_K</text:p>
          </table:table-cell>
          <table:table-cell table:style-name="ce1" office:value-type="string">
            <text:p>sol_K</text:p>
          </table:table-cell>
          <table:table-cell table:style-name="ce1" office:value-type="string">
            <text:p>sc_bbgap</text:p>
          </table:table-cell>
          <table:table-cell table:style-name="ce1" office:value-type="string">
            <text:p>sc_status</text:p>
          </table:table-cell>
          <table:table-cell table:style-name="ce1" office:value-type="string">
            <text:p>pool_size</text:p>
          </table:table-cell>
          <table:table-cell table:style-name="ce1" office:value-type="string">
            <text:p>final_sol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vrpnc1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.0</text:p>
          </table:table-cell>
          <table:table-cell office:value-type="float" office:value="1">
            <text:p>1.0</text:p>
          </table:table-cell>
          <table:table-cell office:value-type="float" office:value="522.6">
            <text:p>522.6</text:p>
          </table:table-cell>
          <table:table-cell office:value-type="float" office:value="524.61">
            <text:p>524.61</text:p>
          </table:table-cell>
          <table:table-cell office:value-type="percentage" office:value="-0.003831">
            <text:p>-0.38%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36701">
            <text:p>36701</text:p>
          </table:table-cell>
          <table:table-cell office:value-type="string">
            <text:p>&lt;1,56,64,75,74,93,57,73,98,77,102|1,68,63,91,90,69,92,54,97,102|1,62,67,87,94,65,95,83,89,60,99,55,102|1,58,76,81,78,53,86,85,70,72,51,82,96,102|1,61,52,79,71,66,100,84,80,59,88,102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">
            <text:p>3.0</text:p>
          </table:table-cell>
          <table:table-cell office:value-type="float" office:value="1">
            <text:p>1.0</text:p>
          </table:table-cell>
          <table:table-cell office:value-type="float" office:value="522.6">
            <text:p>522.6</text:p>
          </table:table-cell>
          <table:table-cell office:value-type="float" office:value="524.61">
            <text:p>524.61</text:p>
          </table:table-cell>
          <table:table-cell office:value-type="percentage" office:value="-0.003831">
            <text:p>-0.38%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36666">
            <text:p>36666</text:p>
          </table:table-cell>
          <table:table-cell office:value-type="string">
            <text:p>&lt;1,88,59,80,84,100,66,71,79,52,61,102|1,58,76,81,78,53,86,85,70,72,51,82,96,102|1,68,63,91,90,69,92,54,97,102|1,62,67,87,94,65,95,83,89,60,99,55,102|1,56,64,75,74,93,57,73,98,77,102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</text:p>
          </table:table-cell>
          <table:table-cell table:number-columns-repeated="2"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">
            <text:p>3.0</text:p>
          </table:table-cell>
          <table:table-cell office:value-type="float" office:value="1">
            <text:p>1.0</text:p>
          </table:table-cell>
          <table:table-cell office:value-type="float" office:value="522.4">
            <text:p>522.4</text:p>
          </table:table-cell>
          <table:table-cell office:value-type="float" office:value="524.61">
            <text:p>524.61</text:p>
          </table:table-cell>
          <table:table-cell office:value-type="percentage" office:value="-0.004213">
            <text:p>-0.42%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36690">
            <text:p>36690</text:p>
          </table:table-cell>
          <table:table-cell office:value-type="string">
            <text:p>&lt;1,62,87,94,65,95,83,89,60,99,55,96,102|1,56,64,75,74,93,57,73,98,77,102|1,58,76,81,78,53,86,85,70,72,51,82,102|1,68,63,91,90,69,92,67,54,97,102|1,88,59,80,84,100,66,71,79,52,61,102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">
            <text:p>3.0</text:p>
          </table:table-cell>
          <table:table-cell office:value-type="float" office:value="1">
            <text:p>1.0</text:p>
          </table:table-cell>
          <table:table-cell office:value-type="float" office:value="522.6">
            <text:p>522.6</text:p>
          </table:table-cell>
          <table:table-cell office:value-type="float" office:value="524.61">
            <text:p>524.61</text:p>
          </table:table-cell>
          <table:table-cell office:value-type="percentage" office:value="-0.003831">
            <text:p>-0.38%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36750">
            <text:p>36750</text:p>
          </table:table-cell>
          <table:table-cell office:value-type="string">
            <text:p>&lt;1,62,67,87,94,65,95,83,89,60,99,55,102|1,68,63,91,90,69,92,54,97,102|1,56,64,75,74,93,57,73,98,77,102|1,88,59,80,84,100,66,71,79,52,61,102|1,58,76,81,78,53,86,85,70,72,51,82,96,102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.0</text:p>
          </table:table-cell>
          <table:table-cell office:value-type="float" office:value="0">
            <text:p>0.0</text:p>
          </table:table-cell>
          <table:table-cell office:value-type="float" office:value="522.6">
            <text:p>522.6</text:p>
          </table:table-cell>
          <table:table-cell office:value-type="float" office:value="524.61">
            <text:p>524.61</text:p>
          </table:table-cell>
          <table:table-cell office:value-type="percentage" office:value="-0.003831">
            <text:p>-0.38%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36610">
            <text:p>36610</text:p>
          </table:table-cell>
          <table:table-cell office:value-type="string">
            <text:p>&lt;1,88,59,80,84,100,66,71,79,52,61,102|1,62,67,87,94,65,95,83,89,60,99,55,102|1,58,76,81,78,53,86,85,70,72,51,82,96,102|1,56,64,75,74,93,57,73,98,77,102|1,68,63,91,90,69,92,54,97,102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.0</text:p>
          </table:table-cell>
          <table:table-cell office:value-type="float" office:value="1">
            <text:p>1.0</text:p>
          </table:table-cell>
          <table:table-cell office:value-type="float" office:value="522.4">
            <text:p>522.4</text:p>
          </table:table-cell>
          <table:table-cell office:value-type="float" office:value="524.61">
            <text:p>524.61</text:p>
          </table:table-cell>
          <table:table-cell office:value-type="percentage" office:value="-0.004213">
            <text:p>-0.42%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36675">
            <text:p>36675</text:p>
          </table:table-cell>
          <table:table-cell office:value-type="string">
            <text:p>&lt;1,88,59,80,84,100,66,71,79,52,61,102|1,68,63,91,90,69,92,67,54,97,102|1,56,64,75,74,93,57,73,98,77,102|1,96,55,99,60,89,83,95,65,94,87,62,102|1,82,51,72,70,85,86,53,78,81,76,58,102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">
            <text:p>3.0</text:p>
          </table:table-cell>
          <table:table-cell office:value-type="float" office:value="1">
            <text:p>1.0</text:p>
          </table:table-cell>
          <table:table-cell office:value-type="float" office:value="522.6">
            <text:p>522.6</text:p>
          </table:table-cell>
          <table:table-cell office:value-type="float" office:value="524.61">
            <text:p>524.61</text:p>
          </table:table-cell>
          <table:table-cell office:value-type="percentage" office:value="-0.003831">
            <text:p>-0.38%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36702">
            <text:p>36702</text:p>
          </table:table-cell>
          <table:table-cell office:value-type="string">
            <text:p>&lt;1,68,63,91,90,69,92,54,97,102|1,62,67,87,94,65,95,83,89,60,99,55,102|1,58,76,81,78,53,86,85,70,72,51,82,96,102|1,88,59,80,84,100,66,71,79,52,61,102|1,56,64,75,74,93,57,73,98,77,102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3">
            <text:p>3.0</text:p>
          </table:table-cell>
          <table:table-cell office:value-type="float" office:value="0">
            <text:p>0.0</text:p>
          </table:table-cell>
          <table:table-cell office:value-type="float" office:value="522.6">
            <text:p>522.6</text:p>
          </table:table-cell>
          <table:table-cell office:value-type="float" office:value="524.61">
            <text:p>524.61</text:p>
          </table:table-cell>
          <table:table-cell office:value-type="percentage" office:value="-0.003831">
            <text:p>-0.38%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36597">
            <text:p>36597</text:p>
          </table:table-cell>
          <table:table-cell office:value-type="string">
            <text:p>&lt;1,88,59,80,84,100,66,71,79,52,61,102|1,56,64,75,74,93,57,73,98,77,102|1,68,63,91,90,69,92,54,97,102|1,58,76,81,78,53,86,85,70,72,51,82,96,102|1,62,67,87,94,65,95,83,89,60,99,55,102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">
            <text:p>3.0</text:p>
          </table:table-cell>
          <table:table-cell office:value-type="float" office:value="1">
            <text:p>1.0</text:p>
          </table:table-cell>
          <table:table-cell office:value-type="float" office:value="522.6">
            <text:p>522.6</text:p>
          </table:table-cell>
          <table:table-cell office:value-type="float" office:value="524.61">
            <text:p>524.61</text:p>
          </table:table-cell>
          <table:table-cell office:value-type="percentage" office:value="-0.003831">
            <text:p>-0.38%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36727">
            <text:p>36727</text:p>
          </table:table-cell>
          <table:table-cell office:value-type="string">
            <text:p>&lt;1,68,63,91,90,69,92,54,97,102|1,56,64,75,74,93,57,73,98,77,102|1,88,59,80,84,100,66,71,79,52,61,102|1,62,67,87,94,65,95,83,89,60,99,55,102|1,96,82,51,72,70,85,86,53,78,81,76,58,102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">
            <text:p>3.0</text:p>
          </table:table-cell>
          <table:table-cell office:value-type="float" office:value="1">
            <text:p>1.0</text:p>
          </table:table-cell>
          <table:table-cell office:value-type="float" office:value="522.6">
            <text:p>522.6</text:p>
          </table:table-cell>
          <table:table-cell office:value-type="float" office:value="524.61">
            <text:p>524.61</text:p>
          </table:table-cell>
          <table:table-cell office:value-type="percentage" office:value="-0.003831">
            <text:p>-0.38%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36676">
            <text:p>36676</text:p>
          </table:table-cell>
          <table:table-cell office:value-type="string">
            <text:p>&lt;1,68,63,91,90,69,92,54,97,102|1,55,99,60,89,83,95,65,94,87,67,62,102|1,56,64,75,74,93,57,73,98,77,102|1,96,82,51,72,70,85,86,53,78,81,76,58,102|1,88,59,80,84,100,66,71,79,52,61,102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33">
            <text:p>33.0</text:p>
          </table:table-cell>
          <table:table-cell office:value-type="float" office:value="300">
            <text:p>300.0</text:p>
          </table:table-cell>
          <table:table-cell office:value-type="float" office:value="1438.3">
            <text:p>1438.3</text:p>
          </table:table-cell>
          <table:table-cell office:value-type="float" office:value="1395.85">
            <text:p>1395.85</text:p>
          </table:table-cell>
          <table:table-cell office:value-type="percentage" office:value="0.030412">
            <text:p>3.04%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percentage" office:value="0.0188">
            <text:p>1.88%</text:p>
          </table:table-cell>
          <table:table-cell office:value-type="string">
            <text:p>TIME_LIMIT</text:p>
          </table:table-cell>
          <table:table-cell office:value-type="float" office:value="179881">
            <text:p>179881</text:p>
          </table:table-cell>
          <table:table-cell office:value-type="string">
            <text:p>&lt;1,284,392,290,391,318,243,339,237,213,299,400|1,204,283,372,216,312,285,340,390,215,260,400|1,286,371,241,341,242,214,256,343,336,257,351,400|1,288,346,205,382,293,311,355,400|1,226,366,326,389,361,300,269,229,321,200,375,331,268,400|1,208,334,234,335,264,270,360,302,250,400|1,345,251,352,305,393,206,381,347,261,358,287,400|1,322,218,248,342,235,246,367,323,247,281,400|1,279,349,267,320,228,223,362,333,376,308,211,337,400|1,388,209,325,262,380,263,210,374,306,400|1,275,383,395,315,276,202,357,301,249,310,400|1,365,317,259,282,398,324,244,245,373,207,313,217,400|1,212,316,294,296,350,291,236,297,292,258,298,303,295,400|1,219,387,265,327,359,330,231,289,307,230,400|1,384,278,328,368,277,233,363,319,280,232,356,400|1,201,377,314,344,240,221,332,370,272,220,379,239,400|1,378,309,354,203,386,338,238,385,255,396,271,397,400|1,253,329,364,254,224,369,266,222,274,273,400|1,227,353,394,348,225,304,252,400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33">
            <text:p>33.0</text:p>
          </table:table-cell>
          <table:table-cell office:value-type="float" office:value="300">
            <text:p>300.0</text:p>
          </table:table-cell>
          <table:table-cell office:value-type="float" office:value="1434.2">
            <text:p>1434.2</text:p>
          </table:table-cell>
          <table:table-cell office:value-type="float" office:value="1395.85">
            <text:p>1395.85</text:p>
          </table:table-cell>
          <table:table-cell office:value-type="percentage" office:value="0.027474">
            <text:p>2.75%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percentage" office:value="0.0173">
            <text:p>1.73%</text:p>
          </table:table-cell>
          <table:table-cell office:value-type="string">
            <text:p>TIME_LIMIT</text:p>
          </table:table-cell>
          <table:table-cell office:value-type="float" office:value="180379">
            <text:p>180379</text:p>
          </table:table-cell>
          <table:table-cell office:value-type="string">
            <text:p>&lt;1,343,256,214,242,341,241,371,286,296,294,293,382,400|1,284,260,215,390,340,243,318,391,290,392,299,236,400|1,281,247,323,367,246,235,342,248,218,322,400|1,308,253,329,364,254,224,369,266,222,274,400|1,288,346,205,295,298,303,258,292,297,291,350,316,400|1,397,309,354,203,386,338,238,385,255,396,271,220,400|1,352,305,393,206,381,261,358,347,287,251,345,400|1,226,366,326,389,361,300,269,229,321,200,375,331,268,400|1,209,388,325,262,380,263,210,374,306,400|1,219,387,265,327,359,330,231,289,307,230,400|1,376,333,362,223,320,228,267,349,279,211,337,353,400|1,232,280,319,363,233,277,368,328,278,384,249,400|1,204,283,372,216,312,285,339,237,213,400|1,208,334,234,335,264,270,360,302,250,400|1,311,355,400|1,227,310,275,383,395,315,276,202,357,356,301,400|1,252,304,225,394,378,348,379,239,351,257,400|1,212,336,201,377,314,344,240,221,332,273,370,272,400|1,365,317,259,282,398,324,244,245,373,207,313,217,400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428">
            <text:p>1428</text:p>
          </table:table-cell>
          <table:table-cell office:value-type="float" office:value="1395.85">
            <text:p>1395.85</text:p>
          </table:table-cell>
          <table:table-cell office:value-type="percentage" office:value="0.023033">
            <text:p>2.30%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 office:value-type="percentage" office:value="0.0166">
            <text:p>1.66%</text:p>
          </table:table-cell>
          <table:table-cell office:value-type="string">
            <text:p>TIME_LIMIT</text:p>
          </table:table-cell>
          <table:table-cell office:value-type="float" office:value="180077">
            <text:p>180077</text:p>
          </table:table-cell>
          <table:table-cell office:value-type="string">
            <text:p>&lt;1,388,209,325,262,380,263,210,374,306,400|1,219,387,265,327,359,330,231,289,307,230,400|1,220,272,370,273,332,221,240,344,314,377,201,336,212,400|1,252,304,351,257,239,379,348,225,353,337,400|1,226,366,326,389,361,300,269,229,321,200,375,331,268,400|1,217,352,305,393,206,381,347,261,358,287,251,345,355,400|1,372,260,215,390,340,243,318,391,290,392,284,292,400|1,294,291,350,297,258,298,303,295,205,382,346,400|1,281,247,323,367,246,235,342,248,218,322,400|1,208,334,234,335,264,270,360,302,250,400|1,288,365,317,259,282,398,324,244,245,373,207,313,400|1,204,283,216,312,285,339,237,213,299,236,400|1,311,293,316,296,286,371,241,341,242,214,256,343,400|1,394,308,376,333,362,223,228,320,267,349,279,211,400|1,368,277,233,363,319,280,232,356,301,249,400|1,253,329,364,254,224,369,266,222,274,400|1,378,309,354,203,386,338,238,385,255,396,271,397,400|1,383,315,395,276,202,357,328,278,384,275,310,227,400|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450.9">
            <text:p>1450.9</text:p>
          </table:table-cell>
          <table:table-cell office:value-type="float" office:value="1395.85">
            <text:p>1395.85</text:p>
          </table:table-cell>
          <table:table-cell office:value-type="percentage" office:value="0.039438">
            <text:p>3.94%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percentage" office:value="0.0294">
            <text:p>2.94%</text:p>
          </table:table-cell>
          <table:table-cell office:value-type="string">
            <text:p>TIME_LIMIT</text:p>
          </table:table-cell>
          <table:table-cell office:value-type="float" office:value="180148">
            <text:p>180148</text:p>
          </table:table-cell>
          <table:table-cell office:value-type="string">
            <text:p>&lt;1,310,383,315,267,279,349,376,308,211,400|1,205,382,212,336,351,257,252,400|1,288,365,317,259,282,398,324,244,245,373,207,313,400|1,226,366,326,389,361,300,269,229,321,200,375,331,268,400|1,271,396,255,385,238,338,386,203,354,309,378,394,400|1,253,329,364,254,224,369,266,222,274,273,400|1,219,387,265,327,359,330,231,289,307,388,400|1,355,316,296,286,371,241,341,242,214,256,343,400|1,333,362,223,228,320,368,328,278,357,202,395,275,400|1,276,384,277,233,363,319,280,232,356,301,249,400|1,227,353,337,225,379,239,304,400|1,208,334,234,335,264,270,360,302,250,400|1,311,346,204,283,216,312,285,339,237,213,400|1,217,352,305,393,206,381,347,261,358,287,251,345,400|1,293,294,291,350,297,284,292,258,298,303,295,400|1,281,247,323,367,246,235,342,248,218,322,400|1,306,374,210,263,380,262,325,209,230,400|1,201,377,314,344,240,332,221,370,272,220,397,348,400|1,372,260,215,390,340,243,318,391,290,392,299,236,400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33">
            <text:p>33.0</text:p>
          </table:table-cell>
          <table:table-cell office:value-type="float" office:value="300">
            <text:p>300.0</text:p>
          </table:table-cell>
          <table:table-cell office:value-type="float" office:value="1444.9">
            <text:p>1444.9</text:p>
          </table:table-cell>
          <table:table-cell office:value-type="float" office:value="1395.85">
            <text:p>1395.85</text:p>
          </table:table-cell>
          <table:table-cell office:value-type="percentage" office:value="0.03514">
            <text:p>3.51%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percentage" office:value="0.0274">
            <text:p>2.74%</text:p>
          </table:table-cell>
          <table:table-cell office:value-type="string">
            <text:p>TIME_LIMIT</text:p>
          </table:table-cell>
          <table:table-cell office:value-type="float" office:value="179950">
            <text:p>179950</text:p>
          </table:table-cell>
          <table:table-cell office:value-type="string">
            <text:p>&lt;1,389,287,358,261,347,381,206,393,305,352,251,345,400|1,275,383,395,315,276,202,357,301,249,310,400|1,355,311,346,382,293,294,316,212,400|1,226,366,326,361,300,269,229,321,200,375,331,268,400|1,205,295,298,303,258,292,284,297,236,291,350,296,400|1,388,209,325,262,380,263,210,374,306,400|1,219,387,265,327,359,330,231,289,307,230,400|1,227,337,353,394,348,225,379,304,252,400|1,356,232,280,319,363,233,277,368,328,278,384,400|1,253,329,364,254,224,369,266,222,274,400|1,365,259,317,283,216,312,285,339,237,213,400|1,378,309,354,203,386,338,238,385,255,396,271,397,400|1,239,220,272,370,273,332,221,240,344,314,377,201,400|1,286,371,241,341,242,214,256,343,336,351,257,400|1,211,279,349,267,320,228,223,362,333,376,308,400|1,282,398,324,244,245,373,207,313,217,288,400|1,299,392,290,391,318,243,390,340,215,260,372,204,400|1,281,247,323,367,246,235,342,248,218,322,400|1,208,334,234,335,264,270,360,302,250,400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442.4">
            <text:p>1442.4</text:p>
          </table:table-cell>
          <table:table-cell office:value-type="float" office:value="1395.85">
            <text:p>1395.85</text:p>
          </table:table-cell>
          <table:table-cell office:value-type="percentage" office:value="0.033349">
            <text:p>3.33%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percentage" office:value="0.0264">
            <text:p>2.64%</text:p>
          </table:table-cell>
          <table:table-cell office:value-type="string">
            <text:p>TIME_LIMIT</text:p>
          </table:table-cell>
          <table:table-cell office:value-type="float" office:value="180105">
            <text:p>180105</text:p>
          </table:table-cell>
          <table:table-cell office:value-type="string">
            <text:p>&lt;1,345,251,352,305,393,206,381,347,261,358,287,400|1,286,371,241,341,242,214,256,343,336,212,400|1,397,309,354,203,224,254,364,329,253,308,353,337,400|1,281,247,323,367,246,235,342,248,218,322,400|1,216,312,285,339,237,243,318,213,391,400|1,388,209,325,262,380,263,210,374,306,400|1,356,232,280,319,363,233,277,368,328,278,384,400|1,271,396,255,385,222,266,369,238,386,338,400|1,220,272,370,273,274,332,221,240,344,314,377,201,257,400|1,304,225,394,378,348,379,239,351,252,400|1,275,395,276,202,357,301,249,310,227,400|1,208,334,234,335,264,270,360,302,250,400|1,226,366,326,389,361,300,269,229,321,200,375,331,268,400|1,211,376,333,362,223,228,320,349,279,267,315,383,400|1,365,317,259,282,398,324,244,245,373,207,313,217,400|1,219,387,265,327,359,330,231,289,307,230,400|1,316,294,296,350,291,236,299,297,258,303,298,295,293,400|1,355,311,382,205,346,288,400|1,204,283,372,260,215,340,390,290,392,284,292,400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455.8">
            <text:p>1455.8</text:p>
          </table:table-cell>
          <table:table-cell office:value-type="float" office:value="1395.85">
            <text:p>1395.85</text:p>
          </table:table-cell>
          <table:table-cell office:value-type="percentage" office:value="0.042949">
            <text:p>4.29%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percentage" office:value="0.0369">
            <text:p>3.69%</text:p>
          </table:table-cell>
          <table:table-cell office:value-type="string">
            <text:p>TIME_LIMIT</text:p>
          </table:table-cell>
          <table:table-cell office:value-type="float" office:value="180116">
            <text:p>180116</text:p>
          </table:table-cell>
          <table:table-cell office:value-type="string">
            <text:p>&lt;1,353,337,211,308,349,279,267,383,227,400|1,208,334,234,335,264,270,360,302,250,400|1,294,350,291,258,297,392,284,292,303,298,295,400|1,249,384,278,328,357,202,276,315,395,275,310,400|1,219,387,265,327,359,330,231,289,307,230,400|1,288,365,317,259,282,398,324,244,245,373,207,313,400|1,320,228,368,277,233,363,319,280,232,356,301,400|1,281,247,323,367,246,235,342,248,218,322,400|1,212,316,296,286,371,241,341,242,214,256,343,336,400|1,355,311,346,205,382,293,351,257,400|1,225,348,378,354,203,309,397,379,304,252,400|1,204,372,260,215,340,390,243,318,391,290,400|1,236,299,213,237,339,285,312,216,283,400|1,388,209,325,262,380,263,210,374,306,400|1,226,366,326,389,361,300,269,229,321,200,375,331,268,400|1,201,377,314,344,240,221,332,274,273,370,272,220,239,400|1,394,253,329,364,254,224,333,223,362,376,400|1,345,251,287,358,261,347,381,206,393,305,352,217,400|1,271,396,255,385,222,266,369,238,386,338,400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7">
            <text:p>7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448.1">
            <text:p>1448.1</text:p>
          </table:table-cell>
          <table:table-cell office:value-type="float" office:value="1395.85">
            <text:p>1395.85</text:p>
          </table:table-cell>
          <table:table-cell office:value-type="percentage" office:value="0.037432">
            <text:p>3.74%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percentage" office:value="0.03">
            <text:p>3.00%</text:p>
          </table:table-cell>
          <table:table-cell office:value-type="string">
            <text:p>TIME_LIMIT</text:p>
          </table:table-cell>
          <table:table-cell office:value-type="float" office:value="180446">
            <text:p>180446</text:p>
          </table:table-cell>
          <table:table-cell office:value-type="string">
            <text:p>&lt;1,322,218,248,342,235,246,367,323,247,281,400|1,253,329,364,254,224,369,266,222,274,273,400|1,204,283,372,216,312,285,339,237,213,400|1,294,296,291,350,236,297,284,292,298,303,295,400|1,310,249,301,356,232,384,280,319,363,233,277,400|1,227,353,337,394,348,225,304,252,400|1,383,315,276,267,279,349,376,308,211,400|1,333,362,223,228,320,368,328,278,202,357,395,275,400|1,208,334,234,335,264,270,360,302,250,400|1,230,287,358,261,347,381,206,393,305,352,251,345,400|1,378,309,354,203,386,338,238,385,255,396,271,397,400|1,268,331,375,200,321,269,300,361,389,326,366,226,400|1,388,209,325,262,380,263,210,374,306,400|1,229,219,387,265,327,359,330,231,289,307,400|1,201,377,256,214,242,341,241,371,343,286,336,400|1,258,260,215,390,340,243,318,391,290,392,299,400|1,355,311,212,316,293,382,205,346,288,400|1,351,257,314,344,240,221,332,370,272,220,379,239,400|1,365,317,259,282,398,324,244,245,373,207,313,217,400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448.8">
            <text:p>1448.8</text:p>
          </table:table-cell>
          <table:table-cell office:value-type="float" office:value="1395.85">
            <text:p>1395.85</text:p>
          </table:table-cell>
          <table:table-cell office:value-type="percentage" office:value="0.037934">
            <text:p>3.79%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percentage" office:value="0.0295">
            <text:p>2.95%</text:p>
          </table:table-cell>
          <table:table-cell office:value-type="string">
            <text:p>TIME_LIMIT</text:p>
          </table:table-cell>
          <table:table-cell office:value-type="float" office:value="179989">
            <text:p>179989</text:p>
          </table:table-cell>
          <table:table-cell office:value-type="string">
            <text:p>&lt;1,294,350,297,284,292,258,303,298,295,400|1,201,377,314,344,240,221,332,274,273,370,272,220,239,400|1,227,353,337,308,394,348,225,304,252,400|1,219,387,265,327,359,330,231,289,307,400|1,365,317,259,282,398,324,244,245,373,207,313,217,400|1,249,356,232,280,319,363,233,277,368,328,400|1,379,397,309,203,354,224,254,364,329,253,378,400|1,301,384,278,357,202,276,395,275,310,400|1,271,396,255,385,222,266,369,238,386,338,400|1,211,376,333,362,223,228,320,349,279,267,315,383,400|1,392,290,391,318,243,390,340,215,260,372,204,400|1,226,366,326,389,361,300,269,229,321,200,375,331,268,400|1,208,334,234,335,264,270,360,302,250,400|1,355,311,212,316,293,382,205,346,288,400|1,281,247,323,367,246,235,342,248,218,322,400|1,296,286,371,241,341,242,214,256,343,336,351,257,400|1,283,216,312,285,339,237,213,299,236,291,400|1,230,287,358,261,347,381,206,393,305,352,251,345,400|1,209,388,325,262,380,263,210,374,306,400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0</text:p>
          </table:table-cell>
          <table:table-cell table:number-columns-repeated="2" office:value-type="float" office:value="199">
            <text:p>199</text:p>
          </table:table-cell>
          <table:table-cell office:value-type="float" office:value="9">
            <text:p>9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433.2">
            <text:p>1433.2</text:p>
          </table:table-cell>
          <table:table-cell office:value-type="float" office:value="1395.85">
            <text:p>1395.85</text:p>
          </table:table-cell>
          <table:table-cell office:value-type="percentage" office:value="0.026758">
            <text:p>2.68%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percentage" office:value="0.02">
            <text:p>2.00%</text:p>
          </table:table-cell>
          <table:table-cell office:value-type="string">
            <text:p>TIME_LIMIT</text:p>
          </table:table-cell>
          <table:table-cell office:value-type="float" office:value="180175">
            <text:p>180175</text:p>
          </table:table-cell>
          <table:table-cell office:value-type="string">
            <text:p>&lt;1,304,379,220,272,370,332,221,240,344,314,377,201,400|1,337,211,279,349,267,320,228,223,362,333,376,308,400|1,382,293,294,316,296,350,291,236,292,258,298,303,295,205,400|1,356,232,280,319,363,233,277,368,328,278,384,400|1,227,353,394,378,348,225,252,400|1,383,275,395,315,276,202,357,301,249,310,400|1,284,260,215,390,340,243,318,391,290,392,299,297,400|1,209,388,325,262,380,263,210,374,306,400|1,365,317,259,282,398,324,244,245,373,207,313,217,400|1,271,396,255,385,238,338,386,354,203,309,397,239,400|1,253,329,364,254,224,369,266,222,274,273,400|1,229,219,387,265,327,359,330,231,289,307,400|1,366,326,389,230,361,300,269,321,200,375,268,331,226,400|1,257,351,336,343,256,214,242,341,241,371,286,212,400|1,281,247,323,367,246,235,342,248,218,322,400|1,287,358,261,347,381,206,393,305,352,251,345,400|1,204,283,372,216,312,285,339,237,213,400|1,355,311,346,288,400|1,208,334,234,335,264,270,360,302,250,400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5">
            <text:p>15.0</text:p>
          </table:table-cell>
          <table:table-cell office:value-type="float" office:value="11">
            <text:p>11.0</text:p>
          </table:table-cell>
          <table:table-cell office:value-type="float" office:value="1055.7">
            <text:p>1055.7</text:p>
          </table:table-cell>
          <table:table-cell office:value-type="float" office:value="1042.11">
            <text:p>1042.11</text:p>
          </table:table-cell>
          <table:table-cell office:value-type="percentage" office:value="0.013041">
            <text:p>1.30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3200">
            <text:p>63200</text:p>
          </table:table-cell>
          <table:table-cell office:value-type="string">
            <text:p>&lt;1,137,136,139,145,142,144,147,153,150,151,154,156,149,155,152,148,146,143,140,141,242|1,208,202,231,206,205,232,204,233,203,237,201,239,242|1,230,160,163,165,168,171,170,169,166,167,164,162,161,157,158,159,242|1,173,175,178,176,180,183,186,184,182,181,185,179,177,174,172,242|1,218,188,193,196,197,199,200,198,195,192,194,191,190,189,187,242|1,215,216,213,214,217,235,229,228,238,138,234,210,211,209,212,207,242|1,122,121,123,124,125,126,127,129,130,131,135,134,133,132,128,242|1,222,221,219,220,236,223,224,227,226,225,240,242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5">
            <text:p>15.0</text:p>
          </table:table-cell>
          <table:table-cell office:value-type="float" office:value="8">
            <text:p>8.0</text:p>
          </table:table-cell>
          <table:table-cell office:value-type="float" office:value="1053.6">
            <text:p>1053.6</text:p>
          </table:table-cell>
          <table:table-cell office:value-type="float" office:value="1042.11">
            <text:p>1042.11</text:p>
          </table:table-cell>
          <table:table-cell office:value-type="percentage" office:value="0.011026">
            <text:p>1.10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3088">
            <text:p>63088</text:p>
          </table:table-cell>
          <table:table-cell office:value-type="string">
            <text:p>&lt;1,137,136,139,145,142,144,147,153,150,151,154,156,149,155,152,148,146,143,140,141,242|1,239,201,237,203,233,204,232,205,206,231,202,208,242|1,230,160,163,165,168,171,170,167,169,166,164,161,162,159,158,157,242|1,173,175,178,176,180,183,186,184,182,181,185,179,177,174,172,242|1,122,121,123,124,125,126,127,129,130,131,135,134,133,132,128,242|1,215,216,213,214,217,235,229,228,238,138,234,210,211,209,212,207,242|1,222,221,219,220,236,223,224,227,226,225,240,242|1,218,188,193,196,197,199,200,198,195,192,194,191,190,189,187,242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5">
            <text:p>15.0</text:p>
          </table:table-cell>
          <table:table-cell office:value-type="float" office:value="4">
            <text:p>4.0</text:p>
          </table:table-cell>
          <table:table-cell office:value-type="float" office:value="1053.3">
            <text:p>1053.3</text:p>
          </table:table-cell>
          <table:table-cell office:value-type="float" office:value="1042.11">
            <text:p>1042.11</text:p>
          </table:table-cell>
          <table:table-cell office:value-type="percentage" office:value="0.010738">
            <text:p>1.07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3309">
            <text:p>63309</text:p>
          </table:table-cell>
          <table:table-cell office:value-type="string">
            <text:p>&lt;1,222,221,219,220,236,223,224,227,226,225,240,242|1,187,189,190,191,194,192,195,198,200,199,197,196,193,188,218,242|1,239,201,237,203,233,204,232,205,206,231,202,208,242|1,215,216,213,214,217,235,229,228,238,138,234,210,211,209,212,207,242|1,122,121,123,124,125,126,127,129,130,131,135,134,133,132,128,242|1,230,160,163,165,168,171,170,169,166,167,164,161,162,159,158,157,242|1,173,175,178,176,180,183,186,184,182,181,185,179,177,174,172,242|1,137,136,139,145,142,144,147,153,150,151,154,156,149,155,152,148,146,143,140,141,242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5">
            <text:p>15.0</text:p>
          </table:table-cell>
          <table:table-cell office:value-type="float" office:value="4">
            <text:p>4.0</text:p>
          </table:table-cell>
          <table:table-cell office:value-type="float" office:value="1053.3">
            <text:p>1053.3</text:p>
          </table:table-cell>
          <table:table-cell office:value-type="float" office:value="1042.11">
            <text:p>1042.11</text:p>
          </table:table-cell>
          <table:table-cell office:value-type="percentage" office:value="0.010738">
            <text:p>1.07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3236">
            <text:p>63236</text:p>
          </table:table-cell>
          <table:table-cell office:value-type="string">
            <text:p>&lt;1,222,221,219,220,236,223,224,227,226,225,240,242|1,173,175,178,176,180,183,186,184,182,181,185,179,177,174,172,242|1,239,201,237,203,233,204,232,205,206,231,202,208,242|1,230,160,163,165,168,171,170,169,166,167,164,161,162,159,158,157,242|1,137,136,139,145,142,144,147,153,150,151,154,156,149,155,152,148,146,143,140,141,242|1,218,188,193,196,197,199,200,198,192,195,194,191,190,189,187,242|1,122,121,123,124,125,126,127,129,130,131,135,134,133,132,128,242|1,215,216,213,214,217,235,229,228,238,138,234,210,211,209,212,207,242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5">
            <text:p>15.0</text:p>
          </table:table-cell>
          <table:table-cell office:value-type="float" office:value="4">
            <text:p>4.0</text:p>
          </table:table-cell>
          <table:table-cell office:value-type="float" office:value="1053.3">
            <text:p>1053.3</text:p>
          </table:table-cell>
          <table:table-cell office:value-type="float" office:value="1042.11">
            <text:p>1042.11</text:p>
          </table:table-cell>
          <table:table-cell office:value-type="percentage" office:value="0.010738">
            <text:p>1.07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3456">
            <text:p>63456</text:p>
          </table:table-cell>
          <table:table-cell office:value-type="string">
            <text:p>&lt;1,157,158,159,162,161,164,167,166,169,170,171,168,165,163,160,230,242|1,173,175,178,176,180,183,186,184,182,181,185,179,177,174,172,242|1,218,188,193,196,197,199,200,198,192,195,194,191,190,189,187,242|1,122,121,123,124,125,126,127,129,130,131,135,134,133,132,128,242|1,222,221,219,220,236,223,224,227,226,225,240,242|1,239,201,237,203,233,204,232,205,206,231,202,208,242|1,137,136,139,145,142,144,147,153,150,151,154,156,149,155,152,148,146,143,140,141,242|1,215,216,213,214,217,235,229,228,238,138,234,210,211,209,212,207,242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5">
            <text:p>15.0</text:p>
          </table:table-cell>
          <table:table-cell office:value-type="float" office:value="5">
            <text:p>5.0</text:p>
          </table:table-cell>
          <table:table-cell office:value-type="float" office:value="1053.7">
            <text:p>1053.7</text:p>
          </table:table-cell>
          <table:table-cell office:value-type="float" office:value="1042.11">
            <text:p>1042.11</text:p>
          </table:table-cell>
          <table:table-cell office:value-type="percentage" office:value="0.011122">
            <text:p>1.11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3388">
            <text:p>63388</text:p>
          </table:table-cell>
          <table:table-cell office:value-type="string">
            <text:p>&lt;1,137,136,139,145,142,144,147,153,150,151,154,156,149,155,152,148,146,143,140,141,242|1,122,121,123,124,125,126,127,129,130,131,135,134,133,132,128,242|1,208,202,231,206,205,232,204,233,203,237,201,239,240,242|1,187,189,190,191,194,192,195,198,200,199,197,196,193,188,218,242|1,215,216,213,214,217,235,229,228,238,138,234,210,211,209,212,207,242|1,173,175,178,176,180,183,186,184,182,181,185,179,177,174,172,242|1,230,160,163,165,168,171,170,169,167,166,164,161,162,159,158,157,242|1,222,221,219,220,236,223,224,227,226,225,242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6">
            <text:p>16.0</text:p>
          </table:table-cell>
          <table:table-cell office:value-type="float" office:value="10">
            <text:p>10.0</text:p>
          </table:table-cell>
          <table:table-cell office:value-type="float" office:value="1053.3">
            <text:p>1053.3</text:p>
          </table:table-cell>
          <table:table-cell office:value-type="float" office:value="1042.11">
            <text:p>1042.11</text:p>
          </table:table-cell>
          <table:table-cell office:value-type="percentage" office:value="0.010738">
            <text:p>1.07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3146">
            <text:p>63146</text:p>
          </table:table-cell>
          <table:table-cell office:value-type="string">
            <text:p>&lt;1,215,216,213,214,217,235,229,228,238,138,234,210,211,209,212,207,242|1,137,136,139,145,142,144,147,153,150,151,154,156,149,155,152,148,146,143,140,141,242|1,208,202,231,206,205,232,204,233,203,237,201,239,242|1,157,158,159,162,161,164,167,166,169,170,171,168,165,163,160,230,242|1,218,188,193,196,197,199,200,198,192,195,194,191,190,189,187,242|1,122,121,123,124,125,126,127,129,130,131,135,134,133,132,128,242|1,222,221,219,220,236,223,224,227,226,225,240,242|1,173,175,178,176,180,183,186,184,182,181,185,179,177,174,172,242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15">
            <text:p>15.0</text:p>
          </table:table-cell>
          <table:table-cell office:value-type="float" office:value="10">
            <text:p>10.0</text:p>
          </table:table-cell>
          <table:table-cell office:value-type="float" office:value="1053.3">
            <text:p>1053.3</text:p>
          </table:table-cell>
          <table:table-cell office:value-type="float" office:value="1042.11">
            <text:p>1042.11</text:p>
          </table:table-cell>
          <table:table-cell office:value-type="percentage" office:value="0.010738">
            <text:p>1.07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3192">
            <text:p>63192</text:p>
          </table:table-cell>
          <table:table-cell office:value-type="string">
            <text:p>&lt;1,215,216,213,214,217,235,229,228,238,138,234,210,211,209,212,207,242|1,122,121,123,124,125,126,127,129,130,131,135,134,133,132,128,242|1,230,160,163,165,168,171,170,169,166,167,164,161,162,159,158,157,242|1,137,136,139,145,142,144,147,153,150,151,154,156,149,155,152,148,146,143,140,141,242|1,218,188,193,196,197,199,200,198,192,195,194,191,190,189,187,242|1,208,202,231,206,205,232,204,233,203,237,201,239,242|1,173,175,178,176,180,183,186,184,182,181,185,179,177,174,172,242|1,222,221,219,220,236,223,224,227,226,225,240,242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5">
            <text:p>15.0</text:p>
          </table:table-cell>
          <table:table-cell office:value-type="float" office:value="5">
            <text:p>5.0</text:p>
          </table:table-cell>
          <table:table-cell office:value-type="float" office:value="1054.3">
            <text:p>1054.3</text:p>
          </table:table-cell>
          <table:table-cell office:value-type="float" office:value="1042.11">
            <text:p>1042.11</text:p>
          </table:table-cell>
          <table:table-cell office:value-type="percentage" office:value="0.011697">
            <text:p>1.17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3289">
            <text:p>63289</text:p>
          </table:table-cell>
          <table:table-cell office:value-type="string">
            <text:p>&lt;1,239,201,237,203,233,204,232,205,206,231,202,208,242|1,222,221,219,220,236,223,224,227,226,225,240,242|1,215,216,213,214,217,235,229,228,238,138,234,210,211,209,212,207,242|1,160,163,165,168,171,170,169,166,167,164,161,162,159,158,157,230,242|1,122,121,123,124,125,126,127,129,130,131,135,134,133,132,128,242|1,187,189,190,191,194,192,195,198,200,199,197,196,193,188,218,242|1,173,175,178,176,180,183,186,184,182,181,185,179,177,174,172,242|1,137,136,139,145,142,144,147,153,150,151,154,156,149,155,152,148,146,143,140,141,242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15">
            <text:p>15.0</text:p>
          </table:table-cell>
          <table:table-cell office:value-type="float" office:value="4">
            <text:p>4.0</text:p>
          </table:table-cell>
          <table:table-cell office:value-type="float" office:value="1053.3">
            <text:p>1053.3</text:p>
          </table:table-cell>
          <table:table-cell office:value-type="float" office:value="1042.11">
            <text:p>1042.11</text:p>
          </table:table-cell>
          <table:table-cell office:value-type="percentage" office:value="0.010738">
            <text:p>1.07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3258">
            <text:p>63258</text:p>
          </table:table-cell>
          <table:table-cell office:value-type="string">
            <text:p>&lt;1,222,221,219,220,236,223,224,227,226,225,240,242|1,157,158,159,162,161,164,167,166,169,170,171,168,165,163,160,230,242|1,239,201,237,203,233,204,232,205,206,231,202,208,242|1,122,121,123,124,125,126,127,129,130,131,135,134,133,132,128,242|1,218,188,193,196,197,199,200,198,195,192,194,191,190,189,187,242|1,173,175,178,176,180,183,186,184,182,181,185,179,177,174,172,242|1,137,136,139,145,142,144,147,153,150,151,154,156,149,155,152,148,146,143,140,141,242|1,215,216,213,214,217,235,229,228,238,138,234,210,211,209,212,207,242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.0</text:p>
          </table:table-cell>
          <table:table-cell office:value-type="float" office:value="2">
            <text:p>2.0</text:p>
          </table:table-cell>
          <table:table-cell office:value-type="float" office:value="817.8">
            <text:p>817.8</text:p>
          </table:table-cell>
          <table:table-cell office:value-type="float" office:value="819.56">
            <text:p>819.56</text:p>
          </table:table-cell>
          <table:table-cell office:value-type="percentage" office:value="-0.002147">
            <text:p>-0.21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6107">
            <text:p>56107</text:p>
          </table:table-cell>
          <table:table-cell office:value-type="string">
            <text:p>&lt;1,121,123,126,128,130,129,127,125,124,122,120,202|1,167,165,163,174,162,166,202|1,181,178,176,171,170,173,177,179,180,172,161,164,168,169,202|1,190,187,186,183,182,184,185,188,189,191,202|1,147,149,152,150,151,148,145,146,144,140,141,142,143,202|1,199,200,197,193,192,194,195,196,198,202|1,105,103,107,108,111,109,106,104,102,101,175,202|1,110,112,114,116,115,119,118,117,113,202|1,157,159,160,158,156,153,154,155,202|1,132,133,131,135,137,138,139,136,134,202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">
            <text:p>8.0</text:p>
          </table:table-cell>
          <table:table-cell office:value-type="float" office:value="3">
            <text:p>3.0</text:p>
          </table:table-cell>
          <table:table-cell office:value-type="float" office:value="817.8">
            <text:p>817.8</text:p>
          </table:table-cell>
          <table:table-cell office:value-type="float" office:value="819.56">
            <text:p>819.56</text:p>
          </table:table-cell>
          <table:table-cell office:value-type="percentage" office:value="-0.002147">
            <text:p>-0.21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6124">
            <text:p>56124</text:p>
          </table:table-cell>
          <table:table-cell office:value-type="string">
            <text:p>&lt;1,157,159,160,158,156,153,154,155,202|1,199,200,197,193,192,194,195,196,198,202|1,167,165,163,174,162,166,202|1,190,187,186,183,182,184,185,188,189,191,202|1,147,149,152,150,151,148,145,146,144,140,141,142,143,202|1,175,101,102,104,106,109,111,108,107,103,105,202|1,132,133,131,135,137,138,139,136,134,202|1,181,178,176,171,170,173,177,179,180,172,161,164,168,169,202|1,121,123,126,128,130,129,127,125,124,122,120,202|1,110,112,114,116,115,119,118,117,113,202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">
            <text:p>7.0</text:p>
          </table:table-cell>
          <table:table-cell office:value-type="float" office:value="2">
            <text:p>2.0</text:p>
          </table:table-cell>
          <table:table-cell office:value-type="float" office:value="817.8">
            <text:p>817.8</text:p>
          </table:table-cell>
          <table:table-cell office:value-type="float" office:value="819.56">
            <text:p>819.56</text:p>
          </table:table-cell>
          <table:table-cell office:value-type="percentage" office:value="-0.002147">
            <text:p>-0.21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6063">
            <text:p>56063</text:p>
          </table:table-cell>
          <table:table-cell office:value-type="string">
            <text:p>&lt;1,105,103,107,108,111,109,106,104,102,101,175,202|1,169,168,164,161,172,180,179,177,173,170,171,176,178,181,202|1,121,123,126,128,130,129,127,125,124,122,120,202|1,132,133,131,135,137,138,139,136,134,202|1,190,187,186,183,182,184,185,188,189,191,202|1,199,200,197,193,192,194,195,196,198,202|1,110,112,114,116,115,119,118,117,113,202|1,157,159,160,158,156,153,154,155,202|1,167,165,163,174,162,166,202|1,147,149,152,150,151,148,145,146,144,140,141,142,143,202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">
            <text:p>8.0</text:p>
          </table:table-cell>
          <table:table-cell office:value-type="float" office:value="2">
            <text:p>2.0</text:p>
          </table:table-cell>
          <table:table-cell office:value-type="float" office:value="817.8">
            <text:p>817.8</text:p>
          </table:table-cell>
          <table:table-cell office:value-type="float" office:value="819.56">
            <text:p>819.56</text:p>
          </table:table-cell>
          <table:table-cell office:value-type="percentage" office:value="-0.002147">
            <text:p>-0.21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5824">
            <text:p>55824</text:p>
          </table:table-cell>
          <table:table-cell office:value-type="string">
            <text:p>&lt;1,167,165,163,174,162,166,202|1,169,168,164,161,172,180,179,177,173,170,171,176,178,181,202|1,147,149,152,150,151,148,145,146,144,140,141,142,143,202|1,190,187,186,183,182,184,185,188,189,191,202|1,132,133,131,135,137,138,139,136,134,202|1,175,101,102,104,106,109,111,108,107,103,105,202|1,121,123,126,128,130,129,127,125,124,122,120,202|1,110,112,114,116,115,119,118,117,113,202|1,199,200,197,193,192,194,195,196,198,202|1,157,159,160,158,156,153,154,155,202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">
            <text:p>8.0</text:p>
          </table:table-cell>
          <table:table-cell office:value-type="float" office:value="3">
            <text:p>3.0</text:p>
          </table:table-cell>
          <table:table-cell office:value-type="float" office:value="817.8">
            <text:p>817.8</text:p>
          </table:table-cell>
          <table:table-cell office:value-type="float" office:value="819.56">
            <text:p>819.56</text:p>
          </table:table-cell>
          <table:table-cell office:value-type="percentage" office:value="-0.002147">
            <text:p>-0.21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6161">
            <text:p>56161</text:p>
          </table:table-cell>
          <table:table-cell office:value-type="string">
            <text:p>&lt;1,167,165,163,174,162,166,202|1,157,159,160,158,156,153,154,155,202|1,199,200,197,193,192,194,195,196,198,202|1,181,178,176,171,170,173,177,179,180,172,161,164,168,169,202|1,190,187,186,183,182,184,185,188,189,191,202|1,121,123,126,128,130,129,127,125,124,122,120,202|1,132,133,131,135,137,138,139,136,134,202|1,147,149,152,150,151,148,145,146,144,140,141,142,143,202|1,113,117,118,119,115,116,114,112,110,202|1,175,101,102,104,106,109,111,108,107,103,105,202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.0</text:p>
          </table:table-cell>
          <table:table-cell office:value-type="float" office:value="4">
            <text:p>4.0</text:p>
          </table:table-cell>
          <table:table-cell office:value-type="float" office:value="817.8">
            <text:p>817.8</text:p>
          </table:table-cell>
          <table:table-cell office:value-type="float" office:value="819.56">
            <text:p>819.56</text:p>
          </table:table-cell>
          <table:table-cell office:value-type="percentage" office:value="-0.002147">
            <text:p>-0.21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6051">
            <text:p>56051</text:p>
          </table:table-cell>
          <table:table-cell office:value-type="string">
            <text:p>&lt;1,147,149,152,150,151,148,145,146,144,140,141,142,143,202|1,190,187,186,183,182,184,185,188,189,191,202|1,132,133,131,135,137,138,139,136,134,202|1,110,112,114,116,115,119,118,117,113,202|1,121,123,126,128,130,129,127,125,124,122,120,202|1,159,160,158,156,153,154,155,157,202|1,169,168,164,161,172,180,179,177,173,170,171,176,178,181,202|1,199,200,197,193,192,194,195,196,198,202|1,167,165,163,174,162,166,202|1,175,101,102,104,106,109,111,108,107,103,105,202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">
            <text:p>8.0</text:p>
          </table:table-cell>
          <table:table-cell office:value-type="float" office:value="4">
            <text:p>4.0</text:p>
          </table:table-cell>
          <table:table-cell office:value-type="float" office:value="817.8">
            <text:p>817.8</text:p>
          </table:table-cell>
          <table:table-cell office:value-type="float" office:value="819.56">
            <text:p>819.56</text:p>
          </table:table-cell>
          <table:table-cell office:value-type="percentage" office:value="-0.002147">
            <text:p>-0.21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5916">
            <text:p>55916</text:p>
          </table:table-cell>
          <table:table-cell office:value-type="string">
            <text:p>&lt;1,147,149,152,150,151,148,145,146,144,140,141,142,143,202|1,190,187,186,183,182,184,185,188,189,191,202|1,110,112,114,116,115,119,118,117,113,202|1,121,123,126,128,130,129,127,125,124,122,120,202|1,199,200,197,193,192,194,195,196,198,202|1,175,101,102,104,106,109,111,108,107,103,105,202|1,132,133,131,135,137,138,139,136,134,202|1,169,168,164,161,172,180,179,177,173,170,171,176,178,181,202|1,157,159,160,158,156,153,154,155,202|1,167,165,163,174,162,166,202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">
            <text:p>8.0</text:p>
          </table:table-cell>
          <table:table-cell office:value-type="float" office:value="3">
            <text:p>3.0</text:p>
          </table:table-cell>
          <table:table-cell office:value-type="float" office:value="817.8">
            <text:p>817.8</text:p>
          </table:table-cell>
          <table:table-cell office:value-type="float" office:value="819.56">
            <text:p>819.56</text:p>
          </table:table-cell>
          <table:table-cell office:value-type="percentage" office:value="-0.002147">
            <text:p>-0.21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5975">
            <text:p>55975</text:p>
          </table:table-cell>
          <table:table-cell office:value-type="string">
            <text:p>&lt;1,175,101,102,104,106,109,111,108,107,103,105,202|1,190,187,186,183,182,184,185,188,189,191,202|1,132,133,131,135,137,138,139,136,134,202|1,157,159,160,158,156,153,154,155,202|1,147,149,152,150,151,148,145,146,144,140,141,142,143,202|1,199,200,197,193,192,194,195,196,198,202|1,169,168,164,161,172,180,179,177,173,170,171,176,178,181,202|1,166,162,174,163,165,167,202|1,110,112,114,116,115,119,118,117,113,202|1,121,123,126,128,130,129,127,125,124,122,120,202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">
            <text:p>8.0</text:p>
          </table:table-cell>
          <table:table-cell office:value-type="float" office:value="3">
            <text:p>3.0</text:p>
          </table:table-cell>
          <table:table-cell office:value-type="float" office:value="817.8">
            <text:p>817.8</text:p>
          </table:table-cell>
          <table:table-cell office:value-type="float" office:value="819.56">
            <text:p>819.56</text:p>
          </table:table-cell>
          <table:table-cell office:value-type="percentage" office:value="-0.002147">
            <text:p>-0.21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5845">
            <text:p>55845</text:p>
          </table:table-cell>
          <table:table-cell office:value-type="string">
            <text:p>&lt;1,167,165,163,174,162,166,202|1,169,168,164,161,172,180,179,177,173,170,171,176,178,181,202|1,121,123,126,128,130,129,127,125,124,122,120,202|1,190,187,186,183,182,184,185,188,189,191,202|1,110,112,114,116,115,119,118,117,113,202|1,175,101,102,104,106,109,111,108,107,103,105,202|1,132,133,131,135,137,138,139,136,134,202|1,199,200,197,193,192,194,195,196,198,202|1,147,149,152,150,151,148,145,146,144,140,141,142,143,202|1,157,159,160,158,156,153,154,155,202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">
            <text:p>8.0</text:p>
          </table:table-cell>
          <table:table-cell office:value-type="float" office:value="3">
            <text:p>3.0</text:p>
          </table:table-cell>
          <table:table-cell office:value-type="float" office:value="817.8">
            <text:p>817.8</text:p>
          </table:table-cell>
          <table:table-cell office:value-type="float" office:value="819.56">
            <text:p>819.56</text:p>
          </table:table-cell>
          <table:table-cell office:value-type="percentage" office:value="-0.002147">
            <text:p>-0.21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5986">
            <text:p>55986</text:p>
          </table:table-cell>
          <table:table-cell office:value-type="string">
            <text:p>&lt;1,121,123,126,128,130,129,127,125,124,122,120,202|1,132,133,131,135,137,138,139,136,134,202|1,157,159,160,158,156,153,154,155,202|1,199,200,197,193,192,194,195,196,198,202|1,167,165,163,174,162,166,202|1,190,187,186,183,182,184,185,188,189,191,202|1,175,101,102,104,106,109,111,108,107,103,105,202|1,143,142,141,140,144,146,145,148,151,150,152,149,147,202|1,169,168,164,161,172,180,179,177,173,170,171,176,178,181,202|1,110,112,114,116,115,119,118,117,113,202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2">
            <text:p>12.0</text:p>
          </table:table-cell>
          <table:table-cell office:value-type="float" office:value="300">
            <text:p>300.0</text:p>
          </table:table-cell>
          <table:table-cell office:value-type="float" office:value="1580.9">
            <text:p>1580.9</text:p>
          </table:table-cell>
          <table:table-cell office:value-type="float" office:value="1541.14">
            <text:p>1541.14</text:p>
          </table:table-cell>
          <table:table-cell office:value-type="percentage" office:value="0.025799">
            <text:p>2.58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424">
            <text:p>4.24%</text:p>
          </table:table-cell>
          <table:table-cell office:value-type="string">
            <text:p>TIME_LIMIT</text:p>
          </table:table-cell>
          <table:table-cell office:value-type="float" office:value="96247">
            <text:p>96247</text:p>
          </table:table-cell>
          <table:table-cell office:value-type="string">
            <text:p>&lt;1,185,181,182,184,186,183,180,176,178,175,242|1,215,213,216,222,221,219,220,236,223,224,227,226,225,242|1,191,194,192,195,198,200,199,197,196,193,242|1,141,140,143,146,148,152,155,154,156,149,242|1,208,207,231,206,209,205,204,233,203,237,232,201,202,242|1,165,168,171,170,169,167,166,164,161,157,242|1,126,127,129,130,131,135,134,133,132,128,229,242|1,122,121,123,124,125,228,238,138,234,210,211,212,242|1,214,217,235,230,218,188,187,189,190,242|1,173,172,174,177,179,160,163,162,159,158,242|1,136,142,144,147,153,150,151,145,139,137,242|1,240,239,242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3">
            <text:p>13.0</text:p>
          </table:table-cell>
          <table:table-cell office:value-type="float" office:value="300">
            <text:p>300.0</text:p>
          </table:table-cell>
          <table:table-cell office:value-type="float" office:value="1564.2">
            <text:p>1564.2</text:p>
          </table:table-cell>
          <table:table-cell office:value-type="float" office:value="1541.14">
            <text:p>1541.14</text:p>
          </table:table-cell>
          <table:table-cell office:value-type="percentage" office:value="0.014963">
            <text:p>1.50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.0319">
            <text:p>3.19%</text:p>
          </table:table-cell>
          <table:table-cell office:value-type="string">
            <text:p>TIME_LIMIT</text:p>
          </table:table-cell>
          <table:table-cell office:value-type="float" office:value="96442">
            <text:p>96442</text:p>
          </table:table-cell>
          <table:table-cell office:value-type="string">
            <text:p>&lt;1,208,202,231,206,205,204,233,203,237,232,201,239,240,242|1,174,177,180,183,186,184,182,181,185,179,242|1,236,218,193,196,194,192,195,191,187,189,190,242|1,134,133,128,132,137,140,143,146,141,242|1,152,155,154,156,149,169,166,164,161,157,242|1,148,151,150,153,147,144,142,145,139,136,242|1,217,230,235,229,228,238,138,234,210,211,209,212,207,242|1,225,226,227,224,223,220,219,221,222,216,213,214,215,242|1,126,127,129,130,131,135,124,123,125,121,122,242|1,158,159,162,167,170,171,168,165,163,160,242|1,188,197,198,200,199,176,178,175,173,172,242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3">
            <text:p>13.0</text:p>
          </table:table-cell>
          <table:table-cell office:value-type="float" office:value="303">
            <text:p>303.0</text:p>
          </table:table-cell>
          <table:table-cell office:value-type="float" office:value="1562.9">
            <text:p>1562.9</text:p>
          </table:table-cell>
          <table:table-cell office:value-type="float" office:value="1541.14">
            <text:p>1541.14</text:p>
          </table:table-cell>
          <table:table-cell office:value-type="percentage" office:value="0.014119">
            <text:p>1.41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.0293">
            <text:p>2.93%</text:p>
          </table:table-cell>
          <table:table-cell office:value-type="string">
            <text:p>TIME_LIMIT</text:p>
          </table:table-cell>
          <table:table-cell office:value-type="float" office:value="96138">
            <text:p>96138</text:p>
          </table:table-cell>
          <table:table-cell office:value-type="string">
            <text:p>&lt;1,148,151,150,153,147,144,142,145,139,136,242|1,152,155,154,156,149,169,166,164,161,157,242|1,228,126,127,129,135,131,130,124,123,125,122,121,242|1,134,133,128,132,137,140,143,146,141,242|1,158,159,162,167,170,171,168,165,163,160,242|1,240,225,226,227,224,223,236,220,219,221,222,215,207,242|1,212,209,211,210,138,234,238,229,235,217,214,213,216,242|1,239,201,237,203,233,204,232,205,206,231,202,208,242|1,188,197,198,200,199,176,178,175,173,172,242|1,179,185,181,182,184,186,183,180,177,174,242|1,230,218,187,189,190,191,195,192,194,196,193,242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3">
            <text:p>13.0</text:p>
          </table:table-cell>
          <table:table-cell office:value-type="float" office:value="300">
            <text:p>300.0</text:p>
          </table:table-cell>
          <table:table-cell office:value-type="float" office:value="1578.7">
            <text:p>1578.7</text:p>
          </table:table-cell>
          <table:table-cell office:value-type="float" office:value="1541.14">
            <text:p>1541.14</text:p>
          </table:table-cell>
          <table:table-cell office:value-type="percentage" office:value="0.024372">
            <text:p>2.44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401">
            <text:p>4.01%</text:p>
          </table:table-cell>
          <table:table-cell office:value-type="string">
            <text:p>TIME_LIMIT</text:p>
          </table:table-cell>
          <table:table-cell office:value-type="float" office:value="96609">
            <text:p>96609</text:p>
          </table:table-cell>
          <table:table-cell office:value-type="string">
            <text:p>&lt;1,146,152,155,156,149,169,166,164,161,157,242|1,172,173,175,178,176,200,199,198,197,196,242|1,139,142,144,145,147,150,153,154,151,148,242|1,214,217,230,235,229,228,238,138,234,210,211,212,207,242|1,134,133,132,128,137,136,143,140,141,242|1,158,159,162,167,170,171,168,165,163,160,242|1,174,177,180,183,186,184,182,181,185,179,242|1,126,127,129,130,131,135,124,123,125,121,122,242|1,222,225,226,227,224,223,236,220,219,221,216,213,215,242|1,239,201,232,237,203,233,204,205,209,206,231,202,208,242|1,240,242|1,188,193,194,195,192,191,190,189,187,218,242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3">
            <text:p>13.0</text:p>
          </table:table-cell>
          <table:table-cell office:value-type="float" office:value="300">
            <text:p>300.0</text:p>
          </table:table-cell>
          <table:table-cell office:value-type="float" office:value="1572">
            <text:p>1572</text:p>
          </table:table-cell>
          <table:table-cell office:value-type="float" office:value="1541.14">
            <text:p>1541.14</text:p>
          </table:table-cell>
          <table:table-cell office:value-type="percentage" office:value="0.020024">
            <text:p>2.00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.0376">
            <text:p>3.76%</text:p>
          </table:table-cell>
          <table:table-cell office:value-type="string">
            <text:p>TIME_LIMIT</text:p>
          </table:table-cell>
          <table:table-cell office:value-type="float" office:value="96244">
            <text:p>96244</text:p>
          </table:table-cell>
          <table:table-cell office:value-type="string">
            <text:p>&lt;1,134,133,128,132,136,140,143,146,141,242|1,178,180,183,186,184,182,181,185,179,172,242|1,158,159,162,167,170,171,168,165,163,160,242|1,152,155,154,156,149,169,166,164,161,157,242|1,240,239,202,201,232,237,233,204,205,206,231,208,242|1,196,197,198,200,199,173,174,177,175,176,242|1,222,225,226,227,224,223,236,220,219,221,216,213,215,242|1,203,122,121,125,123,124,135,131,130,129,127,126,242|1,137,139,145,142,144,147,153,150,151,148,242|1,214,217,235,229,228,238,138,234,210,211,209,212,207,242|1,230,218,187,189,190,191,195,192,194,193,188,242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3">
            <text:p>13.0</text:p>
          </table:table-cell>
          <table:table-cell office:value-type="float" office:value="381">
            <text:p>381.0</text:p>
          </table:table-cell>
          <table:table-cell office:value-type="float" office:value="1578.3">
            <text:p>1578.3</text:p>
          </table:table-cell>
          <table:table-cell office:value-type="float" office:value="1541.14">
            <text:p>1541.14</text:p>
          </table:table-cell>
          <table:table-cell office:value-type="percentage" office:value="0.024112">
            <text:p>2.41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425">
            <text:p>4.25%</text:p>
          </table:table-cell>
          <table:table-cell office:value-type="string">
            <text:p>TIME_LIMIT</text:p>
          </table:table-cell>
          <table:table-cell office:value-type="float" office:value="96641">
            <text:p>96641</text:p>
          </table:table-cell>
          <table:table-cell office:value-type="string">
            <text:p>&lt;1,208,206,231,202,201,239,242|1,127,129,130,131,135,134,133,132,128,228,238,138,242|1,158,161,167,168,171,170,169,166,164,157,242|1,222,221,219,220,223,224,226,240,242|1,175,178,176,180,183,186,184,182,181,185,242|1,173,172,174,177,179,160,163,165,162,159,242|1,136,142,144,147,153,150,151,145,139,137,242|1,141,140,143,146,148,152,155,154,156,149,242|1,232,237,203,122,121,123,124,125,126,233,204,205,242|1,215,216,213,214,217,235,229,234,210,211,209,212,207,242|1,198,200,199,197,196,188,218,230,236,242|1,193,194,195,192,191,187,190,189,227,225,242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3">
            <text:p>13.0</text:p>
          </table:table-cell>
          <table:table-cell office:value-type="float" office:value="300">
            <text:p>300.0</text:p>
          </table:table-cell>
          <table:table-cell office:value-type="float" office:value="1571.9">
            <text:p>1571.9</text:p>
          </table:table-cell>
          <table:table-cell office:value-type="float" office:value="1541.14">
            <text:p>1541.14</text:p>
          </table:table-cell>
          <table:table-cell office:value-type="percentage" office:value="0.019959">
            <text:p>2.00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.0383">
            <text:p>3.83%</text:p>
          </table:table-cell>
          <table:table-cell office:value-type="string">
            <text:p>TIME_LIMIT</text:p>
          </table:table-cell>
          <table:table-cell office:value-type="float" office:value="96769">
            <text:p>96769</text:p>
          </table:table-cell>
          <table:table-cell office:value-type="string">
            <text:p>&lt;1,224,223,218,188,199,200,198,197,196,193,242|1,194,195,192,191,187,190,189,227,226,225,242|1,211,210,234,138,238,229,228,125,124,123,121,122,242|1,215,216,213,214,217,235,230,236,220,219,221,222,240,242|1,175,178,176,180,183,186,184,182,181,185,242|1,239,202,201,232,237,204,205,209,212,207,231,206,208,242|1,233,203,126,127,129,130,131,135,134,133,132,128,242|1,173,172,174,177,179,160,163,165,162,159,242|1,141,140,143,146,152,148,145,139,137,136,242|1,142,144,147,153,150,151,154,156,155,149,242|1,158,161,167,168,171,170,169,166,164,157,242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13">
            <text:p>13.0</text:p>
          </table:table-cell>
          <table:table-cell office:value-type="float" office:value="300">
            <text:p>300.0</text:p>
          </table:table-cell>
          <table:table-cell office:value-type="float" office:value="1576.1">
            <text:p>1576.1</text:p>
          </table:table-cell>
          <table:table-cell office:value-type="float" office:value="1541.14">
            <text:p>1541.14</text:p>
          </table:table-cell>
          <table:table-cell office:value-type="percentage" office:value="0.022685">
            <text:p>2.27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378">
            <text:p>3.78%</text:p>
          </table:table-cell>
          <table:table-cell office:value-type="string">
            <text:p>TIME_LIMIT</text:p>
          </table:table-cell>
          <table:table-cell office:value-type="float" office:value="96279">
            <text:p>96279</text:p>
          </table:table-cell>
          <table:table-cell office:value-type="string">
            <text:p>&lt;1,193,196,197,198,200,199,188,218,230,236,220,242|1,126,127,129,130,131,135,134,133,132,128,228,238,242|1,215,216,213,214,217,235,229,138,234,210,211,212,242|1,136,137,139,145,148,152,146,143,140,141,242|1,194,192,195,191,190,189,187,223,227,242|1,175,178,176,180,183,186,184,182,181,185,242|1,157,164,166,169,170,171,168,167,161,158,242|1,239,201,237,233,125,124,123,121,122,203,204,232,242|1,159,162,165,163,160,179,177,174,172,173,242|1,207,209,205,206,231,202,208,242|1,222,221,219,224,226,225,240,242|1,142,144,147,153,150,151,154,156,155,149,242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3">
            <text:p>13.0</text:p>
          </table:table-cell>
          <table:table-cell office:value-type="float" office:value="300">
            <text:p>300.0</text:p>
          </table:table-cell>
          <table:table-cell office:value-type="float" office:value="1570.7">
            <text:p>1570.7</text:p>
          </table:table-cell>
          <table:table-cell office:value-type="float" office:value="1541.14">
            <text:p>1541.14</text:p>
          </table:table-cell>
          <table:table-cell office:value-type="percentage" office:value="0.019181">
            <text:p>1.92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.0368">
            <text:p>3.68%</text:p>
          </table:table-cell>
          <table:table-cell office:value-type="string">
            <text:p>TIME_LIMIT</text:p>
          </table:table-cell>
          <table:table-cell office:value-type="float" office:value="96500">
            <text:p>96500</text:p>
          </table:table-cell>
          <table:table-cell office:value-type="string">
            <text:p>&lt;1,236,189,190,187,195,192,198,200,199,197,188,242|1,207,215,222,221,219,220,223,224,227,226,225,240,242|1,126,127,129,130,131,135,134,133,132,128,229,242|1,209,211,210,234,138,238,228,125,124,123,121,122,242|1,157,164,166,169,170,171,168,167,161,158,242|1,239,201,232,237,233,203,204,205,212,206,231,202,208,242|1,146,148,152,155,151,150,153,154,156,149,242|1,137,136,139,142,144,147,145,143,140,141,242|1,159,162,165,163,160,179,177,174,172,173,242|1,216,213,214,217,235,230,218,191,194,193,196,242|1,185,181,182,184,186,183,180,176,178,175,242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13">
            <text:p>13.0</text:p>
          </table:table-cell>
          <table:table-cell office:value-type="float" office:value="300">
            <text:p>300.0</text:p>
          </table:table-cell>
          <table:table-cell office:value-type="float" office:value="1581.3">
            <text:p>1581.3</text:p>
          </table:table-cell>
          <table:table-cell office:value-type="float" office:value="1541.14">
            <text:p>1541.14</text:p>
          </table:table-cell>
          <table:table-cell office:value-type="percentage" office:value="0.026059">
            <text:p>2.61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441">
            <text:p>4.41%</text:p>
          </table:table-cell>
          <table:table-cell office:value-type="string">
            <text:p>TIME_LIMIT</text:p>
          </table:table-cell>
          <table:table-cell office:value-type="float" office:value="96610">
            <text:p>96610</text:p>
          </table:table-cell>
          <table:table-cell office:value-type="string">
            <text:p>&lt;1,157,164,166,169,170,171,167,161,158,159,242|1,215,216,213,214,217,235,229,234,210,211,209,212,207,242|1,138,238,228,127,129,130,131,135,134,133,132,128,242|1,205,204,233,203,126,125,124,123,121,122,237,232,242|1,193,194,192,195,191,190,189,187,223,224,242|1,149,155,156,154,151,150,153,147,144,142,242|1,240,225,226,227,219,221,222,242|1,185,181,182,184,186,183,180,176,178,175,242|1,196,197,198,200,199,188,218,230,236,220,242|1,141,140,146,143,152,148,145,139,137,136,242|1,208,206,231,202,201,239,242|1,162,168,165,163,160,179,177,174,172,173,242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.0</text:p>
          </table:table-cell>
          <table:table-cell office:value-type="float" office:value="22">
            <text:p>22.0</text:p>
          </table:table-cell>
          <table:table-cell office:value-type="float" office:value="865">
            <text:p>865</text:p>
          </table:table-cell>
          <table:table-cell office:value-type="float" office:value="866.37">
            <text:p>866.37</text:p>
          </table:table-cell>
          <table:table-cell office:value-type="percentage" office:value="-0.001581">
            <text:p>-0.16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537">
            <text:p>60537</text:p>
          </table:table-cell>
          <table:table-cell office:value-type="string">
            <text:p>&lt;1,143,142,144,140,141,202|1,190,187,186,183,182,184,185,188,189,191,202|1,147,146,145,148,151,150,152,149,120,202|1,121,122,124,125,127,129,130,128,126,123,202|1,113,117,118,119,115,116,114,112,110,202|1,157,159,160,158,156,153,154,155,202|1,175,101,102,104,106,109,111,108,107,103,202|1,132,133,131,135,137,138,139,136,134,202|1,167,165,162,174,172,161,164,168,166,169,202|1,181,178,176,171,170,173,177,179,180,163,202|1,198,196,195,194,192,193,197,200,199,105,202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">
            <text:p>8.0</text:p>
          </table:table-cell>
          <table:table-cell office:value-type="float" office:value="11">
            <text:p>11.0</text:p>
          </table:table-cell>
          <table:table-cell office:value-type="float" office:value="864.5">
            <text:p>864.5</text:p>
          </table:table-cell>
          <table:table-cell office:value-type="float" office:value="866.37">
            <text:p>866.37</text:p>
          </table:table-cell>
          <table:table-cell office:value-type="percentage" office:value="-0.002158">
            <text:p>-0.22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380">
            <text:p>60380</text:p>
          </table:table-cell>
          <table:table-cell office:value-type="string">
            <text:p>&lt;1,157,159,160,158,156,153,154,155,202|1,181,178,176,171,170,173,177,179,180,163,202|1,190,187,186,183,182,184,185,188,189,191,202|1,103,199,200,197,193,192,194,195,196,198,202|1,147,146,145,148,151,150,152,149,120,202|1,121,122,124,125,127,129,130,128,126,123,202|1,167,165,162,174,172,161,164,168,166,169,202|1,132,133,131,135,137,138,139,136,134,202|1,141,140,144,142,143,202|1,175,101,102,104,106,109,111,108,107,105,202|1,110,112,114,116,115,119,118,117,113,202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">
            <text:p>8.0</text:p>
          </table:table-cell>
          <table:table-cell office:value-type="float" office:value="20">
            <text:p>20.0</text:p>
          </table:table-cell>
          <table:table-cell office:value-type="float" office:value="866.3">
            <text:p>866.3</text:p>
          </table:table-cell>
          <table:table-cell office:value-type="float" office:value="866.37">
            <text:p>866.37</text:p>
          </table:table-cell>
          <table:table-cell office:value-type="percentage" office:value="-0.000081">
            <text:p>-0.01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60544">
            <text:p>60544</text:p>
          </table:table-cell>
          <table:table-cell office:value-type="string">
            <text:p>&lt;1,103,175,101,102,104,106,109,111,108,107,202|1,181,178,176,171,170,173,177,179,180,163,202|1,132,133,131,135,137,138,139,136,134,202|1,147,146,145,148,151,150,152,149,120,202|1,190,187,186,183,182,184,185,188,189,191,202|1,110,112,114,116,115,119,118,117,113,202|1,105,199,200,197,193,192,194,195,196,198,202|1,167,165,162,174,172,161,164,168,166,169,202|1,157,159,160,158,156,153,154,155,202|1,121,122,124,125,127,129,130,128,126,123,202|1,143,142,144,140,141,202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">
            <text:p>8.0</text:p>
          </table:table-cell>
          <table:table-cell office:value-type="float" office:value="20">
            <text:p>20.0</text:p>
          </table:table-cell>
          <table:table-cell office:value-type="float" office:value="865">
            <text:p>865</text:p>
          </table:table-cell>
          <table:table-cell office:value-type="float" office:value="866.37">
            <text:p>866.37</text:p>
          </table:table-cell>
          <table:table-cell office:value-type="percentage" office:value="-0.001581">
            <text:p>-0.16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60571">
            <text:p>60571</text:p>
          </table:table-cell>
          <table:table-cell office:value-type="string">
            <text:p>&lt;1,190,187,186,183,182,184,185,188,189,191,202|1,147,146,145,148,151,150,152,149,120,202|1,132,133,131,135,137,138,139,136,134,202|1,198,196,195,194,192,193,197,200,199,105,202|1,110,112,114,116,115,119,118,117,113,202|1,157,159,160,158,156,153,154,155,202|1,121,122,124,125,127,129,130,128,126,123,202|1,181,178,176,171,170,173,177,179,180,163,202|1,141,140,144,142,143,202|1,103,107,108,111,109,106,104,102,101,175,202|1,169,166,168,164,161,172,174,162,165,167,202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">
            <text:p>7.0</text:p>
          </table:table-cell>
          <table:table-cell office:value-type="float" office:value="21">
            <text:p>21.0</text:p>
          </table:table-cell>
          <table:table-cell office:value-type="float" office:value="864.8">
            <text:p>864.8</text:p>
          </table:table-cell>
          <table:table-cell office:value-type="float" office:value="866.37">
            <text:p>866.37</text:p>
          </table:table-cell>
          <table:table-cell office:value-type="percentage" office:value="-0.001812">
            <text:p>-0.18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357">
            <text:p>60357</text:p>
          </table:table-cell>
          <table:table-cell office:value-type="string">
            <text:p>&lt;1,167,165,162,174,172,161,164,168,166,169,202|1,121,122,124,125,127,129,130,128,126,123,202|1,120,152,150,151,148,145,146,149,147,202|1,157,159,160,158,156,153,154,155,202|1,190,187,186,183,182,184,185,188,189,191,202|1,143,142,144,140,141,202|1,103,199,200,197,193,192,194,195,196,198,202|1,105,107,108,111,109,106,104,102,101,175,202|1,181,178,176,171,170,173,177,179,180,163,202|1,132,133,131,135,137,138,139,136,134,202|1,110,112,114,116,115,119,118,117,113,202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.0</text:p>
          </table:table-cell>
          <table:table-cell office:value-type="float" office:value="17">
            <text:p>17.0</text:p>
          </table:table-cell>
          <table:table-cell office:value-type="float" office:value="865">
            <text:p>865</text:p>
          </table:table-cell>
          <table:table-cell office:value-type="float" office:value="866.37">
            <text:p>866.37</text:p>
          </table:table-cell>
          <table:table-cell office:value-type="percentage" office:value="-0.001581">
            <text:p>-0.16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383">
            <text:p>60383</text:p>
          </table:table-cell>
          <table:table-cell office:value-type="string">
            <text:p>&lt;1,190,187,186,183,182,184,185,188,189,191,202|1,132,133,131,135,137,138,139,136,134,202|1,181,178,176,171,170,173,177,179,180,163,202|1,121,122,124,125,127,129,130,128,126,123,202|1,169,166,168,164,161,172,174,162,165,167,202|1,143,142,144,140,141,202|1,113,117,118,119,115,116,114,112,110,202|1,157,159,160,158,156,153,154,155,202|1,105,199,200,197,193,192,194,195,196,198,202|1,103,107,108,111,109,106,104,102,101,175,202|1,147,146,145,148,151,150,152,149,120,202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">
            <text:p>8.0</text:p>
          </table:table-cell>
          <table:table-cell office:value-type="float" office:value="27">
            <text:p>27.0</text:p>
          </table:table-cell>
          <table:table-cell office:value-type="float" office:value="865">
            <text:p>865</text:p>
          </table:table-cell>
          <table:table-cell office:value-type="float" office:value="866.37">
            <text:p>866.37</text:p>
          </table:table-cell>
          <table:table-cell office:value-type="percentage" office:value="-0.001581">
            <text:p>-0.16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609">
            <text:p>60609</text:p>
          </table:table-cell>
          <table:table-cell office:value-type="string">
            <text:p>&lt;1,169,166,168,164,161,172,174,162,165,167,202|1,190,187,186,183,182,184,185,188,189,191,202|1,113,117,118,119,115,116,114,112,110,202|1,181,178,176,171,170,173,177,179,180,163,202|1,121,122,124,125,127,129,130,128,126,123,202|1,143,142,144,140,141,202|1,120,149,152,150,151,148,145,146,147,202|1,132,133,131,135,137,138,139,136,134,202|1,157,159,160,158,156,153,154,155,202|1,198,196,195,194,192,193,197,200,199,105,202|1,103,107,108,111,109,106,104,102,101,175,202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7">
            <text:p>7.0</text:p>
          </table:table-cell>
          <table:table-cell office:value-type="float" office:value="22">
            <text:p>22.0</text:p>
          </table:table-cell>
          <table:table-cell office:value-type="float" office:value="865">
            <text:p>865</text:p>
          </table:table-cell>
          <table:table-cell office:value-type="float" office:value="866.37">
            <text:p>866.37</text:p>
          </table:table-cell>
          <table:table-cell office:value-type="percentage" office:value="-0.001581">
            <text:p>-0.16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537">
            <text:p>60537</text:p>
          </table:table-cell>
          <table:table-cell office:value-type="string">
            <text:p>&lt;1,103,107,108,111,109,106,104,102,101,175,202|1,190,187,186,183,182,184,185,188,189,191,202|1,120,149,152,150,151,148,145,146,147,202|1,132,133,131,135,137,138,139,136,134,202|1,121,122,124,125,127,129,130,128,126,123,202|1,157,159,160,158,156,153,154,155,202|1,198,196,195,194,192,193,197,200,199,105,202|1,143,142,144,140,141,202|1,181,178,176,171,170,173,177,179,180,163,202|1,169,166,168,164,161,172,174,162,165,167,202|1,113,117,118,119,115,116,114,112,110,202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">
            <text:p>7.0</text:p>
          </table:table-cell>
          <table:table-cell office:value-type="float" office:value="22">
            <text:p>22.0</text:p>
          </table:table-cell>
          <table:table-cell office:value-type="float" office:value="865">
            <text:p>865</text:p>
          </table:table-cell>
          <table:table-cell office:value-type="float" office:value="866.37">
            <text:p>866.37</text:p>
          </table:table-cell>
          <table:table-cell office:value-type="percentage" office:value="-0.001581">
            <text:p>-0.16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529">
            <text:p>60529</text:p>
          </table:table-cell>
          <table:table-cell office:value-type="string">
            <text:p>&lt;1,181,178,176,171,170,173,177,179,180,163,202|1,167,165,162,174,172,161,164,168,166,169,202|1,143,142,144,140,141,202|1,190,187,186,183,182,184,185,188,189,191,202|1,113,117,118,119,115,116,114,112,110,202|1,147,146,145,148,151,150,152,149,120,202|1,132,133,131,135,137,138,139,136,134,202|1,175,101,102,104,106,109,111,108,107,103,202|1,157,159,160,158,156,153,154,155,202|1,105,199,200,197,193,192,194,195,196,198,202|1,121,122,124,125,127,129,130,128,126,123,202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7">
            <text:p>7.0</text:p>
          </table:table-cell>
          <table:table-cell office:value-type="float" office:value="18">
            <text:p>18.0</text:p>
          </table:table-cell>
          <table:table-cell office:value-type="float" office:value="864.5">
            <text:p>864.5</text:p>
          </table:table-cell>
          <table:table-cell office:value-type="float" office:value="866.37">
            <text:p>866.37</text:p>
          </table:table-cell>
          <table:table-cell office:value-type="percentage" office:value="-0.002158">
            <text:p>-0.22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302">
            <text:p>60302</text:p>
          </table:table-cell>
          <table:table-cell office:value-type="string">
            <text:p>&lt;1,143,142,144,140,141,202|1,132,133,131,135,137,138,139,136,134,202|1,157,159,160,158,156,153,154,155,202|1,147,146,145,148,151,150,152,149,120,202|1,198,196,195,194,192,193,197,200,199,103,202|1,190,187,186,183,182,184,185,188,189,191,202|1,167,165,162,174,172,161,164,168,166,169,202|1,105,107,108,111,109,106,104,102,101,175,202|1,121,122,124,125,127,129,130,128,126,123,202|1,181,178,176,171,170,173,177,179,180,163,202|1,110,112,114,116,115,119,118,117,113,202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2</text:p>
          </table:table-cell>
          <table:table-cell table:number-columns-repeated="2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">
            <text:p>4.0</text:p>
          </table:table-cell>
          <table:table-cell office:value-type="float" office:value="121">
            <text:p>121.0</text:p>
          </table:table-cell>
          <table:table-cell office:value-type="float" office:value="841.9">
            <text:p>841.9</text:p>
          </table:table-cell>
          <table:table-cell office:value-type="float" office:value="835.26">
            <text:p>835.26</text:p>
          </table:table-cell>
          <table:table-cell office:value-type="percentage" office:value="0.00795">
            <text:p>0.80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60432">
            <text:p>60432</text:p>
          </table:table-cell>
          <table:table-cell office:value-type="string">
            <text:p>&lt;1,85,106,100,130,93,125,107,152|1,92,115,84,114,147,133,87,152|1,150,102,127,109,121,142,152|1,138,98,131,116,139,117,118,76,148,152|1,143,105,123,80,104,120,79,152|1,122,111,144,146,135,145,95,112,90,132,88,152|1,77,137,97,103,136,96,149,152|1,126,78,119,99,124,91,108,81,152|1,101,82,86,141,140,113,152|1,83,110,128,134,89,94,129,152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2</text:p>
          </table:table-cell>
          <table:table-cell table:number-columns-repeated="2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4">
            <text:p>4.0</text:p>
          </table:table-cell>
          <table:table-cell office:value-type="float" office:value="82">
            <text:p>82.0</text:p>
          </table:table-cell>
          <table:table-cell office:value-type="float" office:value="841">
            <text:p>841</text:p>
          </table:table-cell>
          <table:table-cell office:value-type="float" office:value="835.26">
            <text:p>835.26</text:p>
          </table:table-cell>
          <table:table-cell office:value-type="percentage" office:value="0.006872">
            <text:p>0.69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486">
            <text:p>60486</text:p>
          </table:table-cell>
          <table:table-cell office:value-type="string">
            <text:p>&lt;1,110,89,134,141,140,113,152|1,123,90,132,88,129,94,83,121,152|1,150,152|1,91,124,99,131,98,138,108,81,152|1,126,137,97,139,117,116,118,76,148,152|1,78,119,107,125,93,130,100,106,147,152|1,77,103,136,96,149,105,143,152|1,82,128,86,85,133,101,152|1,79,120,102,127,109,142,152|1,92,115,84,114,87,152|1,104,80,112,95,145,135,146,144,111,122,152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2</text:p>
          </table:table-cell>
          <table:table-cell table:number-columns-repeated="2"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4">
            <text:p>4.0</text:p>
          </table:table-cell>
          <table:table-cell office:value-type="float" office:value="148">
            <text:p>148.0</text:p>
          </table:table-cell>
          <table:table-cell office:value-type="float" office:value="843.6">
            <text:p>843.6</text:p>
          </table:table-cell>
          <table:table-cell office:value-type="float" office:value="835.26">
            <text:p>835.26</text:p>
          </table:table-cell>
          <table:table-cell office:value-type="percentage" office:value="0.009985">
            <text:p>1.00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527">
            <text:p>60527</text:p>
          </table:table-cell>
          <table:table-cell office:value-type="string">
            <text:p>&lt;1,83,129,94,89,134,128,110,152|1,85,106,100,130,93,125,107,152|1,88,132,90,112,95,145,135,146,144,111,122,152|1,92,115,84,114,147,133,87,152|1,149,96,136,97,103,137,77,152|1,138,98,131,116,139,117,118,76,148,152|1,101,82,86,141,140,113,152|1,126,78,119,99,124,91,108,81,152|1,79,120,104,80,123,105,143,152|1,150,142,109,121,127,102,152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2</text:p>
          </table:table-cell>
          <table:table-cell table:number-columns-repeated="2"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.0</text:p>
          </table:table-cell>
          <table:table-cell office:value-type="float" office:value="61">
            <text:p>61.0</text:p>
          </table:table-cell>
          <table:table-cell office:value-type="float" office:value="842.3">
            <text:p>842.3</text:p>
          </table:table-cell>
          <table:table-cell office:value-type="float" office:value="835.26">
            <text:p>835.26</text:p>
          </table:table-cell>
          <table:table-cell office:value-type="percentage" office:value="0.008429">
            <text:p>0.84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503">
            <text:p>60503</text:p>
          </table:table-cell>
          <table:table-cell office:value-type="string">
            <text:p>&lt;1,143,77,103,136,96,149,105,152|1,123,90,132,88,129,94,83,121,152|1,150,152|1,137,97,139,117,116,118,76,148,152|1,91,124,99,131,98,138,108,81,152|1,101,133,85,113,140,86,152|1,92,87,115,107,119,78,126,152|1,79,120,102,127,109,142,152|1,147,106,100,130,93,125,84,114,152|1,104,80,112,95,145,135,146,144,111,122,152|1,110,89,134,141,128,82,152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2</text:p>
          </table:table-cell>
          <table:table-cell table:number-columns-repeated="2"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4">
            <text:p>4.0</text:p>
          </table:table-cell>
          <table:table-cell office:value-type="float" office:value="48">
            <text:p>48.0</text:p>
          </table:table-cell>
          <table:table-cell office:value-type="float" office:value="843.8">
            <text:p>843.8</text:p>
          </table:table-cell>
          <table:table-cell office:value-type="float" office:value="835.26">
            <text:p>835.26</text:p>
          </table:table-cell>
          <table:table-cell office:value-type="percentage" office:value="0.010224">
            <text:p>1.02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387">
            <text:p>60387</text:p>
          </table:table-cell>
          <table:table-cell office:value-type="string">
            <text:p>&lt;1,150,152|1,137,97,139,117,116,118,76,148,152|1,125,93,130,100,84,114,87,101,152|1,86,113,85,106,147,133,152|1,143,77,103,136,96,149,105,152|1,123,90,132,88,129,94,110,83,121,152|1,104,80,112,95,145,135,146,144,111,122,152|1,81,108,138,98,131,99,124,91,152|1,142,109,127,102,120,79,152|1,140,141,134,89,128,82,152|1,126,78,119,107,115,92,152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2</text:p>
          </table:table-cell>
          <table:table-cell table:number-columns-repeated="2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4">
            <text:p>4.0</text:p>
          </table:table-cell>
          <table:table-cell office:value-type="float" office:value="41">
            <text:p>41.0</text:p>
          </table:table-cell>
          <table:table-cell office:value-type="float" office:value="840.4">
            <text:p>840.4</text:p>
          </table:table-cell>
          <table:table-cell office:value-type="float" office:value="835.26">
            <text:p>835.26</text:p>
          </table:table-cell>
          <table:table-cell office:value-type="percentage" office:value="0.006154">
            <text:p>0.62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323">
            <text:p>60323</text:p>
          </table:table-cell>
          <table:table-cell office:value-type="string">
            <text:p>&lt;1,92,115,84,114,147,133,87,152|1,79,120,104,80,123,105,143,152|1,88,132,90,112,95,145,135,146,144,111,122,152|1,110,128,134,89,94,129,83,152|1,149,96,136,103,97,137,77,152|1,150,102,127,121,109,142,152|1,138,98,131,116,139,117,118,76,148,152|1,85,106,100,130,93,125,107,152|1,101,82,86,141,140,113,152|1,126,78,119,99,124,91,108,81,152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2</text:p>
          </table:table-cell>
          <table:table-cell table:number-columns-repeated="2"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4">
            <text:p>4.0</text:p>
          </table:table-cell>
          <table:table-cell office:value-type="float" office:value="104">
            <text:p>104.0</text:p>
          </table:table-cell>
          <table:table-cell office:value-type="float" office:value="840.4">
            <text:p>840.4</text:p>
          </table:table-cell>
          <table:table-cell office:value-type="float" office:value="835.26">
            <text:p>835.26</text:p>
          </table:table-cell>
          <table:table-cell office:value-type="percentage" office:value="0.006154">
            <text:p>0.62%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474">
            <text:p>60474</text:p>
          </table:table-cell>
          <table:table-cell office:value-type="string">
            <text:p>&lt;1,79,120,104,80,123,105,143,152|1,110,128,134,89,94,129,83,152|1,77,137,97,103,136,96,149,152|1,81,108,91,124,99,119,78,126,152|1,85,106,100,130,93,125,107,152|1,142,109,121,127,102,150,152|1,101,82,86,141,140,113,152|1,92,115,84,114,147,133,87,152|1,122,111,144,146,135,145,95,112,90,132,88,152|1,138,98,131,116,139,117,118,76,148,152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2</text:p>
          </table:table-cell>
          <table:table-cell table:number-columns-repeated="2"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4">
            <text:p>4.0</text:p>
          </table:table-cell>
          <table:table-cell office:value-type="float" office:value="101">
            <text:p>101.0</text:p>
          </table:table-cell>
          <table:table-cell office:value-type="float" office:value="842.2">
            <text:p>842.2</text:p>
          </table:table-cell>
          <table:table-cell office:value-type="float" office:value="835.26">
            <text:p>835.26</text:p>
          </table:table-cell>
          <table:table-cell office:value-type="percentage" office:value="0.008309">
            <text:p>0.83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347">
            <text:p>60347</text:p>
          </table:table-cell>
          <table:table-cell office:value-type="string">
            <text:p>&lt;1,147,106,100,130,93,125,84,114,152|1,85,140,141,134,89,110,152|1,92,87,115,107,119,78,126,152|1,150,152|1,82,128,86,113,133,101,152|1,137,97,139,117,116,118,76,148,152|1,79,120,102,127,109,142,152|1,123,90,132,88,129,94,83,121,152|1,104,80,112,95,145,135,146,144,111,122,152|1,91,124,99,131,98,138,108,81,152|1,105,149,96,136,103,77,143,152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2</text:p>
          </table:table-cell>
          <table:table-cell table:number-columns-repeated="2"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4">
            <text:p>4.0</text:p>
          </table:table-cell>
          <table:table-cell office:value-type="float" office:value="62">
            <text:p>62.0</text:p>
          </table:table-cell>
          <table:table-cell office:value-type="float" office:value="841.2">
            <text:p>841.2</text:p>
          </table:table-cell>
          <table:table-cell office:value-type="float" office:value="835.26">
            <text:p>835.26</text:p>
          </table:table-cell>
          <table:table-cell office:value-type="percentage" office:value="0.007112">
            <text:p>0.71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246">
            <text:p>60246</text:p>
          </table:table-cell>
          <table:table-cell office:value-type="string">
            <text:p>&lt;1,122,111,144,146,135,145,95,112,80,104,152|1,91,124,99,131,98,138,108,81,152|1,143,77,103,136,96,149,105,152|1,123,90,132,88,129,94,83,121,152|1,110,89,134,141,140,113,152|1,147,106,100,130,93,125,84,114,152|1,150,152|1,82,128,86,85,133,101,152|1,79,120,102,127,109,142,152|1,92,87,115,107,119,78,126,152|1,137,97,139,117,116,118,76,148,152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2</text:p>
          </table:table-cell>
          <table:table-cell table:number-columns-repeated="2"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4">
            <text:p>4.0</text:p>
          </table:table-cell>
          <table:table-cell office:value-type="float" office:value="97">
            <text:p>97.0</text:p>
          </table:table-cell>
          <table:table-cell office:value-type="float" office:value="840.7">
            <text:p>840.7</text:p>
          </table:table-cell>
          <table:table-cell office:value-type="float" office:value="835.26">
            <text:p>835.26</text:p>
          </table:table-cell>
          <table:table-cell office:value-type="percentage" office:value="0.006513">
            <text:p>0.65%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60198">
            <text:p>60198</text:p>
          </table:table-cell>
          <table:table-cell office:value-type="string">
            <text:p>&lt;1,123,90,132,88,129,94,83,121,152|1,137,97,139,117,116,118,76,148,126,152|1,105,149,96,136,103,77,143,152|1,78,119,107,125,93,130,100,106,152|1,79,120,102,127,109,142,152|1,122,111,144,146,135,145,95,112,80,104,152|1,147,85,140,141,134,89,110,152|1,82,128,86,113,133,101,152|1,150,152|1,91,124,99,131,98,138,108,81,152|1,92,115,84,114,87,152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">
            <text:p>9.0</text:p>
          </table:table-cell>
          <table:table-cell office:value-type="float" office:value="236">
            <text:p>236.0</text:p>
          </table:table-cell>
          <table:table-cell office:value-type="float" office:value="837.4">
            <text:p>837.4</text:p>
          </table:table-cell>
          <table:table-cell office:value-type="float" office:value="826.14">
            <text:p>826.14</text:p>
          </table:table-cell>
          <table:table-cell office:value-type="percentage" office:value="0.01363">
            <text:p>1.36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79415">
            <text:p>79415</text:p>
          </table:table-cell>
          <table:table-cell office:value-type="string">
            <text:p>&lt;1,152,118,108,146,147,136,149,164,111,119,148,182,107,202|1,159,196,199,193,185,161,105,184,117,145,183,160,202|1,102,157,115,143,142,114,144,138,186,116,191,200,137,198,192,202|1,128,112,180,168,129,124,155,125,104,154,126,202|1,173,174,122,141,123,167,139,156,175,172,121,140,202|1,189,106,194,195,197,187,113,158,153,202|1,150,133,181,151,109,171,165,135,134,178,179,103,177,176,202|1,101,170,130,120,166,132,190,163,110,162,188,131,169,127,202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">
            <text:p>9.0</text:p>
          </table:table-cell>
          <table:table-cell office:value-type="float" office:value="140">
            <text:p>140.0</text:p>
          </table:table-cell>
          <table:table-cell office:value-type="float" office:value="834.4">
            <text:p>834.4</text:p>
          </table:table-cell>
          <table:table-cell office:value-type="float" office:value="826.14">
            <text:p>826.14</text:p>
          </table:table-cell>
          <table:table-cell office:value-type="percentage" office:value="0.009998">
            <text:p>1.00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79505">
            <text:p>79505</text:p>
          </table:table-cell>
          <table:table-cell office:value-type="string">
            <text:p>&lt;1,173,174,122,141,123,167,139,156,175,172,121,140,202|1,153,113,187,197,192,159,195,194,106,189,202|1,101,170,130,120,166,132,190,163,110,162,188,131,169,127,202|1,150,133,181,151,109,171,165,135,134,178,179,103,177,176,202|1,158,102,157,142,115,143,114,144,138,186,116,191,200,137,198,202|1,128,112,180,168,129,124,154,155,125,104,126,202|1,118,108,146,147,136,149,164,111,119,148,182,107,152,202|1,196,199,193,185,161,105,184,117,145,183,160,202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">
            <text:p>9.0</text:p>
          </table:table-cell>
          <table:table-cell office:value-type="float" office:value="171">
            <text:p>171.0</text:p>
          </table:table-cell>
          <table:table-cell office:value-type="float" office:value="831.5">
            <text:p>831.5</text:p>
          </table:table-cell>
          <table:table-cell office:value-type="float" office:value="826.14">
            <text:p>826.14</text:p>
          </table:table-cell>
          <table:table-cell office:value-type="percentage" office:value="0.006488">
            <text:p>0.65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79574">
            <text:p>79574</text:p>
          </table:table-cell>
          <table:table-cell office:value-type="string">
            <text:p>&lt;1,128,112,180,168,129,124,155,125,104,154,126,202|1,158,102,157,142,115,143,114,144,138,186,116,191,200,137,198,192,202|1,118,108,146,147,136,149,164,111,119,148,182,107,152,202|1,101,170,130,120,166,132,190,163,110,162,188,131,169,127,202|1,150,133,181,151,109,171,165,135,134,178,179,103,177,176,202|1,160,183,145,117,184,105,161,185,193,159,199,196,106,202|1,140,121,172,175,156,139,167,123,141,122,174,173,202|1,189,194,195,197,187,113,153,202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">
            <text:p>10.0</text:p>
          </table:table-cell>
          <table:table-cell office:value-type="float" office:value="300">
            <text:p>300.0</text:p>
          </table:table-cell>
          <table:table-cell office:value-type="float" office:value="839.5">
            <text:p>839.5</text:p>
          </table:table-cell>
          <table:table-cell office:value-type="float" office:value="826.14">
            <text:p>826.14</text:p>
          </table:table-cell>
          <table:table-cell office:value-type="percentage" office:value="0.016172">
            <text:p>1.62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.0141">
            <text:p>1.41%</text:p>
          </table:table-cell>
          <table:table-cell office:value-type="string">
            <text:p>TIME_LIMIT</text:p>
          </table:table-cell>
          <table:table-cell office:value-type="float" office:value="79589">
            <text:p>79589</text:p>
          </table:table-cell>
          <table:table-cell office:value-type="string">
            <text:p>&lt;1,161,116,186,138,144,114,143,115,141,122,174,173,121,140,202|1,126,154,104,155,125,139,167,123,156,175,172,202|1,113,197,187,142,157,102,158,153,202|1,131,110,132,190,163,164,149,119,111,162,188,152,127,202|1,106,196,199,159,193,185,191,200,198,137,192,195,194,202|1,107,182,148,147,136,146,108,145,117,184,105,183,160,118,189,202|1,169,101,170,130,120,166,165,171,135,134,178,181,109,151,133,202|1,150,176,177,103,179,129,124,168,180,112,128,202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">
            <text:p>9.0</text:p>
          </table:table-cell>
          <table:table-cell office:value-type="float" office:value="115">
            <text:p>115.0</text:p>
          </table:table-cell>
          <table:table-cell office:value-type="float" office:value="834.8">
            <text:p>834.8</text:p>
          </table:table-cell>
          <table:table-cell office:value-type="float" office:value="826.14">
            <text:p>826.14</text:p>
          </table:table-cell>
          <table:table-cell office:value-type="percentage" office:value="0.010482">
            <text:p>1.05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79320">
            <text:p>79320</text:p>
          </table:table-cell>
          <table:table-cell office:value-type="string">
            <text:p>&lt;1,126,154,104,155,125,139,167,123,156,175,172,202|1,106,196,199,159,193,185,191,200,198,137,192,195,194,202|1,169,101,150,133,181,151,109,135,171,165,166,120,130,170,202|1,161,116,186,138,144,114,143,115,141,122,174,173,121,140,202|1,112,180,168,124,129,134,178,179,103,177,176,128,127,202|1,131,110,132,190,163,164,149,136,146,145,117,184,105,160,202|1,152,107,188,162,111,119,147,148,182,108,183,118,189,202|1,113,197,187,142,157,102,158,153,202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">
            <text:p>9.0</text:p>
          </table:table-cell>
          <table:table-cell office:value-type="float" office:value="100">
            <text:p>100.0</text:p>
          </table:table-cell>
          <table:table-cell office:value-type="float" office:value="834.9">
            <text:p>834.9</text:p>
          </table:table-cell>
          <table:table-cell office:value-type="float" office:value="826.14">
            <text:p>826.14</text:p>
          </table:table-cell>
          <table:table-cell office:value-type="percentage" office:value="0.010604">
            <text:p>1.06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79474">
            <text:p>79474</text:p>
          </table:table-cell>
          <table:table-cell office:value-type="string">
            <text:p>&lt;1,189,106,194,195,192,197,187,113,202|1,137,200,191,116,186,138,144,114,143,115,142,157,102,158,153,202|1,140,121,172,175,156,139,167,123,141,122,174,173,202|1,160,183,145,117,184,105,161,185,198,193,159,199,196,202|1,118,108,146,147,136,149,164,111,119,148,182,107,152,202|1,150,133,181,151,109,171,165,135,134,178,179,103,177,176,202|1,101,170,130,120,166,132,190,163,110,162,188,131,169,127,202|1,128,112,180,168,129,124,155,125,104,154,126,202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9">
            <text:p>9.0</text:p>
          </table:table-cell>
          <table:table-cell office:value-type="float" office:value="135">
            <text:p>135.0</text:p>
          </table:table-cell>
          <table:table-cell office:value-type="float" office:value="835.5">
            <text:p>835.5</text:p>
          </table:table-cell>
          <table:table-cell office:value-type="float" office:value="826.14">
            <text:p>826.14</text:p>
          </table:table-cell>
          <table:table-cell office:value-type="percentage" office:value="0.01133">
            <text:p>1.13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79428">
            <text:p>79428</text:p>
          </table:table-cell>
          <table:table-cell office:value-type="string">
            <text:p>&lt;1,194,195,192,137,198,200,191,185,193,159,199,196,202|1,150,133,181,109,178,134,135,171,165,166,120,151,101,169,202|1,122,141,115,143,114,144,138,186,116,161,117,184,105,160,106,202|1,126,112,168,180,154,124,129,179,103,177,176,128,202|1,113,197,187,142,157,102,158,153,202|1,152,107,182,148,119,111,162,110,188,131,127,202|1,104,155,125,139,167,123,156,175,174,172,173,121,140,202|1,189,118,183,108,145,146,147,136,149,164,163,190,132,130,170,202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9">
            <text:p>9.0</text:p>
          </table:table-cell>
          <table:table-cell office:value-type="float" office:value="294">
            <text:p>294.0</text:p>
          </table:table-cell>
          <table:table-cell office:value-type="float" office:value="834.7">
            <text:p>834.7</text:p>
          </table:table-cell>
          <table:table-cell office:value-type="float" office:value="826.14">
            <text:p>826.14</text:p>
          </table:table-cell>
          <table:table-cell office:value-type="percentage" office:value="0.010361">
            <text:p>1.04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79181">
            <text:p>79181</text:p>
          </table:table-cell>
          <table:table-cell office:value-type="string">
            <text:p>&lt;1,173,174,122,141,123,167,139,156,175,172,121,140,202|1,101,170,130,120,166,132,190,163,110,162,188,131,169,127,202|1,150,133,181,151,109,171,165,135,134,178,179,103,177,176,202|1,128,112,180,168,129,124,155,125,104,154,126,202|1,189,106,194,195,197,187,113,153,202|1,160,183,145,117,184,105,161,185,193,159,199,196,202|1,152,118,108,146,147,136,149,164,111,119,148,182,107,202|1,158,102,157,142,115,143,114,144,138,186,116,191,200,198,137,192,202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9">
            <text:p>9.0</text:p>
          </table:table-cell>
          <table:table-cell office:value-type="float" office:value="292">
            <text:p>292.0</text:p>
          </table:table-cell>
          <table:table-cell office:value-type="float" office:value="834.6">
            <text:p>834.6</text:p>
          </table:table-cell>
          <table:table-cell office:value-type="float" office:value="826.14">
            <text:p>826.14</text:p>
          </table:table-cell>
          <table:table-cell office:value-type="percentage" office:value="0.01024">
            <text:p>1.02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79199">
            <text:p>79199</text:p>
          </table:table-cell>
          <table:table-cell office:value-type="string">
            <text:p>&lt;1,159,196,199,193,185,161,105,184,117,145,183,160,202|1,121,172,175,156,139,167,123,141,122,174,173,140,202|1,189,106,194,195,197,187,113,153,202|1,128,112,180,168,129,124,155,125,104,154,126,202|1,118,108,146,147,136,149,164,111,119,148,182,107,152,202|1,150,133,181,151,109,171,165,135,134,178,179,103,177,176,202|1,192,137,198,200,191,116,186,138,144,114,143,115,142,157,102,158,202|1,101,170,130,120,166,132,190,163,110,162,188,131,169,127,202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0">
            <text:p>10.0</text:p>
          </table:table-cell>
          <table:table-cell office:value-type="float" office:value="152">
            <text:p>152.0</text:p>
          </table:table-cell>
          <table:table-cell office:value-type="float" office:value="837.5">
            <text:p>837.5</text:p>
          </table:table-cell>
          <table:table-cell office:value-type="float" office:value="826.14">
            <text:p>826.14</text:p>
          </table:table-cell>
          <table:table-cell office:value-type="percentage" office:value="0.013751">
            <text:p>1.38%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79437">
            <text:p>79437</text:p>
          </table:table-cell>
          <table:table-cell office:value-type="string">
            <text:p>&lt;1,128,112,180,168,129,124,155,125,104,154,126,202|1,152,107,182,148,147,146,136,149,164,111,119,162,188,202|1,140,121,172,175,156,139,167,123,141,122,174,173,202|1,150,133,181,151,109,171,165,135,134,178,179,103,177,176,202|1,153,113,187,197,192,159,195,194,106,202|1,131,110,163,190,132,166,120,130,170,101,169,127,202|1,196,199,193,185,161,105,160,184,117,145,108,183,118,189,202|1,158,102,157,142,115,143,114,144,138,186,116,191,200,137,198,202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8">
            <text:p>18.0</text:p>
          </table:table-cell>
          <table:table-cell office:value-type="float" office:value="300">
            <text:p>300.0</text:p>
          </table:table-cell>
          <table:table-cell office:value-type="float" office:value="1060">
            <text:p>1060</text:p>
          </table:table-cell>
          <table:table-cell office:value-type="float" office:value="1028.42">
            <text:p>1028.42</text:p>
          </table:table-cell>
          <table:table-cell office:value-type="percentage" office:value="0.030707">
            <text:p>3.07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244">
            <text:p>2.44%</text:p>
          </table:table-cell>
          <table:table-cell office:value-type="string">
            <text:p>TIME_LIMIT</text:p>
          </table:table-cell>
          <table:table-cell office:value-type="float" office:value="113277">
            <text:p>113277</text:p>
          </table:table-cell>
          <table:table-cell office:value-type="string">
            <text:p>&lt;1,277,181,160,258,276,213,240,182,281,180,220,251,219,302|1,261,200,252,183,231,270,159,253,201,151,282,302|1,246,254,249,243,235,241,250,248,187,242,209,244,302|1,226,266,218,230,300,271,179,174,284,259,162,288,178,302|1,211,166,291,236,263,167,234,155,268,210,302|1,202,256,157,273,169,186,293,199,214,257,161,212,298,238,302|1,168,232,198,197,274,196,158,264,195,275,233,302|1,163,247,237,192,292,269,194,290,188,164,193,165,207,294,302|1,260,154,289,189,217,175,205,280,204,299,176,255,302|1,287,152,265,295,191,172,283,225,173,206,224,222,223,171,190,302|1,272,170,278,216,221,215,286,185,285,184,228,279,229,153,227,302|1,177,296,262,239,297,156,245,267,208,203,302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8">
            <text:p>18.0</text:p>
          </table:table-cell>
          <table:table-cell office:value-type="float" office:value="300">
            <text:p>300.0</text:p>
          </table:table-cell>
          <table:table-cell office:value-type="float" office:value="1054.5">
            <text:p>1054.5</text:p>
          </table:table-cell>
          <table:table-cell office:value-type="float" office:value="1028.42">
            <text:p>1028.42</text:p>
          </table:table-cell>
          <table:table-cell office:value-type="percentage" office:value="0.025359">
            <text:p>2.54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195">
            <text:p>1.95%</text:p>
          </table:table-cell>
          <table:table-cell office:value-type="string">
            <text:p>TIME_LIMIT</text:p>
          </table:table-cell>
          <table:table-cell office:value-type="float" office:value="113411">
            <text:p>113411</text:p>
          </table:table-cell>
          <table:table-cell office:value-type="string">
            <text:p>&lt;1,262,163,267,245,247,237,192,292,193,165,207,294,287,208,302|1,260,154,206,173,217,189,289,175,205,280,204,299,302|1,177,282,219,251,220,180,281,182,240,258,160,181,277,302|1,242,187,250,241,291,194,269,164,188,290,236,166,302|1,203,255,190,171,223,222,224,225,283,172,191,295,265,152,302|1,261,200,252,183,231,270,159,253,201,272,151,302|1,239,297,156,246,254,249,209,244,302|1,296,202,256,157,232,198,273,169,257,161,212,298,238,302|1,170,278,216,221,215,286,185,285,184,228,279,229,153,227,226,302|1,178,288,266,218,300,230,271,179,174,284,259,162,176,302|1,233,264,158,275,195,196,274,197,186,293,199,214,213,276,302|1,168,210,268,155,234,167,263,211,235,248,243,302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8">
            <text:p>18.0</text:p>
          </table:table-cell>
          <table:table-cell office:value-type="float" office:value="300">
            <text:p>300.0</text:p>
          </table:table-cell>
          <table:table-cell office:value-type="float" office:value="1065.7">
            <text:p>1065.7</text:p>
          </table:table-cell>
          <table:table-cell office:value-type="float" office:value="1028.42">
            <text:p>1028.42</text:p>
          </table:table-cell>
          <table:table-cell office:value-type="percentage" office:value="0.03625">
            <text:p>3.63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308">
            <text:p>3.08%</text:p>
          </table:table-cell>
          <table:table-cell office:value-type="string">
            <text:p>TIME_LIMIT</text:p>
          </table:table-cell>
          <table:table-cell office:value-type="float" office:value="113339">
            <text:p>113339</text:p>
          </table:table-cell>
          <table:table-cell office:value-type="string">
            <text:p>&lt;1,262,244,245,267,247,237,287,163,302|1,219,251,220,272,180,170,278,281,182,240,213,276,258,160,181,302|1,190,171,223,222,224,225,283,172,191,295,265,152,208,203,302|1,178,288,162,300,230,218,271,179,174,284,280,204,259,302|1,282,151,201,253,159,270,231,183,252,200,261,302|1,243,211,166,263,167,275,195,234,155,268,210,302|1,177,296,277,238,298,212,273,169,198,232,157,256,202,302|1,216,221,215,286,185,285,184,228,279,229,153,227,266,226,302|1,192,292,269,194,291,236,290,188,164,193,165,207,294,302|1,206,173,217,189,289,175,205,154,260,299,176,255,302|1,297,156,246,249,254,235,241,250,248,187,242,209,302|1,257,161,214,199,293,186,197,274,196,158,264,233,168,239,302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8">
            <text:p>18.0</text:p>
          </table:table-cell>
          <table:table-cell office:value-type="float" office:value="289">
            <text:p>289.0</text:p>
          </table:table-cell>
          <table:table-cell office:value-type="float" office:value="1045.6">
            <text:p>1045.6</text:p>
          </table:table-cell>
          <table:table-cell office:value-type="float" office:value="1028.42">
            <text:p>1028.42</text:p>
          </table:table-cell>
          <table:table-cell office:value-type="percentage" office:value="0.016705">
            <text:p>1.67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13715">
            <text:p>113715</text:p>
          </table:table-cell>
          <table:table-cell office:value-type="string">
            <text:p>&lt;1,151,201,253,159,270,231,183,252,200,261,178,302|1,247,242,248,235,241,250,187,192,292,193,165,207,294,237,287,208,302|1,203,255,190,171,223,222,224,225,283,172,191,295,265,152,302|1,296,239,297,156,244,262,302|1,256,157,273,169,186,293,199,214,257,161,212,298,238,277,302|1,163,267,245,246,254,249,209,243,155,268,210,302|1,272,170,278,216,221,215,286,185,285,184,228,279,229,153,227,302|1,177,282,219,251,220,180,281,182,240,213,276,258,160,181,302|1,234,167,263,236,290,188,164,269,194,291,166,211,302|1,176,299,280,205,175,289,189,217,173,206,154,260,302|1,168,233,195,275,264,158,196,274,197,198,232,202,302|1,226,266,218,300,230,271,179,174,284,204,259,162,288,302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8">
            <text:p>18.0</text:p>
          </table:table-cell>
          <table:table-cell office:value-type="float" office:value="300">
            <text:p>300.0</text:p>
          </table:table-cell>
          <table:table-cell office:value-type="float" office:value="1051.6">
            <text:p>1051.6</text:p>
          </table:table-cell>
          <table:table-cell office:value-type="float" office:value="1028.42">
            <text:p>1028.42</text:p>
          </table:table-cell>
          <table:table-cell office:value-type="percentage" office:value="0.022539">
            <text:p>2.25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174">
            <text:p>1.74%</text:p>
          </table:table-cell>
          <table:table-cell office:value-type="string">
            <text:p>TIME_LIMIT</text:p>
          </table:table-cell>
          <table:table-cell office:value-type="float" office:value="113328">
            <text:p>113328</text:p>
          </table:table-cell>
          <table:table-cell office:value-type="string">
            <text:p>&lt;1,282,219,251,220,180,281,182,240,213,276,258,160,181,277,302|1,166,291,194,269,290,188,164,292,192,193,165,207,294,237,302|1,267,245,247,242,187,248,250,241,235,243,209,249,254,246,302|1,262,297,156,244,163,208,203,302|1,168,232,198,274,197,186,196,195,275,158,264,233,302|1,287,152,265,295,191,172,283,225,173,206,224,222,223,171,190,302|1,261,200,252,183,231,270,159,253,201,151,177,302|1,272,170,278,216,221,215,286,185,285,184,228,279,229,153,227,302|1,296,202,256,157,273,169,293,199,214,161,257,212,298,238,302|1,178,288,162,259,284,174,179,271,300,230,218,266,226,302|1,260,154,289,189,217,175,205,280,204,299,176,255,302|1,239,155,211,236,263,167,234,268,210,302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8">
            <text:p>18.0</text:p>
          </table:table-cell>
          <table:table-cell office:value-type="float" office:value="300">
            <text:p>300.0</text:p>
          </table:table-cell>
          <table:table-cell office:value-type="float" office:value="1055.5">
            <text:p>1055.5</text:p>
          </table:table-cell>
          <table:table-cell office:value-type="float" office:value="1028.42">
            <text:p>1028.42</text:p>
          </table:table-cell>
          <table:table-cell office:value-type="percentage" office:value="0.026332">
            <text:p>2.63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178">
            <text:p>1.78%</text:p>
          </table:table-cell>
          <table:table-cell office:value-type="string">
            <text:p>TIME_LIMIT</text:p>
          </table:table-cell>
          <table:table-cell office:value-type="float" office:value="113265">
            <text:p>113265</text:p>
          </table:table-cell>
          <table:table-cell office:value-type="string">
            <text:p>&lt;1,262,297,156,244,163,208,203,302|1,267,247,237,294,207,165,193,292,192,187,250,241,235,248,242,245,302|1,261,200,252,183,231,270,159,253,201,151,219,282,302|1,234,167,263,236,290,188,164,269,194,291,166,211,302|1,233,275,195,264,158,196,274,197,198,232,168,302|1,287,152,265,295,191,172,283,225,224,222,223,171,190,255,302|1,256,157,273,169,186,293,199,214,257,161,212,298,238,202,302|1,178,288,266,218,230,300,271,179,174,284,259,162,176,302|1,260,154,206,173,217,189,289,175,205,280,204,299,302|1,251,220,272,180,281,182,240,213,276,258,160,181,277,296,177,302|1,239,246,254,249,209,243,155,268,210,302|1,170,278,216,221,215,286,185,285,184,228,279,229,153,227,226,302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18">
            <text:p>18.0</text:p>
          </table:table-cell>
          <table:table-cell office:value-type="float" office:value="300">
            <text:p>300.0</text:p>
          </table:table-cell>
          <table:table-cell office:value-type="float" office:value="1057.5">
            <text:p>1057.5</text:p>
          </table:table-cell>
          <table:table-cell office:value-type="float" office:value="1028.42">
            <text:p>1028.42</text:p>
          </table:table-cell>
          <table:table-cell office:value-type="percentage" office:value="0.028276">
            <text:p>2.83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235">
            <text:p>2.35%</text:p>
          </table:table-cell>
          <table:table-cell office:value-type="string">
            <text:p>TIME_LIMIT</text:p>
          </table:table-cell>
          <table:table-cell office:value-type="float" office:value="113445">
            <text:p>113445</text:p>
          </table:table-cell>
          <table:table-cell office:value-type="string">
            <text:p>&lt;1,262,156,246,254,249,243,235,241,250,187,248,242,209,302|1,226,227,153,229,279,228,184,285,185,286,215,221,216,278,170,302|1,266,218,300,230,271,179,174,284,280,204,259,162,288,302|1,261,200,252,183,231,270,159,253,201,272,151,282,302|1,168,233,275,195,264,158,196,274,197,198,232,302|1,277,181,160,258,276,213,240,182,281,180,220,251,219,296,302|1,203,255,176,299,178,177,302|1,152,265,207,192,292,164,269,194,290,188,193,165,295,191,172,283,224,223,302|1,239,297,244,163,267,245,247,237,294,287,208,302|1,260,154,205,175,289,189,217,173,206,225,222,171,190,302|1,202,256,157,273,169,186,293,199,214,257,161,212,298,238,302|1,211,166,291,236,263,167,234,155,268,210,302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">
            <text:p>7</text:p>
          </table:table-cell>
          <table:table-cell office:value-type="float" office:value="18">
            <text:p>18.0</text:p>
          </table:table-cell>
          <table:table-cell office:value-type="float" office:value="300">
            <text:p>300.0</text:p>
          </table:table-cell>
          <table:table-cell office:value-type="float" office:value="1056.1">
            <text:p>1056.1</text:p>
          </table:table-cell>
          <table:table-cell office:value-type="float" office:value="1028.42">
            <text:p>1028.42</text:p>
          </table:table-cell>
          <table:table-cell office:value-type="percentage" office:value="0.026915">
            <text:p>2.69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207">
            <text:p>2.07%</text:p>
          </table:table-cell>
          <table:table-cell office:value-type="string">
            <text:p>TIME_LIMIT</text:p>
          </table:table-cell>
          <table:table-cell office:value-type="float" office:value="113328">
            <text:p>113328</text:p>
          </table:table-cell>
          <table:table-cell office:value-type="string">
            <text:p>&lt;1,262,239,297,156,244,163,208,203,302|1,178,261,200,252,183,231,270,159,253,201,151,302|1,277,181,160,258,276,213,240,182,281,180,220,251,219,282,296,302|1,177,272,170,278,216,221,215,286,185,285,184,228,279,229,302|1,267,245,247,237,192,292,269,194,290,188,164,193,165,207,294,302|1,255,176,299,204,280,205,175,217,189,289,154,260,302|1,202,256,157,273,169,186,293,199,214,257,161,212,298,238,302|1,288,162,259,300,230,218,284,174,179,271,153,227,266,226,302|1,287,152,265,295,191,172,283,225,173,206,224,222,223,171,190,302|1,211,166,291,236,263,167,234,155,268,210,302|1,246,249,254,243,235,241,250,248,187,242,209,302|1,233,275,195,264,158,196,274,197,198,232,168,302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8">
            <text:p>18.0</text:p>
          </table:table-cell>
          <table:table-cell office:value-type="float" office:value="302">
            <text:p>302.0</text:p>
          </table:table-cell>
          <table:table-cell office:value-type="float" office:value="1053">
            <text:p>1053</text:p>
          </table:table-cell>
          <table:table-cell office:value-type="float" office:value="1028.42">
            <text:p>1028.42</text:p>
          </table:table-cell>
          <table:table-cell office:value-type="percentage" office:value="0.023901">
            <text:p>2.39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19">
            <text:p>1.90%</text:p>
          </table:table-cell>
          <table:table-cell office:value-type="string">
            <text:p>TIME_LIMIT</text:p>
          </table:table-cell>
          <table:table-cell office:value-type="float" office:value="113348">
            <text:p>113348</text:p>
          </table:table-cell>
          <table:table-cell office:value-type="string">
            <text:p>&lt;1,272,170,278,216,221,215,286,185,285,184,228,279,229,153,227,302|1,226,266,218,230,300,271,179,174,284,204,259,162,288,302|1,202,256,157,232,198,273,169,257,161,212,298,238,302|1,262,239,297,156,246,249,254,209,244,302|1,168,210,268,155,234,167,263,211,235,248,243,302|1,166,291,236,290,188,164,269,194,241,250,187,242,245,302|1,163,267,247,237,192,292,193,165,207,294,287,208,302|1,203,255,190,171,223,222,224,225,283,172,191,295,265,152,302|1,233,264,158,275,195,196,274,197,186,293,199,214,213,276,302|1,296,177,282,219,251,220,180,281,182,240,258,160,181,277,302|1,151,201,253,159,270,231,183,252,200,261,178,302|1,176,299,260,154,206,173,217,189,289,175,205,280,302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4</text:p>
          </table:table-cell>
          <table:table-cell table:number-columns-repeated="2"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19">
            <text:p>19.0</text:p>
          </table:table-cell>
          <table:table-cell office:value-type="float" office:value="300">
            <text:p>300.0</text:p>
          </table:table-cell>
          <table:table-cell office:value-type="float" office:value="1057.3">
            <text:p>1057.3</text:p>
          </table:table-cell>
          <table:table-cell office:value-type="float" office:value="1028.42">
            <text:p>1028.42</text:p>
          </table:table-cell>
          <table:table-cell office:value-type="percentage" office:value="0.028082">
            <text:p>2.81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.0242">
            <text:p>2.42%</text:p>
          </table:table-cell>
          <table:table-cell office:value-type="string">
            <text:p>TIME_LIMIT</text:p>
          </table:table-cell>
          <table:table-cell office:value-type="float" office:value="113003">
            <text:p>113003</text:p>
          </table:table-cell>
          <table:table-cell office:value-type="string">
            <text:p>&lt;1,259,204,280,284,174,179,271,218,300,230,162,288,178,302|1,216,221,215,286,185,285,184,228,279,229,153,227,266,226,302|1,203,190,171,223,222,224,225,283,172,191,295,265,152,208,302|1,238,298,212,257,169,273,198,232,157,256,202,296,302|1,206,173,217,189,289,175,205,154,260,299,176,255,302|1,177,239,297,156,244,262,302|1,246,249,254,243,235,211,234,155,268,210,168,302|1,245,267,247,242,209,248,187,192,292,193,165,207,294,237,287,163,302|1,233,264,158,275,195,196,274,197,186,293,199,214,161,302|1,167,263,236,290,188,164,269,194,291,166,241,250,302|1,277,181,160,258,276,213,240,182,281,278,170,180,220,251,219,302|1,261,200,252,183,231,270,159,253,201,272,151,282,302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340.2">
            <text:p>1340.2</text:p>
          </table:table-cell>
          <table:table-cell office:value-type="float" office:value="1291.29">
            <text:p>1291.29</text:p>
          </table:table-cell>
          <table:table-cell office:value-type="percentage" office:value="0.037877">
            <text:p>3.79%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 office:value-type="percentage" office:value="0.0282">
            <text:p>2.82%</text:p>
          </table:table-cell>
          <table:table-cell office:value-type="string">
            <text:p>TIME_LIMIT</text:p>
          </table:table-cell>
          <table:table-cell office:value-type="float" office:value="141838">
            <text:p>141838</text:p>
          </table:table-cell>
          <table:table-cell office:value-type="string">
            <text:p>&lt;1,345,352,281,247,322,218,306,374,210,261,358,400|1,204,372,260,215,390,340,243,318,391,341,241,371,286,400|1,227,353,337,225,379,239,304,252,400|1,251,305,393,206,381,347,287,230,389,326,366,400|1,348,394,378,253,329,364,254,224,369,266,222,274,400|1,226,331,268,361,300,269,229,359,330,231,307,388,209,400|1,245,323,367,246,235,342,248,263,380,262,325,289,400|1,302,360,270,334,234,335,264,265,387,219,327,321,400|1,282,398,324,244,373,207,313,217,365,288,355,400|1,351,257,336,201,377,314,344,240,221,332,273,370,272,400|1,249,384,363,233,277,368,328,278,357,202,276,395,275,400|1,259,317,283,216,312,285,339,237,213,242,214,256,343,400|1,303,298,258,292,284,290,392,299,297,236,291,350,296,316,400|1,383,315,267,349,279,320,228,223,362,333,376,308,211,400|1,375,200,250,208,319,280,232,356,301,310,400|1,397,309,354,203,386,338,238,385,255,396,271,220,400|1,212,294,295,293,382,205,346,311,400||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340.2">
            <text:p>1340.2</text:p>
          </table:table-cell>
          <table:table-cell office:value-type="float" office:value="1291.29">
            <text:p>1291.29</text:p>
          </table:table-cell>
          <table:table-cell office:value-type="percentage" office:value="0.037877">
            <text:p>3.79%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 office:value-type="percentage" office:value="0.0283">
            <text:p>2.83%</text:p>
          </table:table-cell>
          <table:table-cell office:value-type="string">
            <text:p>TIME_LIMIT</text:p>
          </table:table-cell>
          <table:table-cell office:value-type="float" office:value="141816">
            <text:p>141816</text:p>
          </table:table-cell>
          <table:table-cell office:value-type="string">
            <text:p>&lt;1,204,283,372,216,312,285,339,237,213,242,214,256,343,400|1,331,268,361,300,269,229,359,330,231,289,307,388,209,400|1,384,278,328,277,363,233,368,228,320,362,223,333,253,376,400|1,325,262,380,263,248,342,235,246,367,323,247,281,400|1,260,215,390,340,243,318,391,341,241,371,286,296,294,400|1,220,271,274,222,385,255,396,397,309,239,351,257,400|1,321,327,219,387,265,264,335,234,334,270,360,302,400|1,383,279,349,267,357,202,276,315,395,275,310,400|1,336,201,377,314,344,240,221,332,273,370,272,379,400|1,227,353,337,211,308,394,348,225,304,252,400|1,288,346,205,382,293,212,311,355,400|1,378,354,203,338,386,238,266,369,224,254,364,329,400|1,316,350,291,236,297,299,392,290,284,292,258,303,298,295,400|1,393,206,381,322,218,306,374,210,358,261,347,400|1,226,366,326,389,230,287,305,352,251,345,400|1,375,200,250,208,319,280,232,356,301,249,400|1,365,317,259,282,398,324,244,245,373,207,313,217,400||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32">
            <text:p>32.0</text:p>
          </table:table-cell>
          <table:table-cell office:value-type="float" office:value="300">
            <text:p>300.0</text:p>
          </table:table-cell>
          <table:table-cell office:value-type="float" office:value="1346.6">
            <text:p>1346.6</text:p>
          </table:table-cell>
          <table:table-cell office:value-type="float" office:value="1291.29">
            <text:p>1291.29</text:p>
          </table:table-cell>
          <table:table-cell office:value-type="percentage" office:value="0.042833">
            <text:p>4.28%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 office:value-type="percentage" office:value="0.0327">
            <text:p>3.27%</text:p>
          </table:table-cell>
          <table:table-cell office:value-type="string">
            <text:p>TIME_LIMIT</text:p>
          </table:table-cell>
          <table:table-cell office:value-type="float" office:value="141903">
            <text:p>141903</text:p>
          </table:table-cell>
          <table:table-cell office:value-type="string">
            <text:p>&lt;1,315,276,357,202,267,349,279,362,223,333,376,308,211,400|1,310,383,395,275,249,301,356,200,375,331,226,400|1,209,325,262,380,263,248,342,235,246,367,323,245,373,207,400|1,345,251,352,305,393,206,381,287,230,389,326,366,400|1,320,228,368,277,233,363,319,208,280,232,384,328,278,400|1,271,396,255,385,238,338,386,354,203,309,397,239,400|1,348,394,378,253,329,364,254,224,369,266,222,274,400|1,204,283,372,216,312,285,339,237,243,318,213,391,299,400|1,388,307,289,231,330,359,327,229,321,269,300,361,268,400|1,355,311,212,316,294,293,382,205,346,288,400|1,336,343,256,214,242,341,241,371,286,296,350,291,258,303,298,295,400|1,297,236,392,290,390,340,215,260,284,292,400|1,365,317,259,282,398,324,244,313,217,400|1,227,353,337,225,304,351,257,252,400|1,219,387,265,264,335,234,334,270,360,302,250,400|1,347,261,358,210,374,306,218,322,247,281,400|1,201,377,314,344,240,221,332,273,370,272,220,379,400||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32">
            <text:p>32.0</text:p>
          </table:table-cell>
          <table:table-cell office:value-type="float" office:value="300">
            <text:p>300.0</text:p>
          </table:table-cell>
          <table:table-cell office:value-type="float" office:value="1336.1">
            <text:p>1336.1</text:p>
          </table:table-cell>
          <table:table-cell office:value-type="float" office:value="1291.29">
            <text:p>1291.29</text:p>
          </table:table-cell>
          <table:table-cell office:value-type="percentage" office:value="0.034702">
            <text:p>3.47%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 office:value-type="percentage" office:value="0.0265">
            <text:p>2.65%</text:p>
          </table:table-cell>
          <table:table-cell office:value-type="string">
            <text:p>TIME_LIMIT</text:p>
          </table:table-cell>
          <table:table-cell office:value-type="float" office:value="141784">
            <text:p>141784</text:p>
          </table:table-cell>
          <table:table-cell office:value-type="string">
            <text:p>&lt;1,368,277,233,363,334,234,335,264,270,265,387,219,321,269,400|1,209,388,307,289,325,262,380,231,330,359,327,229,400|1,288,346,205,382,293,294,316,212,311,355,400|1,252,239,220,272,370,273,274,332,221,240,344,314,377,201,400|1,283,372,216,312,285,339,237,243,318,213,391,299,236,297,400|1,356,232,280,319,208,360,302,250,200,375,400|1,227,337,353,394,348,225,379,351,257,400|1,331,268,300,361,230,389,326,366,226,400|1,206,381,322,218,306,374,210,261,358,347,287,251,345,400|1,365,317,259,282,398,324,244,245,373,207,313,217,400|1,295,303,298,258,291,350,296,286,371,241,341,242,214,256,343,336,400|1,310,275,395,276,357,202,328,278,384,301,249,400|1,352,305,393,281,247,323,367,246,235,342,248,263,400|1,292,284,392,290,390,340,215,260,204,400|1,378,238,386,338,354,203,309,397,304,400|1,211,308,376,349,279,333,362,223,228,320,267,315,383,400|1,271,396,255,385,222,266,369,224,254,364,329,253,400||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361.7">
            <text:p>1361.7</text:p>
          </table:table-cell>
          <table:table-cell office:value-type="float" office:value="1291.29">
            <text:p>1291.29</text:p>
          </table:table-cell>
          <table:table-cell office:value-type="percentage" office:value="0.054527">
            <text:p>5.45%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 office:value-type="percentage" office:value="0.0449">
            <text:p>4.49%</text:p>
          </table:table-cell>
          <table:table-cell office:value-type="string">
            <text:p>TIME_LIMIT</text:p>
          </table:table-cell>
          <table:table-cell office:value-type="float" office:value="141717">
            <text:p>141717</text:p>
          </table:table-cell>
          <table:table-cell office:value-type="string">
            <text:p>&lt;1,295,298,303,258,350,291,296,286,371,241,341,242,214,256,343,336,400|1,288,346,205,382,293,294,316,212,311,355,400|1,226,366,326,389,230,287,393,305,352,251,345,400|1,227,383,315,267,279,349,376,308,211,337,353,400|1,365,317,259,282,398,324,244,373,207,313,217,400|1,225,348,394,378,354,203,309,397,220,379,304,400|1,272,271,370,273,274,332,221,240,344,314,377,201,400|1,281,247,367,246,323,245,235,342,248,263,380,262,325,400|1,388,209,307,289,231,330,359,327,265,387,219,400|1,283,372,216,312,285,339,237,243,318,213,391,299,236,297,400|1,375,200,250,208,319,280,232,356,301,249,310,400|1,292,284,392,290,390,340,215,260,204,400|1,257,351,239,252,400|1,206,381,322,218,306,374,210,358,261,347,400|1,275,395,276,357,202,328,368,320,228,223,362,333,253,329,400|1,396,255,385,222,266,238,338,386,369,224,254,364,400|1,302,360,270,264,335,234,334,363,233,277,278,384,400|1,331,268,361,300,269,229,321,400|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32">
            <text:p>32.0</text:p>
          </table:table-cell>
          <table:table-cell office:value-type="float" office:value="300">
            <text:p>300.0</text:p>
          </table:table-cell>
          <table:table-cell office:value-type="float" office:value="1326.7">
            <text:p>1326.7</text:p>
          </table:table-cell>
          <table:table-cell office:value-type="float" office:value="1291.29">
            <text:p>1291.29</text:p>
          </table:table-cell>
          <table:table-cell office:value-type="percentage" office:value="0.027422">
            <text:p>2.74%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 office:value-type="percentage" office:value="0.0196">
            <text:p>1.96%</text:p>
          </table:table-cell>
          <table:table-cell office:value-type="string">
            <text:p>TIME_LIMIT</text:p>
          </table:table-cell>
          <table:table-cell office:value-type="float" office:value="141928">
            <text:p>141928</text:p>
          </table:table-cell>
          <table:table-cell office:value-type="string">
            <text:p>&lt;1,383,315,267,349,279,320,228,223,362,333,376,308,211,400|1,249,301,356,384,278,328,357,202,276,395,275,310,400|1,368,277,233,363,334,234,335,264,265,387,219,327,400|1,206,381,322,218,306,374,210,261,358,347,287,251,345,400|1,288,346,205,382,293,311,355,400|1,397,309,203,354,386,338,238,385,255,396,271,220,400|1,375,200,321,250,302,360,270,208,319,280,232,400|1,352,305,393,281,247,323,367,246,235,342,248,263,400|1,294,296,350,291,236,297,299,392,290,284,292,258,400|1,295,303,298,204,283,372,216,312,285,339,237,213,242,214,256,400|1,365,317,259,282,398,324,244,245,373,207,313,217,400|1,316,286,343,371,241,341,391,318,243,340,390,215,260,400|1,252,304,351,257,239,379,225,353,337,227,400|1,212,336,201,377,314,344,240,221,332,273,370,272,400|1,348,394,378,253,329,364,254,224,369,266,222,274,400|1,331,268,361,230,389,326,366,226,400|1,300,269,229,359,330,231,380,262,325,289,307,388,209,400||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32">
            <text:p>32.0</text:p>
          </table:table-cell>
          <table:table-cell office:value-type="float" office:value="300">
            <text:p>300.0</text:p>
          </table:table-cell>
          <table:table-cell office:value-type="float" office:value="1378.8">
            <text:p>1378.8</text:p>
          </table:table-cell>
          <table:table-cell office:value-type="float" office:value="1291.29">
            <text:p>1291.29</text:p>
          </table:table-cell>
          <table:table-cell office:value-type="percentage" office:value="0.067769">
            <text:p>6.78%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 office:value-type="percentage" office:value="0.06">
            <text:p>6.00%</text:p>
          </table:table-cell>
          <table:table-cell office:value-type="string">
            <text:p>TIME_LIMIT</text:p>
          </table:table-cell>
          <table:table-cell office:value-type="float" office:value="141927">
            <text:p>141927</text:p>
          </table:table-cell>
          <table:table-cell office:value-type="string">
            <text:p>&lt;1,216,312,285,339,237,243,318,213,391,299,236,297,291,350,400|1,269,229,327,359,330,231,380,262,325,289,307,388,209,400|1,249,301,356,232,280,208,319,363,233,277,384,400|1,378,253,329,364,254,224,369,266,222,274,273,370,400|1,337,353,211,383,315,276,395,275,310,227,400|1,382,293,294,316,296,286,371,241,341,242,214,256,343,336,400|1,351,257,212,205,346,311,355,400|1,288,217,282,398,324,244,373,207,313,281,247,400|1,366,326,287,358,261,347,381,206,393,305,352,251,400|1,226,375,200,331,268,300,361,230,389,345,400|1,321,219,387,265,270,264,335,234,334,360,302,250,400|1,295,303,298,292,284,258,400|1,308,394,348,225,304,252,400|1,245,323,246,367,235,342,248,263,374,210,306,218,322,400|1,271,396,255,385,238,338,386,354,203,309,397,239,400|1,392,290,390,340,215,260,372,283,204,317,259,365,400|1,376,333,362,223,228,320,368,328,278,202,357,267,349,279,400|1,201,377,314,344,240,221,332,272,220,379,400|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7">
            <text:p>7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355.8">
            <text:p>1355.8</text:p>
          </table:table-cell>
          <table:table-cell office:value-type="float" office:value="1291.29">
            <text:p>1291.29</text:p>
          </table:table-cell>
          <table:table-cell office:value-type="percentage" office:value="0.049958">
            <text:p>5.00%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 office:value-type="percentage" office:value="0.0452">
            <text:p>4.52%</text:p>
          </table:table-cell>
          <table:table-cell office:value-type="string">
            <text:p>TIME_LIMIT</text:p>
          </table:table-cell>
          <table:table-cell office:value-type="float" office:value="141845">
            <text:p>141845</text:p>
          </table:table-cell>
          <table:table-cell office:value-type="string">
            <text:p>&lt;1,226,366,326,389,230,381,206,393,305,352,400|1,365,317,259,282,398,324,244,373,207,313,217,400|1,355,311,288,346,382,293,294,316,212,400|1,327,219,387,265,264,335,234,334,363,233,277,368,328,400|1,232,280,319,208,360,270,302,250,200,375,400|1,249,301,356,384,278,357,202,276,395,275,310,400|1,245,323,246,367,235,342,248,263,380,262,325,358,287,251,345,400|1,205,295,298,303,292,284,290,392,299,236,297,291,350,258,400|1,347,261,210,374,306,218,322,247,281,400|1,260,215,390,340,243,318,391,341,241,371,343,286,296,400|1,252,239,257,351,400|1,331,268,361,300,269,321,229,359,330,231,289,307,209,388,400|1,211,376,333,362,223,228,320,279,349,267,315,383,400|1,204,283,372,216,312,285,237,339,213,242,214,256,336,400|1,272,271,396,255,385,222,266,369,224,254,364,329,253,400|1,348,378,238,386,338,354,203,309,397,379,304,400|1,227,353,337,308,394,225,400|1,201,377,314,344,240,221,332,274,273,370,220,400|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31">
            <text:p>31.0</text:p>
          </table:table-cell>
          <table:table-cell office:value-type="float" office:value="300">
            <text:p>300.0</text:p>
          </table:table-cell>
          <table:table-cell office:value-type="float" office:value="1335.8">
            <text:p>1335.8</text:p>
          </table:table-cell>
          <table:table-cell office:value-type="float" office:value="1291.29">
            <text:p>1291.29</text:p>
          </table:table-cell>
          <table:table-cell office:value-type="percentage" office:value="0.034469">
            <text:p>3.45%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 office:value-type="percentage" office:value="0.025">
            <text:p>2.50%</text:p>
          </table:table-cell>
          <table:table-cell office:value-type="string">
            <text:p>TIME_LIMIT</text:p>
          </table:table-cell>
          <table:table-cell office:value-type="float" office:value="141928">
            <text:p>141928</text:p>
          </table:table-cell>
          <table:table-cell office:value-type="string">
            <text:p>&lt;1,372,260,215,390,340,243,318,391,341,241,371,286,296,316,400|1,258,350,291,236,297,299,392,290,284,292,298,303,295,400|1,345,251,287,358,261,347,381,206,393,305,352,217,365,400|1,383,349,279,267,320,228,223,362,333,376,308,394,211,400|1,317,259,282,398,324,244,373,207,313,247,400|1,322,218,306,374,210,263,248,342,235,246,367,323,245,281,400|1,201,377,314,344,240,221,332,274,273,370,272,220,379,400|1,397,309,354,203,338,386,238,378,348,225,400|1,204,283,216,312,285,339,237,213,242,214,256,343,336,252,400|1,355,311,212,294,293,382,205,346,288,400|1,310,375,200,321,250,302,360,208,319,280,232,400|1,269,229,327,359,330,231,380,262,325,289,307,209,388,400|1,271,396,255,385,222,266,369,224,254,364,329,253,400|1,331,268,300,361,230,389,326,366,226,400|1,275,395,315,276,357,202,328,278,384,356,301,249,400|1,368,277,233,363,334,234,335,264,270,265,387,219,400|1,304,257,351,239,353,337,227,400||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5</text:p>
          </table:table-cell>
          <table:table-cell table:number-columns-repeated="2" office:value-type="float" office:value="199">
            <text:p>199</text:p>
          </table:table-cell>
          <table:table-cell office:value-type="float" office:value="9">
            <text:p>9</text:p>
          </table:table-cell>
          <table:table-cell office:value-type="float" office:value="32">
            <text:p>32.0</text:p>
          </table:table-cell>
          <table:table-cell office:value-type="float" office:value="300">
            <text:p>300.0</text:p>
          </table:table-cell>
          <table:table-cell office:value-type="float" office:value="1359.1">
            <text:p>1359.1</text:p>
          </table:table-cell>
          <table:table-cell office:value-type="float" office:value="1291.29">
            <text:p>1291.29</text:p>
          </table:table-cell>
          <table:table-cell office:value-type="percentage" office:value="0.052513">
            <text:p>5.25%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 office:value-type="percentage" office:value="0.0482">
            <text:p>4.82%</text:p>
          </table:table-cell>
          <table:table-cell office:value-type="string">
            <text:p>TIME_LIMIT</text:p>
          </table:table-cell>
          <table:table-cell office:value-type="float" office:value="141392">
            <text:p>141392</text:p>
          </table:table-cell>
          <table:table-cell office:value-type="string">
            <text:p>&lt;1,227,337,353,211,308,394,348,225,304,252,400|1,272,271,396,255,385,222,266,369,224,254,364,329,253,400|1,206,381,322,218,306,374,210,358,261,347,287,251,345,400|1,388,209,307,289,325,262,380,231,330,359,229,269,300,400|1,365,317,259,282,398,324,244,245,373,207,313,217,400|1,379,397,309,203,354,338,386,238,378,400|1,321,327,219,387,265,264,335,234,334,270,360,302,400|1,331,268,361,230,389,326,366,226,400|1,204,283,372,260,215,340,390,290,392,284,292,400|1,375,200,250,208,319,280,232,356,301,249,310,400|1,352,305,393,281,247,323,367,246,235,342,248,263,400|1,355,311,212,316,294,293,382,205,346,288,400|1,257,201,377,314,344,240,221,332,274,273,370,220,400|1,239,351,400|1,376,333,362,223,228,320,279,349,267,315,383,275,400|1,297,236,299,391,213,318,243,237,339,285,312,216,400|1,295,303,298,258,291,350,296,286,371,241,341,242,214,256,343,336,400|1,384,363,233,277,368,328,278,357,202,276,395,400|||||||||||||||||||||||||||||||||||||||||||||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6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.0</text:p>
          </table:table-cell>
          <table:table-cell office:value-type="float" office:value="6">
            <text:p>6.0</text:p>
          </table:table-cell>
          <table:table-cell office:value-type="float" office:value="555.6">
            <text:p>555.6</text:p>
          </table:table-cell>
          <table:table-cell office:value-type="float" office:value="555.43">
            <text:p>555.43</text:p>
          </table:table-cell>
          <table:table-cell office:value-type="percentage" office:value="0.000306">
            <text:p>0.03%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42535">
            <text:p>42535</text:p>
          </table:table-cell>
          <table:table-cell office:value-type="string">
            <text:p>&lt;1,82,61,66,100,79,71,84,80,59,88,102|1,52,70,85,86,53,78,81,72,51,102|1,62,87,94,65,95,83,89,60,99,55,102|1,56,73,74,93,57,76,58,98,77,102|1,96,97,54,68,102|1,67,92,69,90,91,63,75,64,102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6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.0</text:p>
          </table:table-cell>
          <table:table-cell office:value-type="float" office:value="8">
            <text:p>8.0</text:p>
          </table:table-cell>
          <table:table-cell office:value-type="float" office:value="557">
            <text:p>557</text:p>
          </table:table-cell>
          <table:table-cell office:value-type="float" office:value="555.43">
            <text:p>555.43</text:p>
          </table:table-cell>
          <table:table-cell office:value-type="percentage" office:value="0.002827">
            <text:p>0.28%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42386">
            <text:p>42386</text:p>
          </table:table-cell>
          <table:table-cell office:value-type="string">
            <text:p>&lt;1,77,98,73,74,93,57,76,58,51,102|1,88,59,80,84,100,71,79,66,61,102|1,97,54,63,91,90,69,92,94,67,102|1,62,87,65,95,83,89,60,99,55,96,102|1,68,75,64,56,102|1,82,52,70,85,86,53,78,81,72,102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6</text:p>
          </table:table-cell>
          <table:table-cell table:number-columns-repeated="2"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">
            <text:p>2.0</text:p>
          </table:table-cell>
          <table:table-cell office:value-type="float" office:value="8">
            <text:p>8.0</text:p>
          </table:table-cell>
          <table:table-cell office:value-type="float" office:value="557.8">
            <text:p>557.8</text:p>
          </table:table-cell>
          <table:table-cell office:value-type="float" office:value="555.43">
            <text:p>555.43</text:p>
          </table:table-cell>
          <table:table-cell office:value-type="percentage" office:value="0.004267">
            <text:p>0.43%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42662">
            <text:p>42662</text:p>
          </table:table-cell>
          <table:table-cell office:value-type="string">
            <text:p>&lt;1,64,75,63,91,90,69,92,67,102|1,82,72,70,85,86,53,78,81,51,102|1,56,73,74,93,57,76,58,98,77,102|1,96,97,54,68,102|1,88,59,80,84,100,66,71,79,52,61,102|1,62,87,94,65,95,83,89,60,99,55,102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6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">
            <text:p>2.0</text:p>
          </table:table-cell>
          <table:table-cell office:value-type="float" office:value="10">
            <text:p>10.0</text:p>
          </table:table-cell>
          <table:table-cell office:value-type="float" office:value="555.6">
            <text:p>555.6</text:p>
          </table:table-cell>
          <table:table-cell office:value-type="float" office:value="555.43">
            <text:p>555.43</text:p>
          </table:table-cell>
          <table:table-cell office:value-type="percentage" office:value="0.000306">
            <text:p>0.03%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42368">
            <text:p>42368</text:p>
          </table:table-cell>
          <table:table-cell office:value-type="string">
            <text:p>&lt;1,56,73,74,93,57,76,58,98,77,102|1,51,72,81,78,53,86,85,70,52,102|1,67,92,69,90,91,63,75,64,102|1,82,61,66,100,79,71,84,80,59,88,102|1,62,87,94,65,95,83,89,60,99,55,102|1,96,97,54,68,102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6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.0</text:p>
          </table:table-cell>
          <table:table-cell office:value-type="float" office:value="6">
            <text:p>6.0</text:p>
          </table:table-cell>
          <table:table-cell office:value-type="float" office:value="555.4">
            <text:p>555.4</text:p>
          </table:table-cell>
          <table:table-cell office:value-type="float" office:value="555.43">
            <text:p>555.43</text:p>
          </table:table-cell>
          <table:table-cell office:value-type="percentage" office:value="-0.000054">
            <text:p>-0.01%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42480">
            <text:p>42480</text:p>
          </table:table-cell>
          <table:table-cell office:value-type="string">
            <text:p>&lt;1,62,87,94,65,95,83,89,60,99,55,102|1,96,97,54,68,102|1,82,61,66,79,71,84,80,100,59,88,102|1,64,75,63,91,90,69,92,67,102|1,51,72,81,78,53,86,85,70,52,102|1,56,73,74,93,57,76,58,98,77,102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6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.0</text:p>
          </table:table-cell>
          <table:table-cell office:value-type="float" office:value="5">
            <text:p>5.0</text:p>
          </table:table-cell>
          <table:table-cell office:value-type="float" office:value="553.3">
            <text:p>553.3</text:p>
          </table:table-cell>
          <table:table-cell office:value-type="float" office:value="555.43">
            <text:p>555.43</text:p>
          </table:table-cell>
          <table:table-cell office:value-type="percentage" office:value="-0.003835">
            <text:p>-0.38%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42441">
            <text:p>42441</text:p>
          </table:table-cell>
          <table:table-cell office:value-type="string">
            <text:p>&lt;1,64,75,63,91,90,69,92,67,102|1,51,72,81,78,53,86,85,70,52,102|1,96,97,54,68,102|1,62,87,94,65,95,83,89,60,99,55,102|1,56,73,74,93,57,76,58,98,77,102|1,82,61,66,79,71,100,84,80,59,88,102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">
            <text:p>2.0</text:p>
          </table:table-cell>
          <table:table-cell office:value-type="float" office:value="5">
            <text:p>5.0</text:p>
          </table:table-cell>
          <table:table-cell office:value-type="float" office:value="555.4">
            <text:p>555.4</text:p>
          </table:table-cell>
          <table:table-cell office:value-type="float" office:value="555.43">
            <text:p>555.43</text:p>
          </table:table-cell>
          <table:table-cell office:value-type="percentage" office:value="-0.000054">
            <text:p>-0.01%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42437">
            <text:p>42437</text:p>
          </table:table-cell>
          <table:table-cell office:value-type="string">
            <text:p>&lt;1,62,87,94,65,95,83,89,60,99,55,102|1,67,92,69,90,91,63,75,64,102|1,96,97,54,68,102|1,82,61,66,79,71,84,80,100,59,88,102|1,56,73,74,93,57,76,58,98,77,102|1,51,72,81,78,53,86,85,70,52,102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6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">
            <text:p>2.0</text:p>
          </table:table-cell>
          <table:table-cell office:value-type="float" office:value="6">
            <text:p>6.0</text:p>
          </table:table-cell>
          <table:table-cell office:value-type="float" office:value="557">
            <text:p>557</text:p>
          </table:table-cell>
          <table:table-cell office:value-type="float" office:value="555.43">
            <text:p>555.43</text:p>
          </table:table-cell>
          <table:table-cell office:value-type="percentage" office:value="0.002827">
            <text:p>0.28%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42662">
            <text:p>42662</text:p>
          </table:table-cell>
          <table:table-cell office:value-type="string">
            <text:p>&lt;1,82,52,70,85,86,53,78,81,72,102|1,96,55,99,60,89,83,95,65,87,62,102|1,77,98,73,74,93,57,76,58,51,102|1,97,54,63,91,90,69,92,94,67,102|1,68,75,64,56,102|1,61,66,79,71,100,84,80,59,88,102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6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">
            <text:p>2.0</text:p>
          </table:table-cell>
          <table:table-cell office:value-type="float" office:value="7">
            <text:p>7.0</text:p>
          </table:table-cell>
          <table:table-cell office:value-type="float" office:value="556.9">
            <text:p>556.9</text:p>
          </table:table-cell>
          <table:table-cell office:value-type="float" office:value="555.43">
            <text:p>555.43</text:p>
          </table:table-cell>
          <table:table-cell office:value-type="percentage" office:value="0.002647">
            <text:p>0.26%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42504">
            <text:p>42504</text:p>
          </table:table-cell>
          <table:table-cell office:value-type="string">
            <text:p>&lt;1,51,72,81,78,53,86,85,70,52,102|1,56,73,74,93,57,76,58,98,77,102|1,62,87,94,65,95,83,89,60,99,55,102|1,64,75,63,91,90,69,92,67,102|1,96,97,54,68,102|1,82,66,100,79,71,84,80,59,88,61,102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6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">
            <text:p>3.0</text:p>
          </table:table-cell>
          <table:table-cell office:value-type="float" office:value="6">
            <text:p>6.0</text:p>
          </table:table-cell>
          <table:table-cell office:value-type="float" office:value="555.4">
            <text:p>555.4</text:p>
          </table:table-cell>
          <table:table-cell office:value-type="float" office:value="555.43">
            <text:p>555.43</text:p>
          </table:table-cell>
          <table:table-cell office:value-type="percentage" office:value="-0.000054">
            <text:p>-0.01%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42477">
            <text:p>42477</text:p>
          </table:table-cell>
          <table:table-cell office:value-type="string">
            <text:p>&lt;1,62,87,94,65,95,83,89,60,99,55,102|1,51,72,81,78,53,86,85,70,52,102|1,64,75,63,91,90,69,92,67,102|1,56,73,74,93,57,76,58,98,77,102|1,96,97,54,68,102|1,82,61,66,79,71,84,80,100,59,88,102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7</text:p>
          </table:table-cell>
          <table:table-cell table:number-columns-repeated="2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">
            <text:p>4.0</text:p>
          </table:table-cell>
          <table:table-cell office:value-type="float" office:value="52">
            <text:p>52.0</text:p>
          </table:table-cell>
          <table:table-cell office:value-type="float" office:value="926.7">
            <text:p>926.7</text:p>
          </table:table-cell>
          <table:table-cell office:value-type="float" office:value="909.68">
            <text:p>909.68</text:p>
          </table:table-cell>
          <table:table-cell office:value-type="percentage" office:value="0.01871">
            <text:p>1.87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8557">
            <text:p>58557</text:p>
          </table:table-cell>
          <table:table-cell office:value-type="string">
            <text:p>&lt;1,92,126,81,143,150,152|1,149,96,144,111,122,123,105,152|1,146,135,145,95,112,80,152|1,148,76,118,117,116,131,98,152|1,108,138,91,124,99,119,78,152|1,133,85,106,84,114,147,87,152|1,77,137,97,139,136,103,152|1,102,88,129,132,90,104,120,79,152|1,100,130,93,125,107,115,152|1,142,121,109,152|1,101,82,86,141,140,113,152|1,127,83,94,134,89,128,110,152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7</text:p>
          </table:table-cell>
          <table:table-cell table:number-columns-repeated="2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4">
            <text:p>4.0</text:p>
          </table:table-cell>
          <table:table-cell office:value-type="float" office:value="157">
            <text:p>157.0</text:p>
          </table:table-cell>
          <table:table-cell office:value-type="float" office:value="929.7">
            <text:p>929.7</text:p>
          </table:table-cell>
          <table:table-cell office:value-type="float" office:value="909.68">
            <text:p>909.68</text:p>
          </table:table-cell>
          <table:table-cell office:value-type="percentage" office:value="0.022008">
            <text:p>2.20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8642">
            <text:p>58642</text:p>
          </table:table-cell>
          <table:table-cell office:value-type="string">
            <text:p>&lt;1,147,114,84,106,85,133,101,152|1,126,91,124,99,78,119,115,87,152|1,109,121,127,129,88,132,90,102,152|1,150,152|1,80,112,95,145,135,146,152|1,82,110,128,89,134,94,83,152|1,86,141,140,113,142,152|1,148,117,139,97,137,81,152|1,92,107,125,93,130,100,152|1,143,77,103,136,96,149,105,152|1,108,76,118,116,131,98,138,152|1,79,120,104,123,122,111,144,152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7</text:p>
          </table:table-cell>
          <table:table-cell table:number-columns-repeated="2"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4">
            <text:p>4.0</text:p>
          </table:table-cell>
          <table:table-cell office:value-type="float" office:value="126">
            <text:p>126.0</text:p>
          </table:table-cell>
          <table:table-cell office:value-type="float" office:value="930.9">
            <text:p>930.9</text:p>
          </table:table-cell>
          <table:table-cell office:value-type="float" office:value="909.68">
            <text:p>909.68</text:p>
          </table:table-cell>
          <table:table-cell office:value-type="percentage" office:value="0.023327">
            <text:p>2.33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58488">
            <text:p>58488</text:p>
          </table:table-cell>
          <table:table-cell office:value-type="string">
            <text:p>&lt;1,127,102,90,132,88,129,121,109,152|1,81,138,98,131,116,118,76,152|1,86,141,140,113,101,152|1,142,79,150,152|1,137,97,139,117,148,108,152|1,92,119,78,99,124,91,126,152|1,143,105,123,122,80,104,120,152|1,87,147,114,84,106,85,133,152|1,111,146,135,145,95,112,152|1,100,130,93,125,107,115,152|1,82,110,128,89,134,94,83,152|1,77,103,136,144,96,149,152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7</text:p>
          </table:table-cell>
          <table:table-cell table:number-columns-repeated="2"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.0</text:p>
          </table:table-cell>
          <table:table-cell office:value-type="float" office:value="67">
            <text:p>67.0</text:p>
          </table:table-cell>
          <table:table-cell office:value-type="float" office:value="928.9">
            <text:p>928.9</text:p>
          </table:table-cell>
          <table:table-cell office:value-type="float" office:value="909.68">
            <text:p>909.68</text:p>
          </table:table-cell>
          <table:table-cell office:value-type="percentage" office:value="0.021128">
            <text:p>2.11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8552">
            <text:p>58552</text:p>
          </table:table-cell>
          <table:table-cell office:value-type="string">
            <text:p>&lt;1,86,141,140,113,142,152|1,147,114,84,106,85,133,101,152|1,148,76,117,139,97,137,152|1,82,110,128,89,134,94,83,152|1,112,95,145,135,146,111,152|1,92,107,125,93,130,100,152|1,105,149,96,144,136,103,77,152|1,143,150,152|1,123,122,80,104,120,79,152|1,121,129,88,132,90,102,127,109,152|1,118,116,131,98,138,108,81,152|1,126,91,124,99,78,119,115,87,152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7</text:p>
          </table:table-cell>
          <table:table-cell table:number-columns-repeated="2"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4">
            <text:p>4.0</text:p>
          </table:table-cell>
          <table:table-cell office:value-type="float" office:value="24">
            <text:p>24.0</text:p>
          </table:table-cell>
          <table:table-cell office:value-type="float" office:value="923.7">
            <text:p>923.7</text:p>
          </table:table-cell>
          <table:table-cell office:value-type="float" office:value="909.68">
            <text:p>909.68</text:p>
          </table:table-cell>
          <table:table-cell office:value-type="percentage" office:value="0.015412">
            <text:p>1.54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8568">
            <text:p>58568</text:p>
          </table:table-cell>
          <table:table-cell office:value-type="string">
            <text:p>&lt;1,143,77,103,136,144,96,149,152|1,108,76,118,116,131,98,138,152|1,109,127,129,88,132,90,102,79,152|1,100,130,93,125,107,92,152|1,113,140,141,86,128,152|1,120,104,80,122,123,105,152|1,101,133,85,106,84,114,147,152|1,111,146,135,145,95,112,152|1,87,115,119,78,99,124,91,126,152|1,142,150,152|1,82,110,89,134,94,83,121,152|1,148,117,139,97,137,81,152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7</text:p>
          </table:table-cell>
          <table:table-cell table:number-columns-repeated="2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4">
            <text:p>4.0</text:p>
          </table:table-cell>
          <table:table-cell office:value-type="float" office:value="39">
            <text:p>39.0</text:p>
          </table:table-cell>
          <table:table-cell office:value-type="float" office:value="921.2">
            <text:p>921.2</text:p>
          </table:table-cell>
          <table:table-cell office:value-type="float" office:value="909.68">
            <text:p>909.68</text:p>
          </table:table-cell>
          <table:table-cell office:value-type="percentage" office:value="0.012664">
            <text:p>1.27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8612">
            <text:p>58612</text:p>
          </table:table-cell>
          <table:table-cell office:value-type="string">
            <text:p>&lt;1,121,83,94,89,134,110,82,152|1,92,107,125,93,130,100,152|1,112,95,145,135,146,144,152|1,147,114,84,106,85,133,101,152|1,137,97,139,117,148,108,152|1,142,109,127,129,88,132,90,102,152|1,76,118,116,131,98,138,81,152|1,143,77,103,136,96,149,105,152|1,87,115,119,78,99,124,91,126,152|1,79,120,123,122,111,80,104,152|1,150,152|1,128,86,141,140,113,152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7</text:p>
          </table:table-cell>
          <table:table-cell table:number-columns-repeated="2"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4">
            <text:p>4.0</text:p>
          </table:table-cell>
          <table:table-cell office:value-type="float" office:value="81">
            <text:p>81.0</text:p>
          </table:table-cell>
          <table:table-cell office:value-type="float" office:value="927.5">
            <text:p>927.5</text:p>
          </table:table-cell>
          <table:table-cell office:value-type="float" office:value="909.68">
            <text:p>909.68</text:p>
          </table:table-cell>
          <table:table-cell office:value-type="percentage" office:value="0.019589">
            <text:p>1.96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58725">
            <text:p>58725</text:p>
          </table:table-cell>
          <table:table-cell office:value-type="string">
            <text:p>&lt;1,144,146,135,145,95,112,152|1,79,120,104,122,111,80,123,152|1,86,141,140,113,142,152|1,109,121,129,88,132,90,102,127,152|1,92,107,125,93,130,100,152|1,148,117,139,97,137,81,152|1,82,110,128,89,134,94,83,152|1,126,91,124,99,78,119,115,87,152|1,108,76,118,116,131,98,138,152|1,101,133,85,106,84,114,147,152|1,150,152|1,143,77,103,136,96,149,105,152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7</text:p>
          </table:table-cell>
          <table:table-cell table:number-columns-repeated="2"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4">
            <text:p>4.0</text:p>
          </table:table-cell>
          <table:table-cell office:value-type="float" office:value="105">
            <text:p>105.0</text:p>
          </table:table-cell>
          <table:table-cell office:value-type="float" office:value="929.8">
            <text:p>929.8</text:p>
          </table:table-cell>
          <table:table-cell office:value-type="float" office:value="909.68">
            <text:p>909.68</text:p>
          </table:table-cell>
          <table:table-cell office:value-type="percentage" office:value="0.022118">
            <text:p>2.21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58424">
            <text:p>58424</text:p>
          </table:table-cell>
          <table:table-cell office:value-type="string">
            <text:p>&lt;1,143,77,149,96,144,136,103,152|1,112,95,145,135,146,111,152|1,81,138,98,131,116,118,76,152|1,82,110,128,89,134,94,83,152|1,100,130,93,125,107,115,152|1,150,105,123,122,80,104,120,152|1,126,91,124,99,78,119,92,152|1,137,97,139,117,148,108,152|1,109,121,129,88,132,90,102,127,152|1,101,113,140,141,86,152|1,133,85,106,84,114,147,87,152|1,142,79,152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7</text:p>
          </table:table-cell>
          <table:table-cell table:number-columns-repeated="2"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4">
            <text:p>4.0</text:p>
          </table:table-cell>
          <table:table-cell office:value-type="float" office:value="76">
            <text:p>76.0</text:p>
          </table:table-cell>
          <table:table-cell office:value-type="float" office:value="927.8">
            <text:p>927.8</text:p>
          </table:table-cell>
          <table:table-cell office:value-type="float" office:value="909.68">
            <text:p>909.68</text:p>
          </table:table-cell>
          <table:table-cell office:value-type="percentage" office:value="0.019919">
            <text:p>1.99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8557">
            <text:p>58557</text:p>
          </table:table-cell>
          <table:table-cell office:value-type="string">
            <text:p>&lt;1,122,96,144,136,103,149,152|1,111,146,135,145,95,112,152|1,108,76,118,116,131,98,138,152|1,109,121,129,88,132,90,102,127,152|1,84,100,130,93,125,107,152|1,87,147,133,85,106,114,115,152|1,142,150,152|1,77,137,97,139,117,148,152|1,82,110,128,89,134,94,83,152|1,92,78,119,99,124,91,126,81,152|1,86,141,140,113,101,152|1,79,120,104,80,123,105,143,152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7</text:p>
          </table:table-cell>
          <table:table-cell table:number-columns-repeated="2"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4">
            <text:p>4.0</text:p>
          </table:table-cell>
          <table:table-cell office:value-type="float" office:value="49">
            <text:p>49.0</text:p>
          </table:table-cell>
          <table:table-cell office:value-type="float" office:value="926.1">
            <text:p>926.1</text:p>
          </table:table-cell>
          <table:table-cell office:value-type="float" office:value="909.68">
            <text:p>909.68</text:p>
          </table:table-cell>
          <table:table-cell office:value-type="percentage" office:value="0.01805">
            <text:p>1.81%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58482">
            <text:p>58482</text:p>
          </table:table-cell>
          <table:table-cell office:value-type="string">
            <text:p>&lt;1,101,133,85,106,84,114,147,152|1,81,108,138,98,131,76,148,152|1,137,97,139,117,116,118,152|1,142,152|1,144,146,135,145,95,112,152|1,121,83,94,134,89,128,152|1,105,123,122,111,80,104,120,152|1,82,110,86,141,140,113,152|1,109,127,129,88,132,90,102,79,152|1,92,107,125,93,130,100,152|1,126,91,124,99,78,119,115,87,152|1,150,143,77,149,96,136,103,152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">
            <text:p>8.0</text:p>
          </table:table-cell>
          <table:table-cell office:value-type="float" office:value="148">
            <text:p>148.0</text:p>
          </table:table-cell>
          <table:table-cell office:value-type="float" office:value="878.2">
            <text:p>878.2</text:p>
          </table:table-cell>
          <table:table-cell office:value-type="float" office:value="865.94">
            <text:p>865.94</text:p>
          </table:table-cell>
          <table:table-cell office:value-type="percentage" office:value="0.014158">
            <text:p>1.42%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100687">
            <text:p>100687</text:p>
          </table:table-cell>
          <table:table-cell office:value-type="string">
            <text:p>&lt;1,154,104,155,125,139,167,123,156,175,172,121,202|1,107,119,111,164,149,136,147,148,182,118,189,202|1,176,177,103,179,178,134,129,124,180,168,112,126,202|1,106,196,199,105,184,117,145,146,108,183,160,202|1,153,158,140,173,174,122,141,157,102,202|1,161,116,186,138,144,114,143,115,142,187,113,202|1,152,131,188,162,110,163,190,132,130,170,101,169,127,202|1,194,159,193,185,191,200,198,137,192,197,195,202|1,128,150,151,120,166,165,171,135,109,181,133,202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">
            <text:p>8.0</text:p>
          </table:table-cell>
          <table:table-cell office:value-type="float" office:value="58">
            <text:p>58.0</text:p>
          </table:table-cell>
          <table:table-cell office:value-type="float" office:value="873.9">
            <text:p>873.9</text:p>
          </table:table-cell>
          <table:table-cell office:value-type="float" office:value="865.94">
            <text:p>865.94</text:p>
          </table:table-cell>
          <table:table-cell office:value-type="percentage" office:value="0.009192">
            <text:p>0.92%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01137">
            <text:p>101137</text:p>
          </table:table-cell>
          <table:table-cell office:value-type="string">
            <text:p>&lt;1,154,155,125,139,167,123,175,156,104,202|1,182,148,147,136,149,164,111,119,107,152,202|1,150,133,181,109,135,171,165,166,120,151,202|1,106,196,199,105,184,117,145,146,108,183,160,118,189,202|1,153,158,102,157,141,122,174,172,173,121,140,202|1,126,112,180,168,124,129,134,178,179,103,177,176,128,202|1,131,188,162,110,163,190,132,130,170,101,169,127,202|1,194,159,193,185,191,200,198,137,192,197,195,202|1,161,116,186,138,144,114,143,115,142,187,113,202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">
            <text:p>8.0</text:p>
          </table:table-cell>
          <table:table-cell office:value-type="float" office:value="53">
            <text:p>53.0</text:p>
          </table:table-cell>
          <table:table-cell office:value-type="float" office:value="872.5">
            <text:p>872.5</text:p>
          </table:table-cell>
          <table:table-cell office:value-type="float" office:value="865.94">
            <text:p>865.94</text:p>
          </table:table-cell>
          <table:table-cell office:value-type="percentage" office:value="0.007576">
            <text:p>0.76%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00862">
            <text:p>100862</text:p>
          </table:table-cell>
          <table:table-cell office:value-type="string">
            <text:p>&lt;1,150,133,181,109,135,171,165,166,120,151,202|1,154,155,125,139,167,123,175,156,104,126,202|1,189,118,182,148,147,136,149,164,111,119,107,202|1,194,195,197,187,113,153,202|1,152,131,188,162,110,163,190,132,130,170,101,169,127,202|1,158,102,157,142,143,115,141,122,174,172,173,121,140,202|1,112,180,168,124,129,134,178,179,103,177,176,128,202|1,160,183,108,146,145,117,184,105,199,193,159,196,106,202|1,198,185,161,116,186,138,114,144,191,200,137,192,202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">
            <text:p>8.0</text:p>
          </table:table-cell>
          <table:table-cell office:value-type="float" office:value="132">
            <text:p>132.0</text:p>
          </table:table-cell>
          <table:table-cell office:value-type="float" office:value="878.2">
            <text:p>878.2</text:p>
          </table:table-cell>
          <table:table-cell office:value-type="float" office:value="865.94">
            <text:p>865.94</text:p>
          </table:table-cell>
          <table:table-cell office:value-type="percentage" office:value="0.014158">
            <text:p>1.42%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00959">
            <text:p>100959</text:p>
          </table:table-cell>
          <table:table-cell office:value-type="string">
            <text:p>&lt;1,189,106,194,159,192,137,198,200,191,185,193,199,196,202|1,131,110,132,190,163,164,111,119,162,188,127,202|1,118,160,105,184,117,186,138,114,144,116,161,202|1,169,101,151,109,135,171,165,166,120,130,170,202|1,183,145,108,146,136,149,147,148,182,107,152,202|1,173,174,122,141,123,167,139,156,175,172,121,140,202|1,128,176,177,103,179,178,134,181,133,150,202|1,153,158,102,157,115,143,142,187,197,195,113,202|1,126,154,104,125,155,124,129,168,180,112,202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">
            <text:p>8.0</text:p>
          </table:table-cell>
          <table:table-cell office:value-type="float" office:value="38">
            <text:p>38.0</text:p>
          </table:table-cell>
          <table:table-cell office:value-type="float" office:value="873.3">
            <text:p>873.3</text:p>
          </table:table-cell>
          <table:table-cell office:value-type="float" office:value="865.94">
            <text:p>865.94</text:p>
          </table:table-cell>
          <table:table-cell office:value-type="percentage" office:value="0.008499">
            <text:p>0.85%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00836">
            <text:p>100836</text:p>
          </table:table-cell>
          <table:table-cell office:value-type="string">
            <text:p>&lt;1,126,154,104,155,125,139,167,123,156,175,172,202|1,161,116,186,138,114,144,191,200,137,192,197,187,202|1,113,194,195,159,198,185,193,199,196,106,202|1,131,188,162,110,163,190,132,130,170,101,169,127,202|1,150,133,181,109,135,171,165,166,120,151,202|1,118,183,108,146,145,117,184,105,160,189,202|1,153,158,102,157,142,143,115,141,122,174,173,121,140,202|1,182,148,147,136,149,164,111,119,107,152,202|1,112,180,168,124,129,134,178,179,103,177,176,128,202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.0</text:p>
          </table:table-cell>
          <table:table-cell office:value-type="float" office:value="37">
            <text:p>37.0</text:p>
          </table:table-cell>
          <table:table-cell office:value-type="float" office:value="873.4">
            <text:p>873.4</text:p>
          </table:table-cell>
          <table:table-cell office:value-type="float" office:value="865.94">
            <text:p>865.94</text:p>
          </table:table-cell>
          <table:table-cell office:value-type="percentage" office:value="0.008615">
            <text:p>0.86%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00739">
            <text:p>100739</text:p>
          </table:table-cell>
          <table:table-cell office:value-type="string">
            <text:p>&lt;1,106,194,195,197,187,113,202|1,172,175,156,123,167,139,125,155,104,154,126,202|1,107,119,111,164,149,136,147,148,182,118,189,202|1,150,133,181,109,135,171,165,166,120,151,202|1,176,177,103,179,178,134,129,124,168,180,112,128,202|1,198,185,161,116,186,138,114,144,191,200,137,192,202|1,196,159,193,199,105,184,117,145,146,108,183,160,202|1,127,169,101,170,130,132,190,163,110,162,188,131,152,202|1,158,102,157,142,143,115,141,122,174,173,121,140,153,202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8">
            <text:p>8.0</text:p>
          </table:table-cell>
          <table:table-cell office:value-type="float" office:value="28">
            <text:p>28.0</text:p>
          </table:table-cell>
          <table:table-cell office:value-type="float" office:value="871.8">
            <text:p>871.8</text:p>
          </table:table-cell>
          <table:table-cell office:value-type="float" office:value="865.94">
            <text:p>865.94</text:p>
          </table:table-cell>
          <table:table-cell office:value-type="percentage" office:value="0.006767">
            <text:p>0.68%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00959">
            <text:p>100959</text:p>
          </table:table-cell>
          <table:table-cell office:value-type="string">
            <text:p>&lt;1,189,118,160,183,108,146,145,117,184,105,199,196,106,202|1,176,177,103,179,178,134,129,124,168,180,112,128,202|1,150,133,181,109,135,171,165,166,120,151,202|1,153,158,102,157,141,122,174,172,173,121,140,202|1,127,169,101,170,130,132,190,163,110,162,188,131,202|1,159,193,185,191,200,137,198,192,197,195,194,202|1,104,156,175,123,167,139,125,155,154,126,202|1,152,107,119,111,164,149,136,147,148,182,202|1,161,116,186,138,144,114,143,115,142,187,113,202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">
            <text:p>8.0</text:p>
          </table:table-cell>
          <table:table-cell office:value-type="float" office:value="36">
            <text:p>36.0</text:p>
          </table:table-cell>
          <table:table-cell office:value-type="float" office:value="872">
            <text:p>872</text:p>
          </table:table-cell>
          <table:table-cell office:value-type="float" office:value="865.94">
            <text:p>865.94</text:p>
          </table:table-cell>
          <table:table-cell office:value-type="percentage" office:value="0.006998">
            <text:p>0.70%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00760">
            <text:p>100760</text:p>
          </table:table-cell>
          <table:table-cell office:value-type="string">
            <text:p>&lt;1,158,102,157,141,122,175,174,172,173,121,140,202|1,159,193,185,191,200,137,198,192,197,195,194,202|1,150,133,181,109,135,171,165,166,120,151,202|1,189,118,160,183,108,146,145,117,184,105,199,196,106,202|1,127,169,101,170,130,132,190,163,110,162,188,131,202|1,152,107,119,111,164,149,136,147,148,182,202|1,161,116,186,138,144,114,143,115,142,187,113,202|1,128,112,180,168,124,129,134,178,179,103,177,176,202|1,104,156,123,167,139,125,155,154,126,153,202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">
            <text:p>8.0</text:p>
          </table:table-cell>
          <table:table-cell office:value-type="float" office:value="147">
            <text:p>147.0</text:p>
          </table:table-cell>
          <table:table-cell office:value-type="float" office:value="873.7">
            <text:p>873.7</text:p>
          </table:table-cell>
          <table:table-cell office:value-type="float" office:value="865.94">
            <text:p>865.94</text:p>
          </table:table-cell>
          <table:table-cell office:value-type="percentage" office:value="0.008961">
            <text:p>0.90%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01102">
            <text:p>101102</text:p>
          </table:table-cell>
          <table:table-cell office:value-type="string">
            <text:p>&lt;1,189,118,160,183,108,146,145,117,184,105,199,196,106,202|1,161,116,186,138,144,114,143,115,142,187,113,202|1,153,158,140,121,173,172,174,122,141,157,102,202|1,182,148,147,136,149,164,111,119,107,152,202|1,131,188,162,110,163,190,132,130,170,101,169,127,202|1,112,180,168,124,129,134,178,179,103,177,176,128,202|1,197,192,198,137,200,191,185,193,159,195,194,202|1,150,133,181,109,135,171,165,166,120,151,202|1,126,104,156,175,123,167,139,125,155,154,202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8">
            <text:p>8.0</text:p>
          </table:table-cell>
          <table:table-cell office:value-type="float" office:value="53">
            <text:p>53.0</text:p>
          </table:table-cell>
          <table:table-cell office:value-type="float" office:value="874">
            <text:p>874</text:p>
          </table:table-cell>
          <table:table-cell office:value-type="float" office:value="865.94">
            <text:p>865.94</text:p>
          </table:table-cell>
          <table:table-cell office:value-type="percentage" office:value="0.009308">
            <text:p>0.93%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00762">
            <text:p>100762</text:p>
          </table:table-cell>
          <table:table-cell office:value-type="string">
            <text:p>&lt;1,182,148,147,136,149,164,111,119,107,152,202|1,131,188,162,110,190,163,132,130,170,169,127,202|1,150,133,181,109,135,171,165,166,120,151,101,202|1,126,154,104,155,125,139,167,123,156,175,172,202|1,102,157,142,143,115,141,122,174,173,121,140,158,153,202|1,189,160,105,184,117,145,146,108,183,118,202|1,112,180,168,124,129,134,178,179,103,177,176,128,202|1,113,187,197,159,193,199,196,195,194,106,202|1,198,185,161,116,186,138,114,144,191,200,137,192,202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7">
            <text:p>17.0</text:p>
          </table:table-cell>
          <table:table-cell office:value-type="float" office:value="300">
            <text:p>300.0</text:p>
          </table:table-cell>
          <table:table-cell office:value-type="float" office:value="1211.8">
            <text:p>1211.8</text:p>
          </table:table-cell>
          <table:table-cell office:value-type="float" office:value="1162.55">
            <text:p>1162.55</text:p>
          </table:table-cell>
          <table:table-cell office:value-type="percentage" office:value="0.042364">
            <text:p>4.24%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percentage" office:value="0.0411">
            <text:p>4.11%</text:p>
          </table:table-cell>
          <table:table-cell office:value-type="string">
            <text:p>TIME_LIMIT</text:p>
          </table:table-cell>
          <table:table-cell office:value-type="float" office:value="147501">
            <text:p>147501</text:p>
          </table:table-cell>
          <table:table-cell office:value-type="string">
            <text:p>&lt;1,214,199,293,186,197,274,198,232,302|1,156,209,248,235,250,187,242,247,267,245,244,302|1,201,253,221,285,185,286,215,216,302|1,177,282,219,151,251,220,181,277,296,302|1,229,279,228,184,270,159,231,183,252,200,261,302|1,168,264,158,196,195,275,233,239,302|1,241,291,194,269,164,188,290,236,166,302|1,237,192,292,193,165,207,294,287,163,262,302|1,255,176,299,260,154,280,204,259,162,288,302|1,190,171,223,224,283,172,191,295,265,152,208,203,302|1,160,258,276,213,240,182,281,278,170,180,272,302|1,205,175,289,189,217,173,206,225,222,302|1,226,266,227,153,271,179,174,284,300,230,218,178,302|1,238,298,212,161,257,169,273,157,256,202,302|1,297,210,268,155,234,167,263,211,243,249,254,246,302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7">
            <text:p>17.0</text:p>
          </table:table-cell>
          <table:table-cell office:value-type="float" office:value="171">
            <text:p>171.0</text:p>
          </table:table-cell>
          <table:table-cell office:value-type="float" office:value="1176.6">
            <text:p>1176.6</text:p>
          </table:table-cell>
          <table:table-cell office:value-type="float" office:value="1162.55">
            <text:p>1162.55</text:p>
          </table:table-cell>
          <table:table-cell office:value-type="percentage" office:value="0.012086">
            <text:p>1.21%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47192">
            <text:p>147192</text:p>
          </table:table-cell>
          <table:table-cell office:value-type="string">
            <text:p>&lt;1,261,226,266,227,153,218,300,230,259,162,288,178,302|1,200,252,183,231,270,159,253,201,272,151,282,177,302|1,203,163,287,294,207,165,193,292,192,237,302|1,255,176,299,280,204,284,174,179,271,279,229,302|1,216,221,215,286,185,285,184,228,302|1,160,258,240,182,281,278,170,180,220,251,219,302|1,276,213,214,199,293,186,197,198,302|1,262,239,297,156,244,245,209,248,187,242,247,267,302|1,235,241,291,236,290,188,194,269,164,250,302|1,168,233,275,195,264,158,196,274,232,256,302|1,190,171,223,222,224,225,283,172,191,295,265,152,208,302|1,206,173,217,189,289,175,205,154,260,302|1,246,249,254,243,211,166,263,167,234,155,268,210,302|1,296,202,157,273,169,257,161,212,298,238,181,277,302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7">
            <text:p>17.0</text:p>
          </table:table-cell>
          <table:table-cell office:value-type="float" office:value="217">
            <text:p>217.0</text:p>
          </table:table-cell>
          <table:table-cell office:value-type="float" office:value="1179.7">
            <text:p>1179.7</text:p>
          </table:table-cell>
          <table:table-cell office:value-type="float" office:value="1162.55">
            <text:p>1162.55</text:p>
          </table:table-cell>
          <table:table-cell office:value-type="percentage" office:value="0.014752">
            <text:p>1.48%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47383">
            <text:p>147383</text:p>
          </table:table-cell>
          <table:table-cell office:value-type="string">
            <text:p>&lt;1,277,181,238,298,212,161,257,169,273,157,256,202,302|1,299,260,154,289,189,217,173,206,225,222,302|1,178,226,266,227,153,229,279,179,271,218,300,230,302|1,241,269,194,291,236,290,188,164,250,187,302|1,177,296,239,297,156,244,246,254,249,243,209,245,267,302|1,210,268,155,234,167,263,166,211,235,248,242,247,302|1,237,192,292,193,165,207,294,287,163,262,302|1,233,275,195,264,158,196,274,232,168,302|1,255,190,171,223,224,283,172,191,295,265,152,208,203,302|1,276,213,214,199,293,186,197,198,302|1,282,151,272,201,253,159,270,231,183,252,200,261,302|1,160,258,240,182,281,278,170,180,220,251,219,302|1,216,221,215,286,185,285,184,228,302|1,288,162,259,284,174,175,205,280,204,176,302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7">
            <text:p>17.0</text:p>
          </table:table-cell>
          <table:table-cell office:value-type="float" office:value="176">
            <text:p>176.0</text:p>
          </table:table-cell>
          <table:table-cell office:value-type="float" office:value="1178.6">
            <text:p>1178.6</text:p>
          </table:table-cell>
          <table:table-cell office:value-type="float" office:value="1162.55">
            <text:p>1162.55</text:p>
          </table:table-cell>
          <table:table-cell office:value-type="percentage" office:value="0.013806">
            <text:p>1.38%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47047">
            <text:p>147047</text:p>
          </table:table-cell>
          <table:table-cell office:value-type="string">
            <text:p>&lt;1,206,173,217,189,289,175,205,154,260,302|1,203,190,171,223,222,224,225,283,172,191,295,265,152,302|1,208,287,294,207,165,193,292,192,237,247,267,163,302|1,209,242,245,244,156,297,239,262,296,177,302|1,255,176,299,280,204,284,174,179,271,229,279,302|1,200,252,183,231,270,159,253,201,272,151,282,219,302|1,216,221,215,286,185,285,184,228,302|1,187,250,164,188,290,236,263,167,234,155,302|1,246,254,249,243,248,235,241,269,194,291,166,211,302|1,251,220,180,170,278,281,182,240,258,160,181,302|1,268,210,233,275,195,196,158,264,232,168,302|1,202,256,157,198,273,169,257,161,212,298,238,277,302|1,276,213,214,199,293,186,197,274,302|1,261,226,266,227,153,218,300,230,259,162,288,178,302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7">
            <text:p>17.0</text:p>
          </table:table-cell>
          <table:table-cell office:value-type="float" office:value="142">
            <text:p>142.0</text:p>
          </table:table-cell>
          <table:table-cell office:value-type="float" office:value="1179.6">
            <text:p>1179.6</text:p>
          </table:table-cell>
          <table:table-cell office:value-type="float" office:value="1162.55">
            <text:p>1162.55</text:p>
          </table:table-cell>
          <table:table-cell office:value-type="percentage" office:value="0.014666">
            <text:p>1.47%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percentage" office:value="-0">
            <text:p>0.00%</text:p>
          </table:table-cell>
          <table:table-cell office:value-type="string">
            <text:p>OPTIMAL</text:p>
          </table:table-cell>
          <table:table-cell office:value-type="float" office:value="147109">
            <text:p>147109</text:p>
          </table:table-cell>
          <table:table-cell office:value-type="string">
            <text:p>&lt;1,248,235,241,269,194,291,166,211,243,249,254,246,302|1,200,252,183,231,270,159,253,201,272,151,219,282,302|1,232,264,158,196,195,275,233,268,210,168,302|1,187,250,164,290,188,236,263,167,234,155,302|1,299,260,154,289,189,217,173,206,225,222,302|1,251,220,180,170,278,281,182,240,258,160,181,302|1,177,296,262,239,297,156,244,245,267,163,302|1,176,204,280,205,175,174,284,259,162,288,178,302|1,202,256,157,198,273,169,257,161,212,298,238,277,302|1,216,221,215,286,185,285,184,228,302|1,276,213,214,199,293,186,197,274,302|1,203,255,190,171,223,224,283,172,191,295,265,152,208,302|1,209,242,247,192,292,193,165,207,294,237,287,302|1,261,226,266,230,300,218,271,179,279,229,153,227,302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7">
            <text:p>17.0</text:p>
          </table:table-cell>
          <table:table-cell office:value-type="float" office:value="222">
            <text:p>222.0</text:p>
          </table:table-cell>
          <table:table-cell office:value-type="float" office:value="1180.5">
            <text:p>1180.5</text:p>
          </table:table-cell>
          <table:table-cell office:value-type="float" office:value="1162.55">
            <text:p>1162.55</text:p>
          </table:table-cell>
          <table:table-cell office:value-type="percentage" office:value="0.01544">
            <text:p>1.54%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47261">
            <text:p>147261</text:p>
          </table:table-cell>
          <table:table-cell office:value-type="string">
            <text:p>&lt;1,247,242,248,235,211,166,263,167,234,155,268,210,302|1,260,154,205,175,289,189,217,173,206,302|1,237,294,207,165,193,292,192,267,163,287,208,302|1,255,176,299,280,204,284,174,179,271,279,229,302|1,168,233,275,195,264,158,196,274,232,256,302|1,203,190,171,223,222,224,225,283,172,191,295,265,152,302|1,261,226,266,227,153,218,300,230,259,162,288,178,302|1,262,244,245,209,243,249,254,246,156,297,239,302|1,157,273,169,257,161,212,298,238,181,277,202,296,302|1,200,252,183,231,270,159,253,201,272,151,282,177,302|1,276,213,214,199,293,186,197,198,302|1,216,221,215,286,185,285,184,228,302|1,160,258,240,182,281,278,170,180,220,251,219,302|1,241,291,236,290,188,194,269,164,250,187,302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17">
            <text:p>17.0</text:p>
          </table:table-cell>
          <table:table-cell office:value-type="float" office:value="300">
            <text:p>300.0</text:p>
          </table:table-cell>
          <table:table-cell office:value-type="float" office:value="1183.9">
            <text:p>1183.9</text:p>
          </table:table-cell>
          <table:table-cell office:value-type="float" office:value="1162.55">
            <text:p>1162.55</text:p>
          </table:table-cell>
          <table:table-cell office:value-type="percentage" office:value="0.018365">
            <text:p>1.84%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percentage" office:value="0.0129">
            <text:p>1.29%</text:p>
          </table:table-cell>
          <table:table-cell office:value-type="string">
            <text:p>TIME_LIMIT</text:p>
          </table:table-cell>
          <table:table-cell office:value-type="float" office:value="147172">
            <text:p>147172</text:p>
          </table:table-cell>
          <table:table-cell office:value-type="string">
            <text:p>&lt;1,160,258,240,182,281,278,170,180,220,251,219,302|1,216,221,215,286,185,285,184,228,302|1,229,279,271,179,174,284,204,280,299,176,255,302|1,226,266,227,153,218,300,230,259,162,288,178,177,296,302|1,276,213,214,199,293,186,197,198,302|1,152,265,295,191,172,283,225,224,222,223,171,190,203,302|1,261,200,252,183,231,270,159,253,201,272,151,282,302|1,164,188,290,236,291,194,269,250,187,248,302|1,256,157,273,169,257,161,212,298,238,181,277,302|1,206,173,217,189,289,175,205,154,260,302|1,163,267,247,237,192,292,193,165,207,294,287,208,302|1,168,233,275,195,264,158,196,274,232,202,302|1,243,235,241,166,211,263,167,234,155,268,210,302|1,262,239,297,156,244,246,249,254,209,242,245,302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7">
            <text:p>7</text:p>
          </table:table-cell>
          <table:table-cell office:value-type="float" office:value="17">
            <text:p>17.0</text:p>
          </table:table-cell>
          <table:table-cell office:value-type="float" office:value="300">
            <text:p>300.0</text:p>
          </table:table-cell>
          <table:table-cell office:value-type="float" office:value="1186.6">
            <text:p>1186.6</text:p>
          </table:table-cell>
          <table:table-cell office:value-type="float" office:value="1162.55">
            <text:p>1162.55</text:p>
          </table:table-cell>
          <table:table-cell office:value-type="percentage" office:value="0.020687">
            <text:p>2.07%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percentage" office:value="0.0154">
            <text:p>1.54%</text:p>
          </table:table-cell>
          <table:table-cell office:value-type="string">
            <text:p>TIME_LIMIT</text:p>
          </table:table-cell>
          <table:table-cell office:value-type="float" office:value="147154">
            <text:p>147154</text:p>
          </table:table-cell>
          <table:table-cell office:value-type="string">
            <text:p>&lt;1,276,213,214,199,293,186,197,198,302|1,296,277,181,238,298,212,161,257,169,273,157,202,302|1,178,261,226,266,227,153,229,279,271,179,174,284,302|1,216,221,215,286,185,285,184,228,302|1,187,250,164,269,194,188,290,236,291,241,302|1,242,248,235,211,166,263,167,234,155,268,210,302|1,206,173,217,189,289,175,205,280,302|1,203,190,171,223,222,224,225,283,172,191,295,265,152,302|1,255,176,299,260,154,204,300,230,218,259,162,288,302|1,168,233,275,195,264,158,196,274,232,256,302|1,239,297,246,249,254,243,209,245,244,156,262,302|1,251,220,272,180,278,170,281,182,240,258,160,302|1,177,282,219,151,201,253,159,270,231,183,252,200,302|1,208,287,294,207,165,193,292,192,237,247,267,163,302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7">
            <text:p>17.0</text:p>
          </table:table-cell>
          <table:table-cell office:value-type="float" office:value="145">
            <text:p>145.0</text:p>
          </table:table-cell>
          <table:table-cell office:value-type="float" office:value="1177.8">
            <text:p>1177.8</text:p>
          </table:table-cell>
          <table:table-cell office:value-type="float" office:value="1162.55">
            <text:p>1162.55</text:p>
          </table:table-cell>
          <table:table-cell office:value-type="percentage" office:value="0.013118">
            <text:p>1.31%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47030">
            <text:p>147030</text:p>
          </table:table-cell>
          <table:table-cell office:value-type="string">
            <text:p>&lt;1,163,267,247,237,192,292,193,165,207,294,287,208,302|1,262,239,297,156,246,254,249,209,244,245,302|1,200,252,183,231,270,159,253,201,272,151,282,177,302|1,160,258,240,182,281,278,170,180,220,251,219,302|1,229,279,271,179,174,284,204,280,299,176,255,302|1,243,235,211,166,291,194,269,241,250,248,187,242,302|1,296,261,226,266,227,153,218,230,300,259,162,288,178,302|1,276,213,214,199,293,186,197,198,302|1,260,154,205,175,289,189,217,173,206,302|1,210,233,195,275,264,158,196,274,232,168,302|1,152,265,295,191,172,283,225,224,222,223,171,190,203,302|1,277,181,238,298,212,161,257,169,273,157,256,202,302|1,268,155,234,167,263,236,290,188,164,302|1,216,221,215,286,185,285,184,228,302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office:value-type="string">
            <text:p>vrpnc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17">
            <text:p>17.0</text:p>
          </table:table-cell>
          <table:table-cell office:value-type="float" office:value="154">
            <text:p>154.0</text:p>
          </table:table-cell>
          <table:table-cell office:value-type="float" office:value="1176.1">
            <text:p>1176.1</text:p>
          </table:table-cell>
          <table:table-cell office:value-type="float" office:value="1162.55">
            <text:p>1162.55</text:p>
          </table:table-cell>
          <table:table-cell office:value-type="percentage" office:value="0.011655">
            <text:p>1.17%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percentage" office:value="0">
            <text:p>0.00%</text:p>
          </table:table-cell>
          <table:table-cell office:value-type="string">
            <text:p>OPTIMAL</text:p>
          </table:table-cell>
          <table:table-cell office:value-type="float" office:value="146936">
            <text:p>146936</text:p>
          </table:table-cell>
          <table:table-cell office:value-type="string">
            <text:p>&lt;1,200,252,183,231,270,159,253,201,272,151,219,282,302|1,255,176,299,280,204,284,174,179,271,279,229,302|1,242,187,248,250,241,291,166,211,235,243,249,254,246,302|1,209,247,237,192,292,193,165,207,294,287,208,302|1,216,221,215,286,185,285,184,228,302|1,152,265,295,191,172,283,225,224,222,223,171,190,203,302|1,260,154,205,175,289,189,217,173,206,302|1,168,232,264,158,196,195,275,233,210,268,155,302|1,251,220,180,170,278,281,182,240,258,160,181,302|1,202,256,157,198,273,169,257,161,212,298,238,277,302|1,276,213,214,199,293,186,197,274,302|1,262,163,267,245,244,156,297,239,296,177,302|1,234,167,263,236,290,188,194,269,164,302|1,261,226,266,227,153,218,230,300,259,162,288,178,302||||||||||||||||||||||||||||||||||||||||||||||||||||||||||||||||||||||||||||||||||||||||||||||||||||||||||||||||||||||||||||||||||||||||&gt;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AVERAGE([.E49:.E188])" office:value-type="float" office:value="12.2857142857143">
            <text:p>12.3</text:p>
          </table:table-cell>
          <table:table-cell table:formula="of:=AVERAGE([.F49:.F188])" office:value-type="float" office:value="134.835714285714">
            <text:p>134.8</text:p>
          </table:table-cell>
          <table:table-cell table:number-columns-repeated="2"/>
          <table:table-cell table:formula="of:=AVERAGE([.I49:.I188])" office:value-type="percentage" office:value="0.0139236928571429">
            <text:p>1.39%</text:p>
          </table:table-cell>
          <table:table-cell table:number-columns-repeated="2"/>
          <table:table-cell table:formula="of:=AVERAGE([.L49:.L188])" office:value-type="percentage" office:value="0.00908928571428571">
            <text:p>0.91%</text:p>
          </table:table-cell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10:0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08T10:03:47</dc:date>
    <dc:creator>Victor Pillac</dc:creator>
    <meta:generator>LibreOffice/3.4$Unix LibreOffice_project/340m1$Build-401</meta:generator>
    <meta:editing-duration>PT9M28S</meta:editing-duration>
    <meta:editing-cycles>1</meta:editing-cycles>
    <meta:document-statistic meta:table-count="1" meta:cell-count="21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15cm" chart:symbol-height="0.1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15cm" chart:symbol-height="0.15cm">
        <chart:symbol-image xlink:href="Pictures/2000000D000000DD000000DD9D6463D4.svm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">
      <style:chart-properties chart:symbol-type="named-symbol" chart:symbol-name="square" chart:symbol-width="0.2cm" chart:symbol-height="0.2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23cm" svg:height="15.006cm" xlink:href=".." xlink:type="simple" chart:class="chart:scatter" chart:style-name="ch1">
        <chart:title svg:x="7.182cm" svg:y="0.436cm" chart:style-name="ch2">
          <text:p>Behavior of RCHS-SC</text:p>
        </chart:title>
        <chart:subtitle svg:x="7.327cm" svg:y="1.515cm" chart:style-name="ch3">
          <text:p>Chirstofides benchmark</text:p>
        </chart:subtitle>
        <chart:legend chart:legend-position="end" svg:x="15.945cm" svg:y="6.706cm" style:legend-expansion="high" chart:style-name="ch4"/>
        <chart:plot-area chart:style-name="ch5" table:cell-range-address="Christofides.B48:Christofides.B188 Christofides.E48:Christofides.F188 Christofides.I48:Christofides.I188" chart:data-source-has-labels="row" svg:x="1.389cm" svg:y="2.798cm" svg:width="13.239cm" svg:height="10.927cm">
          <chartooo:coordinate-region svg:x="2.197cm" svg:y="2.998cm" svg:width="11.571cm" svg:height="10.08cm"/>
          <chart:axis chart:dimension="x" chart:name="primary-x" chart:style-name="ch6">
            <chart:title svg:x="7.633cm" svg:y="14.025cm" chart:style-name="ch7">
              <text:p>Size</text:p>
            </chart:title>
          </chart:axis>
          <chart:axis chart:dimension="y" chart:name="primary-y" chart:style-name="ch8">
            <chart:title svg:x="0.451cm" svg:y="8.9cm" chart:style-name="ch9">
              <text:p>Time (s)</text:p>
            </chart:title>
            <chart:grid chart:style-name="ch10" chart:class="major"/>
          </chart:axis>
          <chart:axis chart:dimension="y" chart:name="secondary-y" chart:style-name="ch11">
            <chart:title svg:x="15.006cm" svg:y="8.914cm" chart:style-name="ch9">
              <text:p>Gap (%)</text:p>
            </chart:title>
          </chart:axis>
          <chart:series chart:attached-axis="primary-y" chart:style-name="ch12" chart:values-cell-range-address="Christofides.E49:Christofides.E188" chart:label-cell-address="Christofides.E48:Christofides.E48" chart:class="chart:scatter">
            <chart:domain table:cell-range-address="Christofides.B49:Christofides.B188"/>
            <chart:data-point chart:repeated="140"/>
          </chart:series>
          <chart:series chart:attached-axis="primary-y" chart:style-name="ch13" chart:values-cell-range-address="Christofides.F49:Christofides.F188" chart:label-cell-address="Christofides.F48:Christofides.F48" chart:class="chart:scatter">
            <chart:data-point chart:repeated="140"/>
          </chart:series>
          <chart:series chart:attached-axis="secondary-y" chart:style-name="ch14" chart:values-cell-range-address="Christofides.I49:Christofides.I188" chart:label-cell-address="Christofides.I48:Christofides.I48" chart:class="chart:scatter">
            <chart:data-point chart:repeated="1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ol_gen_time</text:p>
                <draw:g>
                  <svg:desc>Christofides.E48:Christofides.E48</svg:desc>
                </draw:g>
              </table:table-cell>
              <table:table-cell office:value-type="string">
                <text:p>sc_time</text:p>
                <draw:g>
                  <svg:desc>Christofides.F48:Christofides.F48</svg:desc>
                </draw:g>
              </table:table-cell>
              <table:table-cell office:value-type="string">
                <text:p>sol_gap</text:p>
                <draw:g>
                  <svg:desc>Christofides.I48:Christofides.I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Christofides.B49:Christofides.B188</svg:desc>
                </draw:g>
              </table:table-cell>
              <table:table-cell office:value-type="float" office:value="4">
                <text:p>4</text:p>
                <draw:g>
                  <svg:desc>Christofides.E49:Christofides.E188</svg:desc>
                </draw:g>
              </table:table-cell>
              <table:table-cell office:value-type="float" office:value="1">
                <text:p>1</text:p>
                <draw:g>
                  <svg:desc>Christofides.F49:Christofides.F188</svg:desc>
                </draw:g>
              </table:table-cell>
              <table:table-cell office:value-type="float" office:value="-0.003831">
                <text:p>-0.003831</text:p>
                <draw:g>
                  <svg:desc>Christofides.I49:Christofides.I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003831">
                <text:p>-0.003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004213">
                <text:p>-0.004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003831">
                <text:p>-0.003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03831">
                <text:p>-0.003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04213">
                <text:p>-0.004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003831">
                <text:p>-0.003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003831">
                <text:p>-0.003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003831">
                <text:p>-0.003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003831">
                <text:p>-0.003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  <table:table-cell office:value-type="float" office:value="33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0.030412">
                <text:p>0.030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33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0.027474">
                <text:p>0.02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23033">
                <text:p>0.0230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39438">
                <text:p>0.0394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33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0.03514">
                <text:p>0.03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33349">
                <text:p>0.033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42949">
                <text:p>0.042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37432">
                <text:p>0.037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37934">
                <text:p>0.037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26758">
                <text:p>0.026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.013041">
                <text:p>0.0130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011026">
                <text:p>0.011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010738">
                <text:p>0.010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010738">
                <text:p>0.010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010738">
                <text:p>0.010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011122">
                <text:p>0.011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10738">
                <text:p>0.010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10738">
                <text:p>0.010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011697">
                <text:p>0.011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010738">
                <text:p>0.010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.002147">
                <text:p>-0.002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-0.002147">
                <text:p>-0.002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0.002147">
                <text:p>-0.002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.002147">
                <text:p>-0.002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-0.002147">
                <text:p>-0.002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-0.002147">
                <text:p>-0.0021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-0.002147">
                <text:p>-0.002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-0.002147">
                <text:p>-0.002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-0.002147">
                <text:p>-0.002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-0.002147">
                <text:p>-0.0021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025799">
                <text:p>0.0257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014963">
                <text:p>0.0149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303">
                <text:p>303</text:p>
              </table:table-cell>
              <table:table-cell office:value-type="float" office:value="0.014119">
                <text:p>0.014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024372">
                <text:p>0.024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020024">
                <text:p>0.020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381">
                <text:p>381</text:p>
              </table:table-cell>
              <table:table-cell office:value-type="float" office:value="0.024112">
                <text:p>0.024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019959">
                <text:p>0.0199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022685">
                <text:p>0.0226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019181">
                <text:p>0.019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13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0.026059">
                <text:p>0.0260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0.001581">
                <text:p>-0.001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-0.002158">
                <text:p>-0.002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-0.000081">
                <text:p>-0.0000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-0.001581">
                <text:p>-0.001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0.001812">
                <text:p>-0.0018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-0.001581">
                <text:p>-0.0015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-0.001581">
                <text:p>-0.0015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0.001581">
                <text:p>-0.001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0.001581">
                <text:p>-0.0015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0.002158">
                <text:p>-0.002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121">
                <text:p>121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0.006872">
                <text:p>0.006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148">
                <text:p>148</text:p>
              </table:table-cell>
              <table:table-cell office:value-type="float" office:value="0.009985">
                <text:p>0.009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0.008429">
                <text:p>0.0084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0.010224">
                <text:p>0.0102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0.006154">
                <text:p>0.006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0.006154">
                <text:p>0.006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0.008309">
                <text:p>0.008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0.007112">
                <text:p>0.007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0.006513">
                <text:p>0.006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236">
                <text:p>236</text:p>
              </table:table-cell>
              <table:table-cell office:value-type="float" office:value="0.01363">
                <text:p>0.013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40">
                <text:p>140</text:p>
              </table:table-cell>
              <table:table-cell office:value-type="float" office:value="0.009998">
                <text:p>0.00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71">
                <text:p>171</text:p>
              </table:table-cell>
              <table:table-cell office:value-type="float" office:value="0.006488">
                <text:p>0.0064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0.016172">
                <text:p>0.016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15">
                <text:p>115</text:p>
              </table:table-cell>
              <table:table-cell office:value-type="float" office:value="0.010482">
                <text:p>0.010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10604">
                <text:p>0.0106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0.01133">
                <text:p>0.011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294">
                <text:p>294</text:p>
              </table:table-cell>
              <table:table-cell office:value-type="float" office:value="0.010361">
                <text:p>0.010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292">
                <text:p>292</text:p>
              </table:table-cell>
              <table:table-cell office:value-type="float" office:value="0.01024">
                <text:p>0.01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0.013751">
                <text:p>0.0137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300">
                <text:p>300</text:p>
              </table:table-cell>
              <table:table-cell office:value-type="float" office:value="0.030707">
                <text:p>0.0307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300">
                <text:p>300</text:p>
              </table:table-cell>
              <table:table-cell office:value-type="float" office:value="0.025359">
                <text:p>0.0253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300">
                <text:p>300</text:p>
              </table:table-cell>
              <table:table-cell office:value-type="float" office:value="0.03625">
                <text:p>0.03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289">
                <text:p>289</text:p>
              </table:table-cell>
              <table:table-cell office:value-type="float" office:value="0.016705">
                <text:p>0.0167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300">
                <text:p>300</text:p>
              </table:table-cell>
              <table:table-cell office:value-type="float" office:value="0.022539">
                <text:p>0.022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300">
                <text:p>300</text:p>
              </table:table-cell>
              <table:table-cell office:value-type="float" office:value="0.026332">
                <text:p>0.0263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300">
                <text:p>300</text:p>
              </table:table-cell>
              <table:table-cell office:value-type="float" office:value="0.028276">
                <text:p>0.028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300">
                <text:p>300</text:p>
              </table:table-cell>
              <table:table-cell office:value-type="float" office:value="0.026915">
                <text:p>0.0269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302">
                <text:p>302</text:p>
              </table:table-cell>
              <table:table-cell office:value-type="float" office:value="0.023901">
                <text:p>0.0239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  <table:table-cell office:value-type="float" office:value="300">
                <text:p>300</text:p>
              </table:table-cell>
              <table:table-cell office:value-type="float" office:value="0.028082">
                <text:p>0.0280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37877">
                <text:p>0.0378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37877">
                <text:p>0.0378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">
                <text:p>199</text:p>
              </table:table-cell>
              <table:table-cell office:value-type="float" office:value="32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0.042833">
                <text:p>0.0428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32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0.034702">
                <text:p>0.0347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54527">
                <text:p>0.054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">
                <text:p>199</text:p>
              </table:table-cell>
              <table:table-cell office:value-type="float" office:value="32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0.027422">
                <text:p>0.0274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">
                <text:p>199</text:p>
              </table:table-cell>
              <table:table-cell office:value-type="float" office:value="32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0.067769">
                <text:p>0.0677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49958">
                <text:p>0.049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  <table:table-cell office:value-type="float" office:value="31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034469">
                <text:p>0.0344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32">
                <text:p>32</text:p>
              </table:table-cell>
              <table:table-cell office:value-type="float" office:value="300">
                <text:p>300</text:p>
              </table:table-cell>
              <table:table-cell office:value-type="float" office:value="0.052513">
                <text:p>0.0525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306">
                <text:p>0.000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02827">
                <text:p>0.002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04267">
                <text:p>0.0042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306">
                <text:p>0.0003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0.000054">
                <text:p>-0.0000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0.003835">
                <text:p>-0.0038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0.000054">
                <text:p>-0.0000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2827">
                <text:p>0.0028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2647">
                <text:p>0.0026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0.000054">
                <text:p>-0.000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0.01871">
                <text:p>0.01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157">
                <text:p>157</text:p>
              </table:table-cell>
              <table:table-cell office:value-type="float" office:value="0.022008">
                <text:p>0.0220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126">
                <text:p>126</text:p>
              </table:table-cell>
              <table:table-cell office:value-type="float" office:value="0.023327">
                <text:p>0.0233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0.021128">
                <text:p>0.021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015412">
                <text:p>0.0154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012664">
                <text:p>0.012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0.019589">
                <text:p>0.0195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  <table:table-cell office:value-type="float" office:value="0.022118">
                <text:p>0.0221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0.019919">
                <text:p>0.0199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0.01805">
                <text:p>0.018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0.009192">
                <text:p>0.0091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0.007576">
                <text:p>0.007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32">
                <text:p>13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0.008499">
                <text:p>0.0084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0.008615">
                <text:p>0.0086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0.006767">
                <text:p>0.0067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006998">
                <text:p>0.0069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47">
                <text:p>147</text:p>
              </table:table-cell>
              <table:table-cell office:value-type="float" office:value="0.008961">
                <text:p>0.0089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0.009308">
                <text:p>0.0093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0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0.042364">
                <text:p>0.0423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171">
                <text:p>171</text:p>
              </table:table-cell>
              <table:table-cell office:value-type="float" office:value="0.012086">
                <text:p>0.0120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217">
                <text:p>217</text:p>
              </table:table-cell>
              <table:table-cell office:value-type="float" office:value="0.014752">
                <text:p>0.0147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176">
                <text:p>176</text:p>
              </table:table-cell>
              <table:table-cell office:value-type="float" office:value="0.013806">
                <text:p>0.0138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142">
                <text:p>142</text:p>
              </table:table-cell>
              <table:table-cell office:value-type="float" office:value="0.014666">
                <text:p>0.0146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222">
                <text:p>222</text:p>
              </table:table-cell>
              <table:table-cell office:value-type="float" office:value="0.01544">
                <text:p>0.015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0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0.018365">
                <text:p>0.018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0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0.020687">
                <text:p>0.0206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145">
                <text:p>145</text:p>
              </table:table-cell>
              <table:table-cell office:value-type="float" office:value="0.013118">
                <text:p>0.0131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154">
                <text:p>154</text:p>
              </table:table-cell>
              <table:table-cell office:value-type="float" office:value="0.011655">
                <text:p>0.011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